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6.34pt"/>
    </style:style>
    <style:style style:name="co2" style:family="table-column">
      <style:table-column-properties fo:break-before="auto" style:column-width="384.21pt"/>
    </style:style>
    <style:style style:name="co3" style:family="table-column">
      <style:table-column-properties fo:break-before="auto" style:column-width="342.79pt"/>
    </style:style>
    <style:style style:name="co4" style:family="table-column">
      <style:table-column-properties fo:break-before="auto" style:column-width="245.96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101.96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3.04pt"/>
    </style:style>
    <style:style style:name="co10" style:family="table-column">
      <style:table-column-properties fo:break-before="auto" style:column-width="57.34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 style:data-style-name="N126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Default" style:data-style-name="N126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 style:data-style-name="N126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Category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xpense/Revenue</text:p>
          </table:table-cell>
          <table:table-cell table:style-name="ce1" office:value-type="string" calcext:value-type="string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1 Toronto</text:p>
          </table:table-cell>
          <table:table-cell table:style-name="ce2" office:value-type="string" calcext:value-type="string">
            <text:p>311 Performance Reporting</text:p>
          </table:table-cell>
          <table:table-cell table:style-name="ce8" office:value-type="string" calcext:value-type="string">
            <text:p>311 Performance Reporting</text:p>
          </table:table-cell>
          <table:table-cell table:style-name="ce2" office:value-type="string" calcext:value-type="string">
            <text:p>Materials &amp; Supplies</text:p>
          </table:table-cell>
          <table:table-cell table:style-name="ce8" office:value-type="string" calcext:value-type="string">
            <text:p>2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9" office:value-type="string" calcext:value-type="string">
            <text:p>311 Performance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032.08" calcext:value-type="float">
            <text:p>240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9" office:value-type="string" calcext:value-type="string">
            <text:p>311 Performance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311 Service Delivery</text:p>
          </table:table-cell>
          <table:table-cell table:style-name="ce10" office:value-type="string" calcext:value-type="string">
            <text:p>311 Service Deliver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57.01" calcext:value-type="float">
            <text:p>25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276.92" calcext:value-type="float">
            <text:p>194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93589" calcext:value-type="float">
            <text:p>(5,693,5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29.25" calcext:value-type="float">
            <text:p>8,2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03058.36" calcext:value-type="float">
            <text:p>10,903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1425.35" calcext:value-type="float">
            <text:p>1,621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TO-311 Development</text:p>
          </table:table-cell>
          <table:table-cell table:style-name="ce10" office:value-type="string" calcext:value-type="string">
            <text:p>311 PMO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05.28" calcext:value-type="float">
            <text:p>25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9.25" calcext:value-type="float">
            <text:p>1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2847.01" calcext:value-type="float">
            <text:p>2,922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54.91" calcext:value-type="float">
            <text:p>10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24869.9" calcext:value-type="float">
            <text:p>(2,624,8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TO-311 Information &amp; Business Processing</text:p>
          </table:table-cell>
          <table:table-cell table:style-name="ce10" office:value-type="string" calcext:value-type="string">
            <text:p>311 Business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0114.27" calcext:value-type="float">
            <text:p>440,1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10" office:value-type="string" calcext:value-type="string">
            <text:p>311 Information/ Conten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9" office:value-type="string" calcext:value-type="string">
            <text:p>311 Information/ Conten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6747.61" calcext:value-type="float">
            <text:p>906,7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11 Toronto</text:p>
          </table:table-cell>
          <table:table-cell table:style-name="ce4" office:value-type="string" calcext:value-type="string">
            <text:p>TO-311 Information &amp; Business Processing</text:p>
          </table:table-cell>
          <table:table-cell table:style-name="ce11" office:value-type="string" calcext:value-type="string">
            <text:p>311 Information/ Content Management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ffordable Housing Office</text:p>
          </table:table-cell>
          <table:table-cell table:style-name="ce2" office:value-type="string" calcext:value-type="string">
            <text:p>Housing Improvement Loans &amp; Grants</text:p>
          </table:table-cell>
          <table:table-cell table:style-name="ce8" office:value-type="string" calcext:value-type="string">
            <text:p>Housing Improvement Loans &amp; Gra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6333.33" calcext:value-type="float">
            <text:p>(166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0.62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.66" calcext:value-type="float">
            <text:p>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883.66" calcext:value-type="float">
            <text:p>162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7.83" calcext:value-type="float">
            <text:p>3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2805.94" calcext:value-type="float">
            <text:p>(382,8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9129.92" calcext:value-type="float">
            <text:p>719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58.66" calcext:value-type="float">
            <text:p>55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Housing Policy &amp; Partnerships</text:p>
          </table:table-cell>
          <table:table-cell table:style-name="ce10" office:value-type="string" calcext:value-type="string">
            <text:p>Housing Policy &amp; Partnership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6333.33" calcext:value-type="float">
            <text:p>(166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0.59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2.68" calcext:value-type="float">
            <text:p>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883.66" calcext:value-type="float">
            <text:p>162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9.91" calcext:value-type="float">
            <text:p>3,8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3832.59" calcext:value-type="float">
            <text:p>(383,8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8913.33" calcext:value-type="float">
            <text:p>718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61.54" calcext:value-type="float">
            <text:p>55,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New Affordable Housing Development</text:p>
          </table:table-cell>
          <table:table-cell table:style-name="ce10" office:value-type="string" calcext:value-type="string">
            <text:p>New Affordable Housing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6333.34" calcext:value-type="float">
            <text:p>(166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6.24" calcext:value-type="float">
            <text:p>1,8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.66" calcext:value-type="float">
            <text:p>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883.68" calcext:value-type="float">
            <text:p>162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520.07" calcext:value-type="float">
            <text:p>(128,5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52.96" calcext:value-type="float">
            <text:p>3,8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2805.95" calcext:value-type="float">
            <text:p>(382,8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4967.97" calcext:value-type="float">
            <text:p>844,9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ffordable Housing Office</text:p>
          </table:table-cell>
          <table:table-cell table:style-name="ce4" office:value-type="string" calcext:value-type="string">
            <text:p>New Affordable Housing Development</text:p>
          </table:table-cell>
          <table:table-cell table:style-name="ce11" office:value-type="string" calcext:value-type="string">
            <text:p>New Affordable Housing Development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54091.11" calcext:value-type="float">
            <text:p>54,09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rena Boards of Management</text:p>
          </table:table-cell>
          <table:table-cell table:style-name="ce2" office:value-type="string" calcext:value-type="string">
            <text:p>Community Ice &amp; Facility Booking</text:p>
          </table:table-cell>
          <table:table-cell table:style-name="ce8" office:value-type="string" calcext:value-type="string">
            <text:p>Community Ice &amp; Facility Booking</text:p>
          </table:table-cell>
          <table:table-cell table:style-name="ce2" office:value-type="string" calcext:value-type="string">
            <text:p>Contribution To Capital</text:p>
          </table:table-cell>
          <table:table-cell table:style-name="ce8" office:value-type="string" calcext:value-type="string">
            <text:p>505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546370" calcext:value-type="float">
            <text:p>546,3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175.24" calcext:value-type="float">
            <text:p>270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733.02" calcext:value-type="float">
            <text:p>44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4298.08" calcext:value-type="float">
            <text:p>2,224,2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78873.37" calcext:value-type="float">
            <text:p>4,478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9405.1" calcext:value-type="float">
            <text:p>1,079,4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93598.07" calcext:value-type="float">
            <text:p>(993,59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ena Boards of Management</text:p>
          </table:table-cell>
          <table:table-cell table:style-name="ce4" office:value-type="string" calcext:value-type="string">
            <text:p>Community Ice &amp; Facility Booking</text:p>
          </table:table-cell>
          <table:table-cell table:style-name="ce11" office:value-type="string" calcext:value-type="string">
            <text:p>Community Ice &amp; Facility Booking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7658122.24" calcext:value-type="float">
            <text:p>(7,658,122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ssociation of Community Centres</text:p>
          </table:table-cell>
          <table:table-cell table:style-name="ce5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9231.41" calcext:value-type="float">
            <text:p>29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05.8" calcext:value-type="float">
            <text:p>3,4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4949.65" calcext:value-type="float">
            <text:p>464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87007.51" calcext:value-type="float">
            <text:p>6,787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8435.96" calcext:value-type="float">
            <text:p>628,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sociation of Community Centres</text:p>
          </table:table-cell>
          <table:table-cell table:style-name="ce4" office:value-type="string" calcext:value-type="string">
            <text:p>Social Economic &amp; Neighbourhood Development</text:p>
          </table:table-cell>
          <table:table-cell table:style-name="ce11" office:value-type="string" calcext:value-type="string">
            <text:p>Social Economic &amp; Neighbourhood Develop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71930" calcext:value-type="float">
            <text:p>(271,93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Auditor General's Office</text:p>
          </table:table-cell>
          <table:table-cell table:style-name="ce8" office:value-type="string" calcext:value-type="string">
            <text:p>Auditor General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7680.85" calcext:value-type="float">
            <text:p>7,68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126.07" calcext:value-type="float">
            <text:p>47,12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72" calcext:value-type="float">
            <text:p>22,27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89.3" calcext:value-type="float">
            <text:p>16,1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72464.48" calcext:value-type="float">
            <text:p>4,572,464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Auditor General's Office</text:p>
          </table:table-cell>
          <table:table-cell table:style-name="ce11" office:value-type="string" calcext:value-type="string">
            <text:p>Auditor General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96833.33" calcext:value-type="float">
            <text:p>96,8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pital &amp; Corporate Financing</text:p>
          </table:table-cell>
          <table:table-cell table:style-name="ce2" office:value-type="string" calcext:value-type="string">
            <text:p>Corporate Accounts</text:p>
          </table:table-cell>
          <table:table-cell table:style-name="ce8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273000.04" calcext:value-type="float">
            <text:p>(16,27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6379465" calcext:value-type="float">
            <text:p>216,379,4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11637.96" calcext:value-type="float">
            <text:p>18,911,6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8187" calcext:value-type="float">
            <text:p>978,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77457" calcext:value-type="float">
            <text:p>(2,777,4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6164265" calcext:value-type="float">
            <text:p>486,164,2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40580" calcext:value-type="float">
            <text:p>(2,440,58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pital &amp; Corporate Financing</text:p>
          </table:table-cell>
          <table:table-cell table:style-name="ce4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815044.96" calcext:value-type="float">
            <text:p>(1,815,045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ildren's Services</text:p>
          </table:table-cell>
          <table:table-cell table:style-name="ce2" office:value-type="string" calcext:value-type="string">
            <text:p>Child Care Delivery</text:p>
          </table:table-cell>
          <table:table-cell table:style-name="ce8" office:value-type="string" calcext:value-type="string">
            <text:p>Child Care Deliver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716918.56" calcext:value-type="float">
            <text:p>(2,716,9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2318.75" calcext:value-type="float">
            <text:p>952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6869.61" calcext:value-type="float">
            <text:p>686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26703.58" calcext:value-type="float">
            <text:p>4,626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00000" calcext:value-type="float">
            <text:p>(10,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6159.79" calcext:value-type="float">
            <text:p>2,596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3870.2" calcext:value-type="float">
            <text:p>733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7667348.74" calcext:value-type="float">
            <text:p>(257,667,3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439654.31" calcext:value-type="float">
            <text:p>78,439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5537223.61" calcext:value-type="float">
            <text:p>275,537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4194.5" calcext:value-type="float">
            <text:p>(984,1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595668" calcext:value-type="float">
            <text:p>(25,595,6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Child Care System Management</text:p>
          </table:table-cell>
          <table:table-cell table:style-name="ce10" office:value-type="string" calcext:value-type="string">
            <text:p>Child Care System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0001.44" calcext:value-type="float">
            <text:p>(1,400,0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8429.8" calcext:value-type="float">
            <text:p>328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642.43" calcext:value-type="float">
            <text:p>54,6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9688.13" calcext:value-type="float">
            <text:p>169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948.66" calcext:value-type="float">
            <text:p>42,9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7270.2" calcext:value-type="float">
            <text:p>(7,2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6136256.27" calcext:value-type="float">
            <text:p>(76,136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84060.05" calcext:value-type="float">
            <text:p>5,884,0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919808.02" calcext:value-type="float">
            <text:p>80,919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6434.5" calcext:value-type="float">
            <text:p>(296,435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ildren's Services</text:p>
          </table:table-cell>
          <table:table-cell table:style-name="ce4" office:value-type="string" calcext:value-type="string">
            <text:p>Child Care System Management</text:p>
          </table:table-cell>
          <table:table-cell table:style-name="ce11" office:value-type="string" calcext:value-type="string">
            <text:p>Child Care System Man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26068" calcext:value-type="float">
            <text:p>26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GV-Elect Government</text:p>
          </table:table-cell>
          <table:table-cell table:style-name="ce10" office:value-type="string" calcext:value-type="string">
            <text:p>Elec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0012.63" calcext:value-type="float">
            <text:p>(5,580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8962.2" calcext:value-type="float">
            <text:p>308,9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03.52" calcext:value-type="float">
            <text:p>22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.86" calcext:value-type="float">
            <text:p>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88942.32" calcext:value-type="float">
            <text:p>4,288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3000.73" calcext:value-type="float">
            <text:p>953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" calcext:value-type="float">
            <text:p>(1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GV-Make Government Work</text:p>
          </table:table-cell>
          <table:table-cell table:style-name="ce10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0" calcext:value-type="float">
            <text:p>1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00.08" calcext:value-type="float">
            <text:p>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706.64" calcext:value-type="float">
            <text:p>17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017.04" calcext:value-type="float">
            <text:p>31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7130.6" calcext:value-type="float">
            <text:p>1,987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883.92" calcext:value-type="float">
            <text:p>31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709.08" calcext:value-type="float">
            <text:p>187,7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92.24" calcext:value-type="float">
            <text:p>37,2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711.16" calcext:value-type="float">
            <text:p>54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479" calcext:value-type="float">
            <text:p>(80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883.22" calcext:value-type="float">
            <text:p>66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21775.17" calcext:value-type="float">
            <text:p>8,821,7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592.47" calcext:value-type="float">
            <text:p>166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99514.83" calcext:value-type="float">
            <text:p>(1,099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0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44.07" calcext:value-type="float">
            <text:p>3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349.07" calcext:value-type="float">
            <text:p>632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500" calcext:value-type="float">
            <text:p>(8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183.76" calcext:value-type="float">
            <text:p>23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86927.03" calcext:value-type="float">
            <text:p>7,086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8953.61" calcext:value-type="float">
            <text:p>608,9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555.6" calcext:value-type="float">
            <text:p>(32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1786.4" calcext:value-type="float">
            <text:p>(351,7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GV-Open Government</text:p>
          </table:table-cell>
          <table:table-cell table:style-name="ce10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224.04" calcext:value-type="float">
            <text:p>221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41.03" calcext:value-type="float">
            <text:p>21,8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023.24" calcext:value-type="float">
            <text:p>106,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64303.83" calcext:value-type="float">
            <text:p>(8,764,3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5831.56" calcext:value-type="float">
            <text:p>875,8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10986.78" calcext:value-type="float">
            <text:p>6,510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27119.28" calcext:value-type="float">
            <text:p>5,527,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5302.12" calcext:value-type="float">
            <text:p>(625,3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7399.96" calcext:value-type="float">
            <text:p>(187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0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99.92" calcext:value-type="float">
            <text:p>55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08.08" calcext:value-type="float">
            <text:p>15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403.8" calcext:value-type="float">
            <text:p>14,4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4664" calcext:value-type="float">
            <text:p>(484,6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975" calcext:value-type="float">
            <text:p>67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0" calcext:value-type="float">
            <text:p>1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36839.24" calcext:value-type="float">
            <text:p>10,536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0251.75" calcext:value-type="float">
            <text:p>410,2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7619.74" calcext:value-type="float">
            <text:p>(147,6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000" calcext:value-type="float">
            <text:p>(135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Clerk's Office</text:p>
          </table:table-cell>
          <table:table-cell table:style-name="ce4" office:value-type="string" calcext:value-type="string">
            <text:p>GV-Open Government</text:p>
          </table:table-cell>
          <table:table-cell table:style-name="ce11" office:value-type="string" calcext:value-type="string">
            <text:p>Lifecycle Management of City Inform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4900" calcext:value-type="float">
            <text:p>(14,9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City Council</text:p>
          </table:table-cell>
          <table:table-cell table:style-name="ce8" office:value-type="string" calcext:value-type="string">
            <text:p>City Council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216.8" calcext:value-type="float">
            <text:p>99,21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000" calcext:value-type="float">
            <text:p>10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278.68" calcext:value-type="float">
            <text:p>253,27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482.24" calcext:value-type="float">
            <text:p>1,281,4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22473.12" calcext:value-type="float">
            <text:p>18,622,473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City Council</text:p>
          </table:table-cell>
          <table:table-cell table:style-name="ce11" office:value-type="string" calcext:value-type="string">
            <text:p>City Council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595500" calcext:value-type="float">
            <text:p>595,5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ity Manager's Office</text:p>
          </table:table-cell>
          <table:table-cell table:style-name="ce2" office:value-type="string" calcext:value-type="string">
            <text:p>CM-Equity, Diversity &amp; Human Rights</text:p>
          </table:table-cell>
          <table:table-cell table:style-name="ce8" office:value-type="string" calcext:value-type="string">
            <text:p>Diversity &amp; Inclusion</text:p>
          </table:table-cell>
          <table:table-cell table:style-name="ce2" office:value-type="string" calcext:value-type="string">
            <text:p>Equipment</text:p>
          </table:table-cell>
          <table:table-cell table:style-name="ce8" office:value-type="string" calcext:value-type="string">
            <text:p>3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633" calcext:value-type="float">
            <text:p>1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10" calcext:value-type="float">
            <text:p>6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92.25" calcext:value-type="float">
            <text:p>1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2839.48" calcext:value-type="float">
            <text:p>602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56.88" calcext:value-type="float">
            <text:p>5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0" office:value-type="string" calcext:value-type="string">
            <text:p>Equity &amp; Accessibili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Equity &amp; Accessibil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1.53" calcext:value-type="float">
            <text:p>1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Equity &amp; Accessibil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9067.35" calcext:value-type="float">
            <text:p>419,0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Equity &amp; Accessibili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8.08" calcext:value-type="float">
            <text:p>1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0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91" calcext:value-type="float">
            <text:p>2,0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00" calcext:value-type="float">
            <text:p>(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3.21" calcext:value-type="float">
            <text:p>1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4669.72" calcext:value-type="float">
            <text:p>774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15.15" calcext:value-type="float">
            <text:p>6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Executive Management</text:p>
          </table:table-cell>
          <table:table-cell table:style-name="ce10" office:value-type="string" calcext:value-type="string">
            <text:p>Accountability Proces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9.06" calcext:value-type="float">
            <text:p>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Accountability Proces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943.24" calcext:value-type="float">
            <text:p>97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Accountability Proces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5.93" calcext:value-type="float">
            <text:p>1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City Manage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973.16" calcext:value-type="float">
            <text:p>19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00" calcext:value-type="float">
            <text:p>12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5.77" calcext:value-type="float">
            <text:p>4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583.03" calcext:value-type="float">
            <text:p>632,5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84.7" calcext:value-type="float">
            <text:p>23,9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Corporate Issues &amp; Agenda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7.25" calcext:value-type="float">
            <text:p>1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orporate Issues &amp; Agenda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165.18" calcext:value-type="float">
            <text:p>489,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orporate Issues &amp; Agenda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75.52" calcext:value-type="float">
            <text:p>15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Financial Management &amp; Program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5.92" calcext:value-type="float">
            <text:p>2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Financial Management &amp; Program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4574" calcext:value-type="float">
            <text:p>674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Financial Management &amp; Program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20.85" calcext:value-type="float">
            <text:p>6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Performance Management &amp; Benchmar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9.55" calcext:value-type="float">
            <text:p>1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Performance Management &amp; Benchmar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4564.62" calcext:value-type="float">
            <text:p>954,5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Performance Management &amp; Benchmar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26.47" calcext:value-type="float">
            <text:p>12,6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Internal Auditing</text:p>
          </table:table-cell>
          <table:table-cell table:style-name="ce10" office:value-type="string" calcext:value-type="string">
            <text:p>Audi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492.8" calcext:value-type="float">
            <text:p>25,4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9900.12" calcext:value-type="float">
            <text:p>(609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6.27" calcext:value-type="float">
            <text:p>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8844.05" calcext:value-type="float">
            <text:p>938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91.66" calcext:value-type="float">
            <text:p>16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789.25" calcext:value-type="float">
            <text:p>(35,7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0" office:value-type="string" calcext:value-type="string">
            <text:p>Business Risk &amp; Consul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.96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Business Risk &amp; Consul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635.76" calcext:value-type="float">
            <text:p>192,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Business Risk &amp; Consul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21.41" calcext:value-type="float">
            <text:p>3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Business Risk &amp; Consul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15.75" calcext:value-type="float">
            <text:p>(6,3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Strategic &amp; Corporate Policy</text:p>
          </table:table-cell>
          <table:table-cell table:style-name="ce10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320260" calcext:value-type="float">
            <text:p>320,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8.17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1659.33" calcext:value-type="float">
            <text:p>1,131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593.56" calcext:value-type="float">
            <text:p>68,5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134.72" calcext:value-type="float">
            <text:p>(65,1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8.18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5704.07" calcext:value-type="float">
            <text:p>1,505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12.19" calcext:value-type="float">
            <text:p>12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0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6342" calcext:value-type="float">
            <text:p>(376,3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.63" calcext:value-type="float">
            <text:p>3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6594.91" calcext:value-type="float">
            <text:p>866,5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98.85" calcext:value-type="float">
            <text:p>10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Strategic Communications</text:p>
          </table:table-cell>
          <table:table-cell table:style-name="ce10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6548.64" calcext:value-type="float">
            <text:p>776,5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57.89" calcext:value-type="float">
            <text:p>45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0" office:value-type="string" calcext:value-type="string">
            <text:p>Internal Commun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0" calcext:value-type="float">
            <text:p>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1652.25" calcext:value-type="float">
            <text:p>791,6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674.49" calcext:value-type="float">
            <text:p>40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0" office:value-type="string" calcext:value-type="string">
            <text:p>Media Rel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2500" calcext:value-type="float">
            <text:p>(8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5.28" calcext:value-type="float">
            <text:p>1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99.91" calcext:value-type="float">
            <text:p>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2399.69" calcext:value-type="float">
            <text:p>1,132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929.86" calcext:value-type="float">
            <text:p>75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0" office:value-type="string" calcext:value-type="string">
            <text:p>Public Commun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81500" calcext:value-type="float">
            <text:p>181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5.48" calcext:value-type="float">
            <text:p>4,1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50" calcext:value-type="float">
            <text:p>25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43427.54" calcext:value-type="float">
            <text:p>(1,143,4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7.38" calcext:value-type="float">
            <text:p>2,3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31525.12" calcext:value-type="float">
            <text:p>3,031,5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726.06" calcext:value-type="float">
            <text:p>34,7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HR Employee &amp; Labour Relations</text:p>
          </table:table-cell>
          <table:table-cell table:style-name="ce10" office:value-type="string" calcext:value-type="string">
            <text:p>HR Employee &amp; Labour Rel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83.46" calcext:value-type="float">
            <text:p>37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277.64" calcext:value-type="float">
            <text:p>(5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212.89" calcext:value-type="float">
            <text:p>83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7495.95" calcext:value-type="float">
            <text:p>(1,127,4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581.71" calcext:value-type="float">
            <text:p>26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76616.81" calcext:value-type="float">
            <text:p>6,676,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9812.55" calcext:value-type="float">
            <text:p>1,639,8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170.37" calcext:value-type="float">
            <text:p>(159,1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6366.53" calcext:value-type="float">
            <text:p>(416,3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HR Employment Services</text:p>
          </table:table-cell>
          <table:table-cell table:style-name="ce10" office:value-type="string" calcext:value-type="string">
            <text:p>HR Employment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64.35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864.83" calcext:value-type="float">
            <text:p>29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30.91" calcext:value-type="float">
            <text:p>30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77718.61" calcext:value-type="float">
            <text:p>(1,577,7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947.74" calcext:value-type="float">
            <text:p>38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62391.03" calcext:value-type="float">
            <text:p>10,762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3723.15" calcext:value-type="float">
            <text:p>38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6366.39" calcext:value-type="float">
            <text:p>(416,3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69.58" calcext:value-type="float">
            <text:p>14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109.45" calcext:value-type="float">
            <text:p>48,1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3177.01" calcext:value-type="float">
            <text:p>(293,1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33.38" calcext:value-type="float">
            <text:p>37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42157.77" calcext:value-type="float">
            <text:p>7,042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2169.28" calcext:value-type="float">
            <text:p>1,362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9726.17" calcext:value-type="float">
            <text:p>(1,249,7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HR Safe &amp; Healthy Workplaces</text:p>
          </table:table-cell>
          <table:table-cell table:style-name="ce10" office:value-type="string" calcext:value-type="string">
            <text:p>HR Safe &amp; Healthy Workpla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64.36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09.48" calcext:value-type="float">
            <text:p>16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41.83" calcext:value-type="float">
            <text:p>37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3536.7" calcext:value-type="float">
            <text:p>(313,5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738.72" calcext:value-type="float">
            <text:p>56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82105.57" calcext:value-type="float">
            <text:p>10,182,1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7871.11" calcext:value-type="float">
            <text:p>677,8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Manager's Office</text:p>
          </table:table-cell>
          <table:table-cell table:style-name="ce4" office:value-type="string" calcext:value-type="string">
            <text:p>HR Safe &amp; Healthy Workplaces</text:p>
          </table:table-cell>
          <table:table-cell table:style-name="ce11" office:value-type="string" calcext:value-type="string">
            <text:p>HR Safe &amp; Healthy Workplaces</text:p>
          </table:table-cell>
          <table:table-cell table:style-name="ce7" office:value-type="string" calcext:value-type="string">
            <text:p>Transfers From Capital</text:p>
          </table:table-cell>
          <table:table-cell table:style-name="ce16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416366.54" calcext:value-type="float">
            <text:p>(416,36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Planning</text:p>
          </table:table-cell>
          <table:table-cell table:style-name="ce2" office:value-type="string" calcext:value-type="string">
            <text:p>City Building &amp; Policy Development</text:p>
          </table:table-cell>
          <table:table-cell table:style-name="ce8" office:value-type="string" calcext:value-type="string">
            <text:p>City Building &amp; Policy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63138.07" calcext:value-type="float">
            <text:p>63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998.3" calcext:value-type="float">
            <text:p>85,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403.55" calcext:value-type="float">
            <text:p>266,4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910.5" calcext:value-type="float">
            <text:p>68,9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7000" calcext:value-type="float">
            <text:p>31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74676.33" calcext:value-type="float">
            <text:p>17,974,6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8829.43" calcext:value-type="float">
            <text:p>848,8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9981.44" calcext:value-type="float">
            <text:p>(849,9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37892.76" calcext:value-type="float">
            <text:p>(2,037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7640" calcext:value-type="float">
            <text:p>(127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Development Review, Decision &amp; Implementation</text:p>
          </table:table-cell>
          <table:table-cell table:style-name="ce10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857" calcext:value-type="float">
            <text:p>(11,8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085.77" calcext:value-type="float">
            <text:p>18,0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545.9" calcext:value-type="float">
            <text:p>77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7251.08" calcext:value-type="float">
            <text:p>607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817.7" calcext:value-type="float">
            <text:p>102,8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700.1" calcext:value-type="float">
            <text:p>103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71272.57" calcext:value-type="float">
            <text:p>22,071,2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4136.8" calcext:value-type="float">
            <text:p>704,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7731.39" calcext:value-type="float">
            <text:p>(127,73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Planning</text:p>
          </table:table-cell>
          <table:table-cell table:style-name="ce4" office:value-type="string" calcext:value-type="string">
            <text:p>Development Review, Decision &amp; Implementation</text:p>
          </table:table-cell>
          <table:table-cell table:style-name="ce11" office:value-type="string" calcext:value-type="string">
            <text:p>Development Review, Decision &amp; Implement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4827204.4" calcext:value-type="float">
            <text:p>(24,827,204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urt Services</text:p>
          </table:table-cell>
          <table:table-cell table:style-name="ce5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70032.32" calcext:value-type="float">
            <text:p>70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314.5" calcext:value-type="float">
            <text:p>22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38928.43" calcext:value-type="float">
            <text:p>15,738,9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99444" calcext:value-type="float">
            <text:p>(5,699,4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484.46" calcext:value-type="float">
            <text:p>84,4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601.14" calcext:value-type="float">
            <text:p>377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07122.51" calcext:value-type="float">
            <text:p>11,807,1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53994.63" calcext:value-type="float">
            <text:p>8,253,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486980.08" calcext:value-type="float">
            <text:p>(33,486,9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3350" calcext:value-type="float">
            <text:p>(203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18.81" calcext:value-type="float">
            <text:p>4,2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588.75" calcext:value-type="float">
            <text:p>35,5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1531.41" calcext:value-type="float">
            <text:p>991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4573.09" calcext:value-type="float">
            <text:p>(904,5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77" calcext:value-type="float">
            <text:p>37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337.9" calcext:value-type="float">
            <text:p>15,3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87444.02" calcext:value-type="float">
            <text:p>5,487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2283.58" calcext:value-type="float">
            <text:p>742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8800" calcext:value-type="float">
            <text:p>(78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250" calcext:value-type="float">
            <text:p>(12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7.53" calcext:value-type="float">
            <text:p>1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6.75" calcext:value-type="float">
            <text:p>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9251.29" calcext:value-type="float">
            <text:p>379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7336" calcext:value-type="float">
            <text:p>(137,3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7.44" calcext:value-type="float">
            <text:p>2,3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35.16" calcext:value-type="float">
            <text:p>6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1784.34" calcext:value-type="float">
            <text:p>341,7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306.1" calcext:value-type="float">
            <text:p>159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520" calcext:value-type="float">
            <text:p>(31,5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00" calcext:value-type="float">
            <text:p>(4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37.63" calcext:value-type="float">
            <text:p>8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0" calcext:value-type="float">
            <text:p>1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6256.43" calcext:value-type="float">
            <text:p>1,896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6680" calcext:value-type="float">
            <text:p>(686,6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1.1" calcext:value-type="float">
            <text:p>2,7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4475.8" calcext:value-type="float">
            <text:p>1,414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8476.08" calcext:value-type="float">
            <text:p>1,408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7282.08" calcext:value-type="float">
            <text:p>787,2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7600" calcext:value-type="float">
            <text:p>(157,6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ourt Services</text:p>
          </table:table-cell>
          <table:table-cell table:style-name="ce4" office:value-type="string" calcext:value-type="string">
            <text:p>Default Fine Collection Management</text:p>
          </table:table-cell>
          <table:table-cell table:style-name="ce11" office:value-type="string" calcext:value-type="string">
            <text:p>Default Fine Collection Man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4500" calcext:value-type="float">
            <text:p>(24,5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onomic Development &amp; Culture</text:p>
          </table:table-cell>
          <table:table-cell table:style-name="ce2" office:value-type="string" calcext:value-type="string">
            <text:p>EC-Business Services</text:p>
          </table:table-cell>
          <table:table-cell table:style-name="ce8" office:value-type="string" calcext:value-type="string">
            <text:p>Business Retention &amp; Expans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856.15" calcext:value-type="float">
            <text:p>4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0.02" calcext:value-type="float">
            <text:p>5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00" calcext:value-type="float">
            <text:p>16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951.09" calcext:value-type="float">
            <text:p>11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796" calcext:value-type="float">
            <text:p>125,7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5300.71" calcext:value-type="float">
            <text:p>1,795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49.97" calcext:value-type="float">
            <text:p>63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96.01" calcext:value-type="float">
            <text:p>4,1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74.26" calcext:value-type="float">
            <text:p>31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90293.47" calcext:value-type="float">
            <text:p>(1,890,2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74.37" calcext:value-type="float">
            <text:p>37,7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5819.85" calcext:value-type="float">
            <text:p>1,735,8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49000" calcext:value-type="float">
            <text:p>(1,04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65805.21" calcext:value-type="float">
            <text:p>1,565,8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0852.66" calcext:value-type="float">
            <text:p>720,8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1600" calcext:value-type="float">
            <text:p>(861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7000" calcext:value-type="float">
            <text:p>(54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85.44" calcext:value-type="float">
            <text:p>30,5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088.91" calcext:value-type="float">
            <text:p>46,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0674.42" calcext:value-type="float">
            <text:p>970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207.74" calcext:value-type="float">
            <text:p>188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6" office:value-type="string" calcext:value-type="string">
            <text:p>EC-Cultural Services</text:p>
          </table:table-cell>
          <table:table-cell table:style-name="ce10" office:value-type="string" calcext:value-type="string">
            <text:p>Arts Programm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46.65" calcext:value-type="float">
            <text:p>1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3" calcext:value-type="float">
            <text:p>8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8639.56" calcext:value-type="float">
            <text:p>(148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154.95" calcext:value-type="float">
            <text:p>101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5000" calcext:value-type="float">
            <text:p>36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82110.54" calcext:value-type="float">
            <text:p>2,082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6641.29" calcext:value-type="float">
            <text:p>206,6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900" calcext:value-type="float">
            <text:p>(20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2049.14" calcext:value-type="float">
            <text:p>(242,0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57.61" calcext:value-type="float">
            <text:p>6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000" calcext:value-type="float">
            <text:p>(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6.65" calcext:value-type="float">
            <text:p>2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994.32" calcext:value-type="float">
            <text:p>174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4248.33" calcext:value-type="float">
            <text:p>27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2260.9" calcext:value-type="float">
            <text:p>1,142,2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7816.4" calcext:value-type="float">
            <text:p>877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2900" calcext:value-type="float">
            <text:p>(82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3830.09" calcext:value-type="float">
            <text:p>(193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0" office:value-type="string" calcext:value-type="string">
            <text:p>Cultural Gra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00000" calcext:value-type="float">
            <text:p>(3,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Gra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19200" calcext:value-type="float">
            <text:p>27,819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Gra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61.59" calcext:value-type="float">
            <text:p>10,8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04.57" calcext:value-type="float">
            <text:p>80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96.68" calcext:value-type="float">
            <text:p>3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664.1" calcext:value-type="float">
            <text:p>168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495.55" calcext:value-type="float">
            <text:p>49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1" calcext:value-type="float">
            <text:p>1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1730.34" calcext:value-type="float">
            <text:p>3,68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4763.27" calcext:value-type="float">
            <text:p>3,154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63031" calcext:value-type="float">
            <text:p>(2,263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0" office:value-type="string" calcext:value-type="string">
            <text:p>Heritage Programm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8651.15" calcext:value-type="float">
            <text:p>87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407.74" calcext:value-type="float">
            <text:p>79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172" calcext:value-type="float">
            <text:p>(79,1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385.92" calcext:value-type="float">
            <text:p>176,3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766.1" calcext:value-type="float">
            <text:p>(179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7592.19" calcext:value-type="float">
            <text:p>687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403" calcext:value-type="float">
            <text:p>76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Other Subsidies</text:p>
          </table:table-cell>
          <table:table-cell table:style-name="ce10" office:value-type="string" calcext:value-type="string">
            <text:p>8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000" calcext:value-type="float">
            <text:p>(3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2700" calcext:value-type="float">
            <text:p>(242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54746.38" calcext:value-type="float">
            <text:p>10,554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1278.62" calcext:value-type="float">
            <text:p>1,421,2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1250" calcext:value-type="float">
            <text:p>(521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7000" calcext:value-type="float">
            <text:p>(65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6736.42" calcext:value-type="float">
            <text:p>(1,636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99.95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90" calcext:value-type="float">
            <text:p>12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88.34" calcext:value-type="float">
            <text:p>8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51.63" calcext:value-type="float">
            <text:p>6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7069.56" calcext:value-type="float">
            <text:p>1,487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872.52" calcext:value-type="float">
            <text:p>79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84" calcext:value-type="float">
            <text:p>(11,2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9000" calcext:value-type="float">
            <text:p>(37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500" calcext:value-type="float">
            <text:p>(3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659.69" calcext:value-type="float">
            <text:p>36,6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000" calcext:value-type="float">
            <text:p>4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3779.11" calcext:value-type="float">
            <text:p>1,553,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447" calcext:value-type="float">
            <text:p>61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0" office:value-type="string" calcext:value-type="string">
            <text:p>Sectors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49.74" calcext:value-type="float">
            <text:p>2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124.26" calcext:value-type="float">
            <text:p>38,1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517.66" calcext:value-type="float">
            <text:p>82,5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5799.34" calcext:value-type="float">
            <text:p>175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8757.75" calcext:value-type="float">
            <text:p>1,918,7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0545.1" calcext:value-type="float">
            <text:p>450,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000" calcext:value-type="float">
            <text:p>(8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0" office:value-type="string" calcext:value-type="string">
            <text:p>Strategic Allian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8023" calcext:value-type="float">
            <text:p>(448,0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0" calcext:value-type="float">
            <text:p>4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16.93" calcext:value-type="float">
            <text:p>5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797.37" calcext:value-type="float">
            <text:p>398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3408.15" calcext:value-type="float">
            <text:p>703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578.9" calcext:value-type="float">
            <text:p>240,5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0" office:value-type="string" calcext:value-type="string">
            <text:p>Visitor Information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4915.8" calcext:value-type="float">
            <text:p>144,9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4742.37" calcext:value-type="float">
            <text:p>864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397.54" calcext:value-type="float">
            <text:p>372,39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conomic Development &amp; Culture</text:p>
          </table:table-cell>
          <table:table-cell table:style-name="ce4" office:value-type="string" calcext:value-type="string">
            <text:p>EC-Economic Competitiveness Services</text:p>
          </table:table-cell>
          <table:table-cell table:style-name="ce11" office:value-type="string" calcext:value-type="string">
            <text:p>Visitor Information Services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508597" calcext:value-type="float">
            <text:p>(508,5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WT-Engineering Information</text:p>
          </table:table-cell>
          <table:table-cell table:style-name="ce10" office:value-type="string" calcext:value-type="string">
            <text:p>Bridge Condition Assess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904.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48.11" calcext:value-type="float">
            <text:p>10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9457.21" calcext:value-type="float">
            <text:p>119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92.64" calcext:value-type="float">
            <text:p>5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622.54" calcext:value-type="float">
            <text:p>670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534.97" calcext:value-type="float">
            <text:p>103,5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125.5" calcext:value-type="float">
            <text:p>(25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1811.82" calcext:value-type="float">
            <text:p>(831,8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0" calcext:value-type="float">
            <text:p>(1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0" office:value-type="string" calcext:value-type="string">
            <text:p>Land Inform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952.3" calcext:value-type="float">
            <text:p>26,9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190.75" calcext:value-type="float">
            <text:p>49,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640.63" calcext:value-type="float">
            <text:p>128,6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5570" calcext:value-type="float">
            <text:p>(475,5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293.87" calcext:value-type="float">
            <text:p>49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70368.04" calcext:value-type="float">
            <text:p>7,770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6509.16" calcext:value-type="float">
            <text:p>286,5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125.53" calcext:value-type="float">
            <text:p>(65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58332.19" calcext:value-type="float">
            <text:p>(4,158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8339.99" calcext:value-type="float">
            <text:p>(498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WT-Engineering Review &amp; Acceptance</text:p>
          </table:table-cell>
          <table:table-cell table:style-name="ce10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21.23" calcext:value-type="float">
            <text:p>25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787.27" calcext:value-type="float">
            <text:p>85,7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8215" calcext:value-type="float">
            <text:p>(328,2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065.42" calcext:value-type="float">
            <text:p>42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38293.07" calcext:value-type="float">
            <text:p>3,738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6052.53" calcext:value-type="float">
            <text:p>316,0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0325.58" calcext:value-type="float">
            <text:p>(410,3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65042.75" calcext:value-type="float">
            <text:p>(2,565,0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2151.84" calcext:value-type="float">
            <text:p>(602,1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0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178.25" calcext:value-type="float">
            <text:p>38,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412.27" calcext:value-type="float">
            <text:p>68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23195" calcext:value-type="float">
            <text:p>(723,1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962.92" calcext:value-type="float">
            <text:p>58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26926.93" calcext:value-type="float">
            <text:p>7,826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190.09" calcext:value-type="float">
            <text:p>448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92725.08" calcext:value-type="float">
            <text:p>(2,092,7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0192.72" calcext:value-type="float">
            <text:p>(730,1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04014.27" calcext:value-type="float">
            <text:p>(2,904,0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WT-Municipal Infrastructure Construction</text:p>
          </table:table-cell>
          <table:table-cell table:style-name="ce10" office:value-type="string" calcext:value-type="string">
            <text:p>Constru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809.38" calcext:value-type="float">
            <text:p>107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221.64" calcext:value-type="float">
            <text:p>113,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4522.29" calcext:value-type="float">
            <text:p>1,904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8340" calcext:value-type="float">
            <text:p>(578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982.84" calcext:value-type="float">
            <text:p>170,9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08595.42" calcext:value-type="float">
            <text:p>23,408,5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3111.74" calcext:value-type="float">
            <text:p>1,483,1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6522.25" calcext:value-type="float">
            <text:p>(486,5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67787.12" calcext:value-type="float">
            <text:p>(23,567,7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76357.8" calcext:value-type="float">
            <text:p>(1,776,3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0" office:value-type="string" calcext:value-type="string">
            <text:p>Desig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571.21" calcext:value-type="float">
            <text:p>50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330.12" calcext:value-type="float">
            <text:p>270,3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39716.23" calcext:value-type="float">
            <text:p>1,539,7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642.46" calcext:value-type="float">
            <text:p>154,6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26128.78" calcext:value-type="float">
            <text:p>17,026,1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1379.81" calcext:value-type="float">
            <text:p>951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5878.5" calcext:value-type="float">
            <text:p>(175,8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60883.18" calcext:value-type="float">
            <text:p>(18,860,883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gineering &amp; Construction Services</text:p>
          </table:table-cell>
          <table:table-cell table:style-name="ce4" office:value-type="string" calcext:value-type="string">
            <text:p>WT-Municipal Infrastructure Construction</text:p>
          </table:table-cell>
          <table:table-cell table:style-name="ce11" office:value-type="string" calcext:value-type="string">
            <text:p>Desig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26242.5" calcext:value-type="float">
            <text:p>(326,243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hibition Place</text:p>
          </table:table-cell>
          <table:table-cell table:style-name="ce2" office:value-type="string" calcext:value-type="string">
            <text:p>Conventions, Conferences &amp; Meetings</text:p>
          </table:table-cell>
          <table:table-cell table:style-name="ce8" office:value-type="string" calcext:value-type="string">
            <text:p>Conventions, Conferences &amp; Meeting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249357" calcext:value-type="float">
            <text:p>(2,249,3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5710" calcext:value-type="float">
            <text:p>275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0314" calcext:value-type="float">
            <text:p>1,000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0131" calcext:value-type="float">
            <text:p>3,530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56798" calcext:value-type="float">
            <text:p>(2,556,7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Exhibition Place Asset Management</text:p>
          </table:table-cell>
          <table:table-cell table:style-name="ce10" office:value-type="string" calcext:value-type="string">
            <text:p>Exhibition Place Asset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8000" calcext:value-type="float">
            <text:p>(41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6852" calcext:value-type="float">
            <text:p>1,066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5840" calcext:value-type="float">
            <text:p>165,8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5734.02" calcext:value-type="float">
            <text:p>2,005,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17432" calcext:value-type="float">
            <text:p>(517,4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71773" calcext:value-type="float">
            <text:p>6,971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76860" calcext:value-type="float">
            <text:p>4,276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71816" calcext:value-type="float">
            <text:p>(1,171,8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39140" calcext:value-type="float">
            <text:p>(39,1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9392" calcext:value-type="float">
            <text:p>1,419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7333" calcext:value-type="float">
            <text:p>1,137,3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293925" calcext:value-type="float">
            <text:p>(7,293,9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Exhibitions &amp; Events</text:p>
          </table:table-cell>
          <table:table-cell table:style-name="ce10" office:value-type="string" calcext:value-type="string">
            <text:p>Exhibitions &amp; Eve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2500" calcext:value-type="float">
            <text:p>972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00" calcext:value-type="float">
            <text:p>1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7000" calcext:value-type="float">
            <text:p>88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2473218" calcext:value-type="float">
            <text:p>(12,473,2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48763" calcext:value-type="float">
            <text:p>21,748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25492" calcext:value-type="float">
            <text:p>4,125,49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hibition Place</text:p>
          </table:table-cell>
          <table:table-cell table:style-name="ce4" office:value-type="string" calcext:value-type="string">
            <text:p>Exhibitions &amp; Events</text:p>
          </table:table-cell>
          <table:table-cell table:style-name="ce11" office:value-type="string" calcext:value-type="string">
            <text:p>Exhibitions &amp; Eve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2931008" calcext:value-type="float">
            <text:p>(22,931,00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cilities, Real Estate, Environment &amp; Energy</text:p>
          </table:table-cell>
          <table:table-cell table:style-name="ce2" office:value-type="string" calcext:value-type="string">
            <text:p>CA-Environment &amp; Energy</text:p>
          </table:table-cell>
          <table:table-cell table:style-name="ce8" office:value-type="string" calcext:value-type="string">
            <text:p>Energy Management &amp; Program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6087579.78" calcext:value-type="float">
            <text:p>(6,087,5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340" calcext:value-type="float">
            <text:p>22,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86.85" calcext:value-type="float">
            <text:p>16,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38.28" calcext:value-type="float">
            <text:p>7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84414.39" calcext:value-type="float">
            <text:p>(8,884,4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163838.82" calcext:value-type="float">
            <text:p>28,163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19944" calcext:value-type="float">
            <text:p>4,319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65212.3" calcext:value-type="float">
            <text:p>4,165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2802.7" calcext:value-type="float">
            <text:p>1,572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80398" calcext:value-type="float">
            <text:p>(780,3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9543.56" calcext:value-type="float">
            <text:p>(239,5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0" office:value-type="string" calcext:value-type="string">
            <text:p>Environment &amp; Energy Outreach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2060.78" calcext:value-type="float">
            <text:p>(402,0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7.52" calcext:value-type="float">
            <text:p>2,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336.09" calcext:value-type="float">
            <text:p>46,3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892.56" calcext:value-type="float">
            <text:p>48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0000" calcext:value-type="float">
            <text:p>33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0000" calcext:value-type="float">
            <text:p>(2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3030.15" calcext:value-type="float">
            <text:p>773,0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7348.16" calcext:value-type="float">
            <text:p>587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9999.99" calcext:value-type="float">
            <text:p>(11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030.01" calcext:value-type="float">
            <text:p>(120,0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0" office:value-type="string" calcext:value-type="string">
            <text:p>Renewable Energy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8993.71" calcext:value-type="float">
            <text:p>(268,9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8000" calcext:value-type="float">
            <text:p>538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508.33" calcext:value-type="float">
            <text:p>26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000" calcext:value-type="float">
            <text:p>5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08.91" calcext:value-type="float">
            <text:p>15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8439.76" calcext:value-type="float">
            <text:p>718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7717.84" calcext:value-type="float">
            <text:p>31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12500" calcext:value-type="float">
            <text:p>(1,11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0" office:value-type="string" calcext:value-type="string">
            <text:p>Research &amp; Polic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642" calcext:value-type="float">
            <text:p>(459,6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80.29" calcext:value-type="float">
            <text:p>19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0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6.75" calcext:value-type="float">
            <text:p>3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9927.62" calcext:value-type="float">
            <text:p>1,689,9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859.35" calcext:value-type="float">
            <text:p>506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CA-Facilities Management</text:p>
          </table:table-cell>
          <table:table-cell table:style-name="ce10" office:value-type="string" calcext:value-type="string">
            <text:p>Custodial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72" calcext:value-type="float">
            <text:p>12,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2011.17" calcext:value-type="float">
            <text:p>182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0256.37" calcext:value-type="float">
            <text:p>(160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242.88" calcext:value-type="float">
            <text:p>194,2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24920.67" calcext:value-type="float">
            <text:p>(12,424,9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8797.9" calcext:value-type="float">
            <text:p>1,218,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116074.6" calcext:value-type="float">
            <text:p>21,116,0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71469.64" calcext:value-type="float">
            <text:p>9,371,4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3711.62" calcext:value-type="float">
            <text:p>(303,7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6490.02" calcext:value-type="float">
            <text:p>(446,4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0" office:value-type="string" calcext:value-type="string">
            <text:p>Facilities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604" calcext:value-type="float">
            <text:p>212,6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8055.41" calcext:value-type="float">
            <text:p>328,0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702.7" calcext:value-type="float">
            <text:p>(45,7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4892.76" calcext:value-type="float">
            <text:p>1,004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483157.51" calcext:value-type="float">
            <text:p>(18,483,1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85667.92" calcext:value-type="float">
            <text:p>2,48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23507.74" calcext:value-type="float">
            <text:p>43,423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46179.76" calcext:value-type="float">
            <text:p>22,046,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74667.19" calcext:value-type="float">
            <text:p>(1,774,6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95624.29" calcext:value-type="float">
            <text:p>(9,495,6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5419.1" calcext:value-type="float">
            <text:p>(605,4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0" office:value-type="string" calcext:value-type="string">
            <text:p>Security &amp; Safet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68" calcext:value-type="float">
            <text:p>5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633.56" calcext:value-type="float">
            <text:p>40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911.46" calcext:value-type="float">
            <text:p>183,9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87993.09" calcext:value-type="float">
            <text:p>(6,087,9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419.91" calcext:value-type="float">
            <text:p>121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01760.55" calcext:value-type="float">
            <text:p>14,101,7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78042.6" calcext:value-type="float">
            <text:p>5,378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3030.56" calcext:value-type="float">
            <text:p>(293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0000" calcext:value-type="float">
            <text:p>(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0.01" calcext:value-type="float">
            <text:p>(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Development &amp; Portfolio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973.08" calcext:value-type="float">
            <text:p>52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Development &amp; Portfolio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297.83" calcext:value-type="float">
            <text:p>833,2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Development &amp; Portfolio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217.99" calcext:value-type="float">
            <text:p>90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Lease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53327.82" calcext:value-type="float">
            <text:p>(4,553,3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6654.12" calcext:value-type="float">
            <text:p>1,516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99.03" calcext:value-type="float">
            <text:p>27,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880.81" calcext:value-type="float">
            <text:p>47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91262.19" calcext:value-type="float">
            <text:p>(5,691,2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240.65" calcext:value-type="float">
            <text:p>130,2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2233" calcext:value-type="float">
            <text:p>1,432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0974.63" calcext:value-type="float">
            <text:p>3,260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23420.67" calcext:value-type="float">
            <text:p>14,223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62241" calcext:value-type="float">
            <text:p>(2,762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800" calcext:value-type="float">
            <text:p>(73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2392564.48" calcext:value-type="float">
            <text:p>(42,392,5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Property Acquisi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12" calcext:value-type="float">
            <text:p>7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59.62" calcext:value-type="float">
            <text:p>6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463.06" calcext:value-type="float">
            <text:p>90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11.24" calcext:value-type="float">
            <text:p>22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80367.51" calcext:value-type="float">
            <text:p>2,080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325.84" calcext:value-type="float">
            <text:p>203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28226.84" calcext:value-type="float">
            <text:p>(928,2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Property Appraisal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7.24" calcext:value-type="float">
            <text:p>2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7.03" calcext:value-type="float">
            <text:p>3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98.78" calcext:value-type="float">
            <text:p>3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5210.75" calcext:value-type="float">
            <text:p>1,705,2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7733.4" calcext:value-type="float">
            <text:p>257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0508.16" calcext:value-type="float">
            <text:p>(610,5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0.02" calcext:value-type="float">
            <text:p>(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Property Disposal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5000" calcext:value-type="float">
            <text:p>(5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53.39" calcext:value-type="float">
            <text:p>8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4094" calcext:value-type="float">
            <text:p>(224,0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1.58" calcext:value-type="float">
            <text:p>2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9572.2" calcext:value-type="float">
            <text:p>1,649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60.6" calcext:value-type="float">
            <text:p>40,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 Services</text:p>
          </table:table-cell>
          <table:table-cell table:style-name="ce2" office:value-type="string" calcext:value-type="string">
            <text:p>Fire Rescue &amp; Emergency Response</text:p>
          </table:table-cell>
          <table:table-cell table:style-name="ce8" office:value-type="string" calcext:value-type="string">
            <text:p>Fire Rescue &amp; Emergency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8643674.96" calcext:value-type="float">
            <text:p>8,643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0681.05" calcext:value-type="float">
            <text:p>540,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58621.72" calcext:value-type="float">
            <text:p>7,558,6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332.3" calcext:value-type="float">
            <text:p>(150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74685.04" calcext:value-type="float">
            <text:p>8,374,6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3998449.63" calcext:value-type="float">
            <text:p>373,998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5100.54" calcext:value-type="float">
            <text:p>5,955,1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739.35" calcext:value-type="float">
            <text:p>(102,7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856" calcext:value-type="float">
            <text:p>(144,8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40378.25" calcext:value-type="float">
            <text:p>(14,040,3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FR-Disaster Response &amp; Event Support</text:p>
          </table:table-cell>
          <table:table-cell table:style-name="ce10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096.3" calcext:value-type="float">
            <text:p>143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90.71" calcext:value-type="float">
            <text:p>10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68.88" calcext:value-type="float">
            <text:p>17,9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2271.19" calcext:value-type="float">
            <text:p>152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0" office:value-type="string" calcext:value-type="string">
            <text:p>Event Suppor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75.2" calcext:value-type="float">
            <text:p>3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089.15" calcext:value-type="float">
            <text:p>141,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5.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0" office:value-type="string" calcext:value-type="string">
            <text:p>Heavy Urban Search &amp; Rescu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351.72" calcext:value-type="float">
            <text:p>105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000" calcext:value-type="float">
            <text:p>69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300.36" calcext:value-type="float">
            <text:p>117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8380.9" calcext:value-type="float">
            <text:p>578,3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258.32" calcext:value-type="float">
            <text:p>106,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FR-Fire Prevention, Inspection, &amp; Enforcement</text:p>
          </table:table-cell>
          <table:table-cell table:style-name="ce10" office:value-type="string" calcext:value-type="string">
            <text:p>Development Review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93.5" calcext:value-type="float">
            <text:p>2,4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.41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25.97" calcext:value-type="float">
            <text:p>4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5382.87" calcext:value-type="float">
            <text:p>915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2.16" calcext:value-type="float">
            <text:p>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85.62" calcext:value-type="float">
            <text:p>(14,0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0" office:value-type="string" calcext:value-type="string">
            <text:p>Fire Code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5233.22" calcext:value-type="float">
            <text:p>205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993.47" calcext:value-type="float">
            <text:p>90,9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440.8" calcext:value-type="float">
            <text:p>266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17.36" calcext:value-type="float">
            <text:p>(6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4593.59" calcext:value-type="float">
            <text:p>394,5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80167.46" calcext:value-type="float">
            <text:p>19,780,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340.22" calcext:value-type="float">
            <text:p>121,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448.6" calcext:value-type="float">
            <text:p>(459,4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FR-Fire Safety Education</text:p>
          </table:table-cell>
          <table:table-cell table:style-name="ce10" office:value-type="string" calcext:value-type="string">
            <text:p>Campaign Based Fire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00" calcext:value-type="float">
            <text:p>7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7.88" calcext:value-type="float">
            <text:p>9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437.43" calcext:value-type="float">
            <text:p>122,4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54.34" calcext:value-type="float">
            <text:p>(1,5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851.99" calcext:value-type="float">
            <text:p>101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3135.94" calcext:value-type="float">
            <text:p>3,983,1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351.67" calcext:value-type="float">
            <text:p>93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2.91" calcext:value-type="float">
            <text:p>(1,0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0" office:value-type="string" calcext:value-type="string">
            <text:p>School Based Fire Educ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" calcext:value-type="float">
            <text:p>(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93.5" calcext:value-type="float">
            <text:p>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58.6" calcext:value-type="float">
            <text:p>7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26.75" calcext:value-type="float">
            <text:p>14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5516.94" calcext:value-type="float">
            <text:p>585,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5.47" calcext:value-type="float">
            <text:p>8,05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ire Services</text:p>
          </table:table-cell>
          <table:table-cell table:style-name="ce4" office:value-type="string" calcext:value-type="string">
            <text:p>FR-Fire Safety Education</text:p>
          </table:table-cell>
          <table:table-cell table:style-name="ce11" office:value-type="string" calcext:value-type="string">
            <text:p>School Based Fire Education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8061" calcext:value-type="float">
            <text:p>(8,0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FL-Fleet Management</text:p>
          </table:table-cell>
          <table:table-cell table:style-name="ce10" office:value-type="string" calcext:value-type="string">
            <text:p>Fleet Acquisi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414.59" calcext:value-type="float">
            <text:p>(164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870.18" calcext:value-type="float">
            <text:p>826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.53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86.79" calcext:value-type="float">
            <text:p>21,8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8051.4" calcext:value-type="float">
            <text:p>(168,05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87.67" calcext:value-type="float">
            <text:p>3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3521" calcext:value-type="float">
            <text:p>1,003,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3043.63" calcext:value-type="float">
            <text:p>313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56663.23" calcext:value-type="float">
            <text:p>(856,6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000" calcext:value-type="float">
            <text:p>(8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0" office:value-type="string" calcext:value-type="string">
            <text:p>Fleet Dispos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145.48" calcext:value-type="float">
            <text:p>173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Dispos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5800" calcext:value-type="float">
            <text:p>(275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0" office:value-type="string" calcext:value-type="string">
            <text:p>Fleet Maintenan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38414.59" calcext:value-type="float">
            <text:p>38,4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022.4" calcext:value-type="float">
            <text:p>88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691.97" calcext:value-type="float">
            <text:p>57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5934.09" calcext:value-type="float">
            <text:p>365,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670596.47" calcext:value-type="float">
            <text:p>(32,670,5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3680.2" calcext:value-type="float">
            <text:p>9,673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67045.1" calcext:value-type="float">
            <text:p>15,467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54398.87" calcext:value-type="float">
            <text:p>6,054,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272068.13" calcext:value-type="float">
            <text:p>1,272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90280" calcext:value-type="float">
            <text:p>(690,2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0" office:value-type="string" calcext:value-type="string">
            <text:p>Vehicle Safe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00" calcext:value-type="float">
            <text:p>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52" calcext:value-type="float">
            <text:p>13,7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7830.5" calcext:value-type="float">
            <text:p>1,157,8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63.05" calcext:value-type="float">
            <text:p>10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2053.98" calcext:value-type="float">
            <text:p>(1,592,0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6.9" calcext:value-type="float">
            <text:p>2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780.97" calcext:value-type="float">
            <text:p>68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35503.5" calcext:value-type="float">
            <text:p>(12,435,5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87624.34" calcext:value-type="float">
            <text:p>13,587,6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50.93" calcext:value-type="float">
            <text:p>13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898.67" calcext:value-type="float">
            <text:p>106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69024.9" calcext:value-type="float">
            <text:p>(1,069,0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0" office:value-type="string" calcext:value-type="string">
            <text:p>Fuel Distribu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00" calcext:value-type="float">
            <text:p>(1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8949.87" calcext:value-type="float">
            <text:p>1,558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9.98" calcext:value-type="float">
            <text:p>3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629.32" calcext:value-type="float">
            <text:p>171,6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7301.13" calcext:value-type="float">
            <text:p>(2,387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91.04" calcext:value-type="float">
            <text:p>2,0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9445.35" calcext:value-type="float">
            <text:p>409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6700.77" calcext:value-type="float">
            <text:p>296,7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leet Services</text:p>
          </table:table-cell>
          <table:table-cell table:style-name="ce4" office:value-type="string" calcext:value-type="string">
            <text:p>FL-Fuel Management</text:p>
          </table:table-cell>
          <table:table-cell table:style-name="ce11" office:value-type="string" calcext:value-type="string">
            <text:p>Fuel Distribution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58936.04" calcext:value-type="float">
            <text:p>(358,936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eritage Toronto</text:p>
          </table:table-cell>
          <table:table-cell table:style-name="ce2" office:value-type="string" calcext:value-type="string">
            <text:p>Heritage Fundraising &amp; Partnership Development</text:p>
          </table:table-cell>
          <table:table-cell table:style-name="ce8" office:value-type="string" calcext:value-type="string">
            <text:p>Heritage Fundraising &amp; Partnership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632.89" calcext:value-type="float">
            <text:p>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900" calcext:value-type="float">
            <text:p>24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418.01" calcext:value-type="float">
            <text:p>238,4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1000" calcext:value-type="float">
            <text:p>(15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Heritage Promotion &amp; Education</text:p>
          </table:table-cell>
          <table:table-cell table:style-name="ce10" office:value-type="string" calcext:value-type="string">
            <text:p>Heritage Promotion &amp;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.9" calcext:value-type="float">
            <text:p>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000" calcext:value-type="float">
            <text:p>(3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987.05" calcext:value-type="float">
            <text:p>42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508.37" calcext:value-type="float">
            <text:p>302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300" calcext:value-type="float">
            <text:p>158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1500.01" calcext:value-type="float">
            <text:p>(161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eritage Toronto</text:p>
          </table:table-cell>
          <table:table-cell table:style-name="ce4" office:value-type="string" calcext:value-type="string">
            <text:p>Heritage Promotion &amp; Education</text:p>
          </table:table-cell>
          <table:table-cell table:style-name="ce11" office:value-type="string" calcext:value-type="string">
            <text:p>Heritage Promotion &amp; Educ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69000" calcext:value-type="float">
            <text:p>(6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T-Business IT Solutions</text:p>
          </table:table-cell>
          <table:table-cell table:style-name="ce10" office:value-type="string" calcext:value-type="string">
            <text:p>Authoritative Data Custodianship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858.6" calcext:value-type="float">
            <text:p>(8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29408.22" calcext:value-type="float">
            <text:p>(929,4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68.26" calcext:value-type="float">
            <text:p>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26653.93" calcext:value-type="float">
            <text:p>3,126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68.08" calcext:value-type="float">
            <text:p>45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2012.52" calcext:value-type="float">
            <text:p>(122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77.69" calcext:value-type="float">
            <text:p>(150,0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126.1" calcext:value-type="float">
            <text:p>(188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0" office:value-type="string" calcext:value-type="string">
            <text:p>IT Common Compone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7" calcext:value-type="float">
            <text:p>3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457.42" calcext:value-type="float">
            <text:p>48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8387.31" calcext:value-type="float">
            <text:p>(368,3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66.99" calcext:value-type="float">
            <text:p>11,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15181.05" calcext:value-type="float">
            <text:p>3,215,1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008.45" calcext:value-type="float">
            <text:p>107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207.52" calcext:value-type="float">
            <text:p>(73,2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6239.38" calcext:value-type="float">
            <text:p>(236,2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0" office:value-type="string" calcext:value-type="string">
            <text:p>Solution Implement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92.87" calcext:value-type="float">
            <text:p>13,0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52161.68" calcext:value-type="float">
            <text:p>(1,752,1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64.22" calcext:value-type="float">
            <text:p>13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.68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596078.54" calcext:value-type="float">
            <text:p>34,596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989.89" calcext:value-type="float">
            <text:p>26,9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805914.82" calcext:value-type="float">
            <text:p>(26,805,9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0" office:value-type="string" calcext:value-type="string">
            <text:p>Solution Sustain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90.18" calcext:value-type="float">
            <text:p>83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9619.66" calcext:value-type="float">
            <text:p>(1,799,6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68.05" calcext:value-type="float">
            <text:p>18,7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.8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92269.93" calcext:value-type="float">
            <text:p>8,592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37052.26" calcext:value-type="float">
            <text:p>7,237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0118.94" calcext:value-type="float">
            <text:p>(360,1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T-Computer &amp; Communications Technology Infrastructure</text:p>
          </table:table-cell>
          <table:table-cell table:style-name="ce10" office:value-type="string" calcext:value-type="string">
            <text:p>Computing Infrastructur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85857.95" calcext:value-type="float">
            <text:p>(3,185,8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556.4" calcext:value-type="float">
            <text:p>(1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8291.23" calcext:value-type="float">
            <text:p>358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906.24" calcext:value-type="float">
            <text:p>55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6688.35" calcext:value-type="float">
            <text:p>(3,006,6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50.62" calcext:value-type="float">
            <text:p>10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.54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730247.62" calcext:value-type="float">
            <text:p>17,730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99313.89" calcext:value-type="float">
            <text:p>11,299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808.84" calcext:value-type="float">
            <text:p>(90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1975.86" calcext:value-type="float">
            <text:p>(871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8800" calcext:value-type="float">
            <text:p>(208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0" office:value-type="string" calcext:value-type="string">
            <text:p>Network &amp; Telecommun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13.05" calcext:value-type="float">
            <text:p>(16,4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40" calcext:value-type="float">
            <text:p>11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066.37" calcext:value-type="float">
            <text:p>105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002.66" calcext:value-type="float">
            <text:p>64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99813.54" calcext:value-type="float">
            <text:p>(4,999,8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966.88" calcext:value-type="float">
            <text:p>21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.6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41389.99" calcext:value-type="float">
            <text:p>5,641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04445.05" calcext:value-type="float">
            <text:p>7,204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91.16" calcext:value-type="float">
            <text:p>(5,5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9913.68" calcext:value-type="float">
            <text:p>(259,9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T-Enterprise IT Planning &amp; Client Services</text:p>
          </table:table-cell>
          <table:table-cell table:style-name="ce10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0" calcext:value-type="float">
            <text:p>(3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345.3" calcext:value-type="float">
            <text:p>47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885.05" calcext:value-type="float">
            <text:p>61,8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963.84" calcext:value-type="float">
            <text:p>64,9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9865.82" calcext:value-type="float">
            <text:p>(509,8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761.06" calcext:value-type="float">
            <text:p>17,7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416851.05" calcext:value-type="float">
            <text:p>13,416,8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902.4" calcext:value-type="float">
            <text:p>179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402.48" calcext:value-type="float">
            <text:p>(24,4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59404.65" calcext:value-type="float">
            <text:p>(1,559,4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0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0713.6" calcext:value-type="float">
            <text:p>(31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736.35" calcext:value-type="float">
            <text:p>69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7274.65" calcext:value-type="float">
            <text:p>277,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834.29" calcext:value-type="float">
            <text:p>59,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1365.13" calcext:value-type="float">
            <text:p>(1,151,3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21.2" calcext:value-type="float">
            <text:p>12,9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23212.95" calcext:value-type="float">
            <text:p>7,023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7295.29" calcext:value-type="float">
            <text:p>327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0326.45" calcext:value-type="float">
            <text:p>(410,3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9580.53" calcext:value-type="float">
            <text:p>(629,5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7.67" calcext:value-type="float">
            <text:p>3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008.33" calcext:value-type="float">
            <text:p>(11,0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15.96" calcext:value-type="float">
            <text:p>2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3841.4" calcext:value-type="float">
            <text:p>3,463,8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67.32" calcext:value-type="float">
            <text:p>11,66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formation &amp; Technology</text:p>
          </table:table-cell>
          <table:table-cell table:style-name="ce4" office:value-type="string" calcext:value-type="string">
            <text:p>IT-Enterprise IT Planning &amp; Client Services</text:p>
          </table:table-cell>
          <table:table-cell table:style-name="ce11" office:value-type="string" calcext:value-type="string">
            <text:p>IT Project Management</text:p>
          </table:table-cell>
          <table:table-cell table:style-name="ce7" office:value-type="string" calcext:value-type="string">
            <text:p>Transfers From Capital</text:p>
          </table:table-cell>
          <table:table-cell table:style-name="ce16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353369.26" calcext:value-type="float">
            <text:p>(1,353,369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Integrity Commissioner's Office</text:p>
          </table:table-cell>
          <table:table-cell table:style-name="ce8" office:value-type="string" calcext:value-type="string">
            <text:p>Integrity Commissioner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365.48" calcext:value-type="float">
            <text:p>4,365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.17" calcext:value-type="float">
            <text:p>53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5.8" calcext:value-type="float">
            <text:p>1,57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220.83" calcext:value-type="float">
            <text:p>455,221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Integrity Commissioner's Office</text:p>
          </table:table-cell>
          <table:table-cell table:style-name="ce11" office:value-type="string" calcext:value-type="string">
            <text:p>Integrity Commissioner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17618.32" calcext:value-type="float">
            <text:p>17,6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table:style-name="ce2" office:value-type="string" calcext:value-type="string">
            <text:p>Civil Litigation</text:p>
          </table:table-cell>
          <table:table-cell table:style-name="ce8" office:value-type="string" calcext:value-type="string">
            <text:p>Civil Litig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00000" calcext:value-type="float">
            <text:p>(7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39.81" calcext:value-type="float">
            <text:p>10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91940" calcext:value-type="float">
            <text:p>(5,391,9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827.3" calcext:value-type="float">
            <text:p>91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29692.85" calcext:value-type="float">
            <text:p>13,129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0423.42" calcext:value-type="float">
            <text:p>630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Prosecution</text:p>
          </table:table-cell>
          <table:table-cell table:style-name="ce10" office:value-type="string" calcext:value-type="string">
            <text:p>Prosec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56.32" calcext:value-type="float">
            <text:p>14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85200" calcext:value-type="float">
            <text:p>6,685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842690.64" calcext:value-type="float">
            <text:p>(13,842,6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571.21" calcext:value-type="float">
            <text:p>109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42164.56" calcext:value-type="float">
            <text:p>9,042,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288.76" calcext:value-type="float">
            <text:p>184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Solicitor</text:p>
          </table:table-cell>
          <table:table-cell table:style-name="ce10" office:value-type="string" calcext:value-type="string">
            <text:p>Solicitor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1246" calcext:value-type="float">
            <text:p>(201,2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30.59" calcext:value-type="float">
            <text:p>23,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762.2" calcext:value-type="float">
            <text:p>38,7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000" calcext:value-type="float">
            <text:p>5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35945" calcext:value-type="float">
            <text:p>(3,035,9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612.25" calcext:value-type="float">
            <text:p>240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33617.9" calcext:value-type="float">
            <text:p>19,333,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890.99" calcext:value-type="float">
            <text:p>595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08314" calcext:value-type="float">
            <text:p>(3,408,3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22621" calcext:value-type="float">
            <text:p>(1,322,62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egal Services</text:p>
          </table:table-cell>
          <table:table-cell table:style-name="ce4" office:value-type="string" calcext:value-type="string">
            <text:p>Solicitor</text:p>
          </table:table-cell>
          <table:table-cell table:style-name="ce11" office:value-type="string" calcext:value-type="string">
            <text:p>Solicitor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529571" calcext:value-type="float">
            <text:p>(2,529,57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 Term Care Homes &amp; Services</text:p>
          </table:table-cell>
          <table:table-cell table:style-name="ce2" office:value-type="string" calcext:value-type="string">
            <text:p>HA-Communtiy Based Long-Term Care</text:p>
          </table:table-cell>
          <table:table-cell table:style-name="ce8" office:value-type="string" calcext:value-type="string">
            <text:p>Adult Day Program</text:p>
          </table:table-cell>
          <table:table-cell table:style-name="ce2" office:value-type="string" calcext:value-type="string">
            <text:p>Materials &amp; Supplies</text:p>
          </table:table-cell>
          <table:table-cell table:style-name="ce8" office:value-type="string" calcext:value-type="string">
            <text:p>2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600" calcext:value-type="float">
            <text:p>138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74900" calcext:value-type="float">
            <text:p>(1,374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2902.01" calcext:value-type="float">
            <text:p>1,202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664.56" calcext:value-type="float">
            <text:p>236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3000" calcext:value-type="float">
            <text:p>(21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0" calcext:value-type="float">
            <text:p>3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6300" calcext:value-type="float">
            <text:p>(4,076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9814.68" calcext:value-type="float">
            <text:p>1,309,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47285" calcext:value-type="float">
            <text:p>4,147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0" office:value-type="string" calcext:value-type="string">
            <text:p>Supportive Housing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00" calcext:value-type="float">
            <text:p>2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00" calcext:value-type="float">
            <text:p>1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50" calcext:value-type="float">
            <text:p>9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00" calcext:value-type="float">
            <text:p>2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87900" calcext:value-type="float">
            <text:p>(5,287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5482.25" calcext:value-type="float">
            <text:p>1,375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3703.36" calcext:value-type="float">
            <text:p>3,843,7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Long Term Care Homes</text:p>
          </table:table-cell>
          <table:table-cell table:style-name="ce10" office:value-type="string" calcext:value-type="string">
            <text:p>Long Term Care Hom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400" calcext:value-type="float">
            <text:p>(10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1531.92" calcext:value-type="float">
            <text:p>1,901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5800" calcext:value-type="float">
            <text:p>2,855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9429.91" calcext:value-type="float">
            <text:p>599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700" calcext:value-type="float">
            <text:p>(8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97200" calcext:value-type="float">
            <text:p>19,797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63200" calcext:value-type="float">
            <text:p>(63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2944723.43" calcext:value-type="float">
            <text:p>(142,944,7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916701.78" calcext:value-type="float">
            <text:p>202,916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84854.38" calcext:value-type="float">
            <text:p>12,384,8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9000" calcext:value-type="float">
            <text:p>(13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0000" calcext:value-type="float">
            <text:p>(260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ong Term Care Homes &amp; Services</text:p>
          </table:table-cell>
          <table:table-cell table:style-name="ce4" office:value-type="string" calcext:value-type="string">
            <text:p>Long Term Care Homes</text:p>
          </table:table-cell>
          <table:table-cell table:style-name="ce11" office:value-type="string" calcext:value-type="string">
            <text:p>Long Term Care Hom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50987800" calcext:value-type="float">
            <text:p>(50,987,8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Mayor's Office</text:p>
          </table:table-cell>
          <table:table-cell table:style-name="ce8" office:value-type="string" calcext:value-type="string">
            <text:p>Mayor's Office</text:p>
          </table:table-cell>
          <table:table-cell table:style-name="ce2" office:value-type="string" calcext:value-type="string">
            <text:p>Inter-Divisional Charges</text:p>
          </table:table-cell>
          <table:table-cell table:style-name="ce8" office:value-type="string" calcext:value-type="string">
            <text:p>7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7047" calcext:value-type="float">
            <text:p>7,04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9" office:value-type="string" calcext:value-type="string">
            <text:p>Mayo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00" calcext:value-type="float">
            <text:p>4,8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9" office:value-type="string" calcext:value-type="string">
            <text:p>Mayo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0853.53" calcext:value-type="float">
            <text:p>2,200,854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Mayor's Office</text:p>
          </table:table-cell>
          <table:table-cell table:style-name="ce11" office:value-type="string" calcext:value-type="string">
            <text:p>Mayor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84409.4" calcext:value-type="float">
            <text:p>84,4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icipal Licensing &amp; Standards</text:p>
          </table:table-cell>
          <table:table-cell table:style-name="ce2" office:value-type="string" calcext:value-type="string">
            <text:p>MS-Animal Care, Control &amp; Sheltering</text:p>
          </table:table-cell>
          <table:table-cell table:style-name="ce8" office:value-type="string" calcext:value-type="string">
            <text:p>Animal Mobile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6844.12" calcext:value-type="float">
            <text:p>26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46.42" calcext:value-type="float">
            <text:p>5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0397.06" calcext:value-type="float">
            <text:p>290,3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2754.48" calcext:value-type="float">
            <text:p>(732,7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8880.24" calcext:value-type="float">
            <text:p>228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71.47" calcext:value-type="float">
            <text:p>13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87294.05" calcext:value-type="float">
            <text:p>3,887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0309.18" calcext:value-type="float">
            <text:p>280,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9761.81" calcext:value-type="float">
            <text:p>(209,7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276.59" calcext:value-type="float">
            <text:p>(62,2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0" office:value-type="string" calcext:value-type="string">
            <text:p>Animal Sheltering &amp; Adop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.02" calcext:value-type="float">
            <text:p>(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401.71" calcext:value-type="float">
            <text:p>21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74.62" calcext:value-type="float">
            <text:p>13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063.23" calcext:value-type="float">
            <text:p>143,0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328.18" calcext:value-type="float">
            <text:p>(98,3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161.61" calcext:value-type="float">
            <text:p>244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35.99" calcext:value-type="float">
            <text:p>7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89117.99" calcext:value-type="float">
            <text:p>1,789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1038" calcext:value-type="float">
            <text:p>311,0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209.51" calcext:value-type="float">
            <text:p>(159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704.16" calcext:value-type="float">
            <text:p>(235,7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0" office:value-type="string" calcext:value-type="string">
            <text:p>Cat &amp; Dog Licen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16.89" calcext:value-type="float">
            <text:p>10,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7.5" calcext:value-type="float">
            <text:p>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070.44" calcext:value-type="float">
            <text:p>43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5160.84" calcext:value-type="float">
            <text:p>(845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75.17" calcext:value-type="float">
            <text:p>4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510.03" calcext:value-type="float">
            <text:p>24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0989.92" calcext:value-type="float">
            <text:p>360,9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80.17" calcext:value-type="float">
            <text:p>36,4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57.42" calcext:value-type="float">
            <text:p>(3,1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5.41" calcext:value-type="float">
            <text:p>(4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0" office:value-type="string" calcext:value-type="string">
            <text:p>Veterinary Car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0.02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59.29" calcext:value-type="float">
            <text:p>15,9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481.48" calcext:value-type="float">
            <text:p>22,4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653.8" calcext:value-type="float">
            <text:p>74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10.14" calcext:value-type="float">
            <text:p>(17,1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463.37" calcext:value-type="float">
            <text:p>273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82.5" calcext:value-type="float">
            <text:p>3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8021.54" calcext:value-type="float">
            <text:p>1,648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82.98" calcext:value-type="float">
            <text:p>285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785.46" calcext:value-type="float">
            <text:p>(88,7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6571.99" calcext:value-type="float">
            <text:p>(326,5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Business &amp; Trade Licen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67.5" calcext:value-type="float">
            <text:p>3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2671.48" calcext:value-type="float">
            <text:p>1,062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55461.14" calcext:value-type="float">
            <text:p>(10,855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07.68" calcext:value-type="float">
            <text:p>23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540" calcext:value-type="float">
            <text:p>108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5211.67" calcext:value-type="float">
            <text:p>1,895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870.31" calcext:value-type="float">
            <text:p>45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909.73" calcext:value-type="float">
            <text:p>(32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3574.28" calcext:value-type="float">
            <text:p>(543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Business Permit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0.5" calcext:value-type="float">
            <text:p>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080.6" calcext:value-type="float">
            <text:p>221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88627.29" calcext:value-type="float">
            <text:p>(1,688,6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35.2" calcext:value-type="float">
            <text:p>3,9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84" calcext:value-type="float">
            <text:p>16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4234.21" calcext:value-type="float">
            <text:p>424,2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80.64" calcext:value-type="float">
            <text:p>6,3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19.29" calcext:value-type="float">
            <text:p>(5,1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556" calcext:value-type="float">
            <text:p>(84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Licensing Tribun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.5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430.88" calcext:value-type="float">
            <text:p>59,4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23697.4" calcext:value-type="float">
            <text:p>(723,6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24.3" calcext:value-type="float">
            <text:p>1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36" calcext:value-type="float">
            <text:p>7,2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400.62" calcext:value-type="float">
            <text:p>113,4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4.14" calcext:value-type="float">
            <text:p>1,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93.99" calcext:value-type="float">
            <text:p>(2,1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238.29" calcext:value-type="float">
            <text:p>(36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Taxi &amp; Livery Licen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96.52" calcext:value-type="float">
            <text:p>16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1511.6" calcext:value-type="float">
            <text:p>1,421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55461.14" calcext:value-type="float">
            <text:p>(10,855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388.12" calcext:value-type="float">
            <text:p>42,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540" calcext:value-type="float">
            <text:p>108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2752.65" calcext:value-type="float">
            <text:p>3,532,7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069.86" calcext:value-type="float">
            <text:p>47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909.73" calcext:value-type="float">
            <text:p>(32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3574.29" calcext:value-type="float">
            <text:p>(543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S-By-Law Enforcement</text:p>
          </table:table-cell>
          <table:table-cell table:style-name="ce10" office:value-type="string" calcext:value-type="string">
            <text:p>Animal 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593.15" calcext:value-type="float">
            <text:p>57,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6398.89" calcext:value-type="float">
            <text:p>(286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27.65" calcext:value-type="float">
            <text:p>7,8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3353.71" calcext:value-type="float">
            <text:p>1,223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14.56" calcext:value-type="float">
            <text:p>11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0" office:value-type="string" calcext:value-type="string">
            <text:p>License &amp; Permit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430.92" calcext:value-type="float">
            <text:p>63,4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20.98" calcext:value-type="float">
            <text:p>5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097.11" calcext:value-type="float">
            <text:p>184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780.37" calcext:value-type="float">
            <text:p>30,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7717.75" calcext:value-type="float">
            <text:p>6,70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067.79" calcext:value-type="float">
            <text:p>120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0" office:value-type="string" calcext:value-type="string">
            <text:p>Parks 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26.64" calcext:value-type="float">
            <text:p>51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07.72" calcext:value-type="float">
            <text:p>6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3087.15" calcext:value-type="float">
            <text:p>1,763,0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78.91" calcext:value-type="float">
            <text:p>22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0" office:value-type="string" calcext:value-type="string">
            <text:p>Waste 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84" calcext:value-type="float">
            <text:p>23,0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8203.08" calcext:value-type="float">
            <text:p>608,2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91461" calcext:value-type="float">
            <text:p>(1,491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7376.99" calcext:value-type="float">
            <text:p>147,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93226.89" calcext:value-type="float">
            <text:p>4,493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352.71" calcext:value-type="float">
            <text:p>196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Exemptions &amp;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11.71" calcext:value-type="float">
            <text:p>7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490.99" calcext:value-type="float">
            <text:p>82,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988.73" calcext:value-type="float">
            <text:p>161,9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523.6" calcext:value-type="float">
            <text:p>(43,5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65.21" calcext:value-type="float">
            <text:p>34,2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19545.86" calcext:value-type="float">
            <text:p>2,519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344.89" calcext:value-type="float">
            <text:p>69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9013.02" calcext:value-type="float">
            <text:p>(109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Property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058.55" calcext:value-type="float">
            <text:p>38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170.22" calcext:value-type="float">
            <text:p>124,1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4868.5" calcext:value-type="float">
            <text:p>284,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285.4" calcext:value-type="float">
            <text:p>(65,2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722.76" calcext:value-type="float">
            <text:p>52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85904.12" calcext:value-type="float">
            <text:p>4,185,9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837.09" calcext:value-type="float">
            <text:p>115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025.47" calcext:value-type="float">
            <text:p>(164,0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901.72" calcext:value-type="float">
            <text:p>125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8031.02" calcext:value-type="float">
            <text:p>288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285.4" calcext:value-type="float">
            <text:p>(65,2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902.44" calcext:value-type="float">
            <text:p>59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4509.6" calcext:value-type="float">
            <text:p>5,184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341.55" calcext:value-type="float">
            <text:p>158,3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025.47" calcext:value-type="float">
            <text:p>(164,0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62.49" calcext:value-type="float">
            <text:p>82,6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525.9" calcext:value-type="float">
            <text:p>171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523.6" calcext:value-type="float">
            <text:p>(43,5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42.16" calcext:value-type="float">
            <text:p>35,1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36575.7" calcext:value-type="float">
            <text:p>2,636,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095.98" calcext:value-type="float">
            <text:p>74,09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unicipal Licensing &amp; Standards</text:p>
          </table:table-cell>
          <table:table-cell table:style-name="ce4" office:value-type="string" calcext:value-type="string">
            <text:p>MS-Property Standards, Inspection &amp; Compliance</text:p>
          </table:table-cell>
          <table:table-cell table:style-name="ce11" office:value-type="string" calcext:value-type="string">
            <text:p>Zoning Investigation &amp; Enforc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09265.98" calcext:value-type="float">
            <text:p>(109,26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Expenditures</text:p>
          </table:table-cell>
          <table:table-cell table:style-name="ce2" office:value-type="string" calcext:value-type="string">
            <text:p>Corporate Accounts</text:p>
          </table:table-cell>
          <table:table-cell table:style-name="ce8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0312677.42" calcext:value-type="float">
            <text:p>(160,312,6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132600" calcext:value-type="float">
            <text:p>77,13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78671.42" calcext:value-type="float">
            <text:p>18,778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0000" calcext:value-type="float">
            <text:p>18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226169.04" calcext:value-type="float">
            <text:p>133,226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917167.52" calcext:value-type="float">
            <text:p>51,917,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3588003.34" calcext:value-type="float">
            <text:p>343,588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07399.96" calcext:value-type="float">
            <text:p>(7,407,4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Expenditures</text:p>
          </table:table-cell>
          <table:table-cell table:style-name="ce4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7359250" calcext:value-type="float">
            <text:p>(7,359,25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Revenues</text:p>
          </table:table-cell>
          <table:table-cell table:style-name="ce2" office:value-type="string" calcext:value-type="string">
            <text:p>Corporate Accounts</text:p>
          </table:table-cell>
          <table:table-cell table:style-name="ce8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91600000" calcext:value-type="float">
            <text:p>(91,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380000" calcext:value-type="float">
            <text:p>49,38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19734.23" calcext:value-type="float">
            <text:p>5,519,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299700" calcext:value-type="float">
            <text:p>(35,29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46607.6" calcext:value-type="float">
            <text:p>(4,146,6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0590" calcext:value-type="float">
            <text:p>310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47145" calcext:value-type="float">
            <text:p>5,747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8893056.37337" calcext:value-type="float">
            <text:p>(1,088,893,056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Revenues</text:p>
          </table:table-cell>
          <table:table-cell table:style-name="ce4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959999.96" calcext:value-type="float">
            <text:p>(1,960,000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perty Tax</text:p>
          </table:table-cell>
          <table:table-cell table:style-name="ce2" office:value-type="string" calcext:value-type="string">
            <text:p>Property Tax</text:p>
          </table:table-cell>
          <table:table-cell table:style-name="ce13" office:value-type="string" calcext:value-type="string">
            <text:p>Property Tax</text:p>
          </table:table-cell>
          <table:table-cell table:style-name="ce2" office:value-type="string" calcext:value-type="string">
            <text:p>Property Tax</text:p>
          </table:table-cell>
          <table:table-cell table:style-name="ce8" office:value-type="string" calcext:value-type="string">
            <text:p>940A</text:p>
          </table:table-cell>
          <table:table-cell table:style-name="ce8" office:value-type="string" calcext:value-type="string">
            <text:p>Revenues</text:p>
          </table:table-cell>
          <table:table-cell table:style-name="ce20" office:value-type="float" office:value="-3954268271.09036" calcext:value-type="float">
            <text:p>(3,954,268,271.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erty Tax</text:p>
          </table:table-cell>
          <table:table-cell table:style-name="ce6" office:value-type="string" calcext:value-type="string">
            <text:p>Special Levy for Scarborough Subway (Reserve Contribution)</text:p>
          </table:table-cell>
          <table:table-cell table:style-name="ce14" office:value-type="string" calcext:value-type="string">
            <text:p>Special Levy for Scarborough Subway (Reserve Contribution)</text:p>
          </table:table-cell>
          <table:table-cell table:style-name="ce6" office:value-type="string" calcext:value-type="string">
            <text:p>Special Levy for Scarborough Subway (Reserve Contribution)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21" office:value-type="float" office:value="-40686000" calcext:value-type="float">
            <text:p>(40,686,000.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roperty Tax</text:p>
          </table:table-cell>
          <table:table-cell table:style-name="ce7" office:value-type="string" calcext:value-type="string">
            <text:p>Special Levy for Scarborough Subway</text:p>
          </table:table-cell>
          <table:table-cell table:style-name="ce15" office:value-type="string" calcext:value-type="string">
            <text:p>Special Levy for Scarborough Subway</text:p>
          </table:table-cell>
          <table:table-cell table:style-name="ce7" office:value-type="string" calcext:value-type="string">
            <text:p>Special Levy for Scarborough Subway</text:p>
          </table:table-cell>
          <table:table-cell table:style-name="ce16" office:value-type="string" calcext:value-type="string">
            <text:p>510A</text:p>
          </table:table-cell>
          <table:table-cell table:style-name="ce16" office:value-type="string" calcext:value-type="string">
            <text:p>Expenses</text:p>
          </table:table-cell>
          <table:table-cell table:style-name="ce22" office:value-type="float" office:value="40686000" calcext:value-type="float">
            <text:p>40,686,000.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Chief Financial Officer</text:p>
          </table:table-cell>
          <table:table-cell table:style-name="ce2" office:value-type="string" calcext:value-type="string">
            <text:p>CPF-Financial Strategies, Analysis &amp; Policy Development</text:p>
          </table:table-cell>
          <table:table-cell table:style-name="ce8" office:value-type="string" calcext:value-type="string">
            <text:p>CPF-Advisory &amp; Negoti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92637.26" calcext:value-type="float">
            <text:p>(92,6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.86" calcext:value-type="float">
            <text:p>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9.48" calcext:value-type="float">
            <text:p>1,3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427" calcext:value-type="float">
            <text:p>(29,4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78.16" calcext:value-type="float">
            <text:p>2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7032.87" calcext:value-type="float">
            <text:p>617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42.81" calcext:value-type="float">
            <text:p>12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625.52" calcext:value-type="float">
            <text:p>(11,6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0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1660.72" calcext:value-type="float">
            <text:p>(111,6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1.94" calcext:value-type="float">
            <text:p>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53.92" calcext:value-type="float">
            <text:p>1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332" calcext:value-type="float">
            <text:p>(34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3.16" calcext:value-type="float">
            <text:p>2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1111.27" calcext:value-type="float">
            <text:p>711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69.87" calcext:value-type="float">
            <text:p>14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99.4" calcext:value-type="float">
            <text:p>(14,0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0" office:value-type="string" calcext:value-type="string">
            <text:p>CPF-Financial Polic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399.1" calcext:value-type="float">
            <text:p>(102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3.48" calcext:value-type="float">
            <text:p>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87.97" calcext:value-type="float">
            <text:p>2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0130" calcext:value-type="float">
            <text:p>(110,1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0.01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8157.85" calcext:value-type="float">
            <text:p>908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28.87" calcext:value-type="float">
            <text:p>19,4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775.08" calcext:value-type="float">
            <text:p>(11,7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CPF-Investment &amp; Debt Management</text:p>
          </table:table-cell>
          <table:table-cell table:style-name="ce10" office:value-type="string" calcext:value-type="string">
            <text:p>CPF-Debt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84.08" calcext:value-type="float">
            <text:p>(14,4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3.76" calcext:value-type="float">
            <text:p>1,3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6.57" calcext:value-type="float">
            <text:p>5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8447" calcext:value-type="float">
            <text:p>(538,4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2.98" calcext:value-type="float">
            <text:p>3,5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4714.99" calcext:value-type="float">
            <text:p>314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4826.8" calcext:value-type="float">
            <text:p>304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0" office:value-type="string" calcext:value-type="string">
            <text:p>CPF-Investment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442.4" calcext:value-type="float">
            <text:p>(26,4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9.55" calcext:value-type="float">
            <text:p>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6984" calcext:value-type="float">
            <text:p>(756,9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35.68" calcext:value-type="float">
            <text:p>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.4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0147.59" calcext:value-type="float">
            <text:p>570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266.38" calcext:value-type="float">
            <text:p>167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CPF-Risk Management &amp; Insurance</text:p>
          </table:table-cell>
          <table:table-cell table:style-name="ce10" office:value-type="string" calcext:value-type="string">
            <text:p>CPF-Claims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44029.62" calcext:value-type="float">
            <text:p>(1,044,0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213.4" calcext:value-type="float">
            <text:p>50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9.41" calcext:value-type="float">
            <text:p>1,9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6" calcext:value-type="float">
            <text:p>1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550" calcext:value-type="float">
            <text:p>(74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48.38" calcext:value-type="float">
            <text:p>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0.48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7451.75" calcext:value-type="float">
            <text:p>1,067,4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24.58" calcext:value-type="float">
            <text:p>19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0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5481.82" calcext:value-type="float">
            <text:p>(625,4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192.6" calcext:value-type="float">
            <text:p>27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1" calcext:value-type="float">
            <text:p>1,0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2644" calcext:value-type="float">
            <text:p>(192,6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6.63" calcext:value-type="float">
            <text:p>2,8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.04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877.13" calcext:value-type="float">
            <text:p>670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34.04" calcext:value-type="float">
            <text:p>15,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&amp;A-Executive Leadership</text:p>
          </table:table-cell>
          <table:table-cell table:style-name="ce10" office:value-type="string" calcext:value-type="string">
            <text:p>F&amp;A-Executive Leadership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4772" calcext:value-type="float">
            <text:p>(114,7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350" calcext:value-type="float">
            <text:p>135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300" calcext:value-type="float">
            <text:p>(87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1" calcext:value-type="float">
            <text:p>2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6802.8" calcext:value-type="float">
            <text:p>926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11" calcext:value-type="float">
            <text:p>13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&amp;A-Financial Management &amp; Program Support</text:p>
          </table:table-cell>
          <table:table-cell table:style-name="ce10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733" calcext:value-type="float">
            <text:p>52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39" calcext:value-type="float">
            <text:p>5,1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5756.56" calcext:value-type="float">
            <text:p>1,455,7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86.82" calcext:value-type="float">
            <text:p>12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&amp;A-Organizational Management Consulting</text:p>
          </table:table-cell>
          <table:table-cell table:style-name="ce10" office:value-type="string" calcext:value-type="string">
            <text:p>F&amp;A-Organizational Management Consul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F&amp;A-Organizational Management Consul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0208.6" calcext:value-type="float">
            <text:p>290,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F&amp;A-Organizational Management Consul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1.95" calcext:value-type="float">
            <text:p>1,4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PD-Financial Planning &amp; Management</text:p>
          </table:table-cell>
          <table:table-cell table:style-name="ce10" office:value-type="string" calcext:value-type="string">
            <text:p>FPD-Budget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862.95" calcext:value-type="float">
            <text:p>(35,8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64" calcext:value-type="float">
            <text:p>13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3579" calcext:value-type="float">
            <text:p>(393,5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25.32" calcext:value-type="float">
            <text:p>8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4900.42" calcext:value-type="float">
            <text:p>2,444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710.09" calcext:value-type="float">
            <text:p>39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1129.94" calcext:value-type="float">
            <text:p>(551,1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0" office:value-type="string" calcext:value-type="string">
            <text:p>FPD-Financial Advi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414.86" calcext:value-type="float">
            <text:p>(22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65" calcext:value-type="float">
            <text:p>8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5987" calcext:value-type="float">
            <text:p>(245,9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41.98" calcext:value-type="float">
            <text:p>5,1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7580.41" calcext:value-type="float">
            <text:p>1,797,5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90.76" calcext:value-type="float">
            <text:p>25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1129.82" calcext:value-type="float">
            <text:p>(551,1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0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759.03" calcext:value-type="float">
            <text:p>(10,7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59" calcext:value-type="float">
            <text:p>4,1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8073" calcext:value-type="float">
            <text:p>(118,0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68.14" calcext:value-type="float">
            <text:p>2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2803.4" calcext:value-type="float">
            <text:p>1,572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77" calcext:value-type="float">
            <text:p>10,6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277.5" calcext:value-type="float">
            <text:p>(459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PD-Financial Reporting &amp; Control</text:p>
          </table:table-cell>
          <table:table-cell table:style-name="ce10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621.48" calcext:value-type="float">
            <text:p>(20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72" calcext:value-type="float">
            <text:p>7,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6307" calcext:value-type="float">
            <text:p>(226,3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30.56" calcext:value-type="float">
            <text:p>4,7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1372.11" calcext:value-type="float">
            <text:p>2,181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72.39" calcext:value-type="float">
            <text:p>23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5566.73" calcext:value-type="float">
            <text:p>(275,567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Lobbyist Registrar</text:p>
          </table:table-cell>
          <table:table-cell table:style-name="ce8" office:value-type="string" calcext:value-type="string">
            <text:p>Office of the Lobbyist Registrar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578.14" calcext:value-type="float">
            <text:p>1,57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6.1" calcext:value-type="float">
            <text:p>28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10.53" calcext:value-type="float">
            <text:p>7,61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3367.14" calcext:value-type="float">
            <text:p>1,053,367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Lobbyist Registrar</text:p>
          </table:table-cell>
          <table:table-cell table:style-name="ce11" office:value-type="string" calcext:value-type="string">
            <text:p>Office of the Lobbyist Registrar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79647.35" calcext:value-type="float">
            <text:p>79,64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Ombudsman</text:p>
          </table:table-cell>
          <table:table-cell table:style-name="ce8" office:value-type="string" calcext:value-type="string">
            <text:p>Office of the Ombudsma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082.09" calcext:value-type="float">
            <text:p>2,0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22.3" calcext:value-type="float">
            <text:p>7,22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05.47" calcext:value-type="float">
            <text:p>12,405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717.77" calcext:value-type="float">
            <text:p>12,71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3734.77" calcext:value-type="float">
            <text:p>1,553,735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Ombudsman</text:p>
          </table:table-cell>
          <table:table-cell table:style-name="ce11" office:value-type="string" calcext:value-type="string">
            <text:p>Office of the Ombudsman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226396.33" calcext:value-type="float">
            <text:p>226,3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Treasurer</text:p>
          </table:table-cell>
          <table:table-cell table:style-name="ce2" office:value-type="string" calcext:value-type="string">
            <text:p>ASD-Financial Reporting &amp; Control</text:p>
          </table:table-cell>
          <table:table-cell table:style-name="ce8" office:value-type="string" calcext:value-type="string">
            <text:p>ASD-Financial &amp; System Control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107.32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9.31" calcext:value-type="float">
            <text:p>1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907" calcext:value-type="float">
            <text:p>13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9070" calcext:value-type="float">
            <text:p>(69,0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74.18" calcext:value-type="float">
            <text:p>9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93485.4" calcext:value-type="float">
            <text:p>1,693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164.26" calcext:value-type="float">
            <text:p>67,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800" calcext:value-type="float">
            <text:p>(13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500" calcext:value-type="float">
            <text:p>(3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0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58.64" calcext:value-type="float">
            <text:p>25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13.75" calcext:value-type="float">
            <text:p>8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1350" calcext:value-type="float">
            <text:p>(161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26.89" calcext:value-type="float">
            <text:p>5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1304.85" calcext:value-type="float">
            <text:p>1,661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391.86" calcext:value-type="float">
            <text:p>68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0" office:value-type="string" calcext:value-type="string">
            <text:p>ASD-Management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7.36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3.55" calcext:value-type="float">
            <text:p>1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60.55" calcext:value-type="float">
            <text:p>10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720" calcext:value-type="float">
            <text:p>(75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70.54" calcext:value-type="float">
            <text:p>5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0223.14" calcext:value-type="float">
            <text:p>1,350,2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845.85" calcext:value-type="float">
            <text:p>45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00" calcext:value-type="float">
            <text:p>(1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0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4.72" calcext:value-type="float">
            <text:p>2,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240" calcext:value-type="float">
            <text:p>(30,2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.24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909.34" calcext:value-type="float">
            <text:p>148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49.97" calcext:value-type="float">
            <text:p>6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.24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968" calcext:value-type="float">
            <text:p>121,9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2116" calcext:value-type="float">
            <text:p>(282,1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1.48" calcext:value-type="float">
            <text:p>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03" calcext:value-type="float">
            <text:p>17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49692.93" calcext:value-type="float">
            <text:p>3,749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879.12" calcext:value-type="float">
            <text:p>84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9582" calcext:value-type="float">
            <text:p>(559,5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2737.16" calcext:value-type="float">
            <text:p>(222,7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0" office:value-type="string" calcext:value-type="string">
            <text:p>ASD-Accounts Receivable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7457.2" calcext:value-type="float">
            <text:p>397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2.6" calcext:value-type="float">
            <text:p>2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6200" calcext:value-type="float">
            <text:p>(386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00" calcext:value-type="float">
            <text:p>(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0" office:value-type="string" calcext:value-type="string">
            <text:p>ASD-Corporate Ban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5.7" calcext:value-type="float">
            <text:p>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2" calcext:value-type="float">
            <text:p>3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4.27" calcext:value-type="float">
            <text:p>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000" calcext:value-type="float">
            <text:p>98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1377.12" calcext:value-type="float">
            <text:p>811,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54.16" calcext:value-type="float">
            <text:p>14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99.2" calcext:value-type="float">
            <text:p>(8,9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0" office:value-type="string" calcext:value-type="string">
            <text:p>ASD-PCard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04" calcext:value-type="float">
            <text:p>(11,5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7.11" calcext:value-type="float">
            <text:p>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170.98" calcext:value-type="float">
            <text:p>27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31.76" calcext:value-type="float">
            <text:p>3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383" calcext:value-type="float">
            <text:p>(100,3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562.04" calcext:value-type="float">
            <text:p>(10,5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ASD-SAP Governance</text:p>
          </table:table-cell>
          <table:table-cell table:style-name="ce10" office:value-type="string" calcext:value-type="string">
            <text:p>ASD-SAP Solution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0307.88" calcext:value-type="float">
            <text:p>(50,3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ASD-Tax &amp; Financial System Support</text:p>
          </table:table-cell>
          <table:table-cell table:style-name="ce10" office:value-type="string" calcext:value-type="string">
            <text:p>ASD-SAP Financial Systems Trai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Financial Systems Trai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7407.8" calcext:value-type="float">
            <text:p>297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Financial Systems Trai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2.22" calcext:value-type="float">
            <text:p>1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0" office:value-type="string" calcext:value-type="string">
            <text:p>ASD-SAP User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.61" calcext:value-type="float">
            <text:p>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6.07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8356.55" calcext:value-type="float">
            <text:p>958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551.68" calcext:value-type="float">
            <text:p>22,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4201.4" calcext:value-type="float">
            <text:p>(184,2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0" office:value-type="string" calcext:value-type="string">
            <text:p>ASD-Tax Advisory &amp; Polic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23.7" calcext:value-type="float">
            <text:p>4,8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1.97" calcext:value-type="float">
            <text:p>2,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4565.81" calcext:value-type="float">
            <text:p>324,5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9.82" calcext:value-type="float">
            <text:p>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2000" calcext:value-type="float">
            <text:p>(25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MM-Materials Management Stores &amp; Distribution</text:p>
          </table:table-cell>
          <table:table-cell table:style-name="ce10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0759" calcext:value-type="float">
            <text:p>(310,7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393" calcext:value-type="float">
            <text:p>47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43.88" calcext:value-type="float">
            <text:p>6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456.84" calcext:value-type="float">
            <text:p>158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5133.82" calcext:value-type="float">
            <text:p>(405,1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53.47" calcext:value-type="float">
            <text:p>18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6132.6" calcext:value-type="float">
            <text:p>2,736,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906.26" calcext:value-type="float">
            <text:p>55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000" calcext:value-type="float">
            <text:p>(3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MM-Purchasing</text:p>
          </table:table-cell>
          <table:table-cell table:style-name="ce10" office:value-type="string" calcext:value-type="string">
            <text:p>PMM-Purchas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4.11" calcext:value-type="float">
            <text:p>28,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34.32" calcext:value-type="float">
            <text:p>16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00" calcext:value-type="float">
            <text:p>2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06529.18" calcext:value-type="float">
            <text:p>(1,906,5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646.96" calcext:value-type="float">
            <text:p>29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5.55" calcext:value-type="float">
            <text:p>5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09717.08" calcext:value-type="float">
            <text:p>8,009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7035.79" calcext:value-type="float">
            <text:p>397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3084" calcext:value-type="float">
            <text:p>(143,0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2585" calcext:value-type="float">
            <text:p>(362,5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0000" calcext:value-type="float">
            <text:p>(52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PEB-Employee &amp; Retiree Benefit &amp; OMERS Pension Compensation</text:p>
          </table:table-cell>
          <table:table-cell table:style-name="ce10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5.38" calcext:value-type="float">
            <text:p>1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12.4" calcext:value-type="float">
            <text:p>10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4947.03" calcext:value-type="float">
            <text:p>564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11.64" calcext:value-type="float">
            <text:p>25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0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4.97" calcext:value-type="float">
            <text:p>1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14.8" calcext:value-type="float">
            <text:p>7,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1145.73" calcext:value-type="float">
            <text:p>671,1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53.18" calcext:value-type="float">
            <text:p>12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0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542.36" calcext:value-type="float">
            <text:p>(52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03.56" calcext:value-type="float">
            <text:p>8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12.37" calcext:value-type="float">
            <text:p>3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85.08" calcext:value-type="float">
            <text:p>20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215.5" calcext:value-type="float">
            <text:p>(58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9.63" calcext:value-type="float">
            <text:p>3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00.04" calcext:value-type="float">
            <text:p>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75908.77" calcext:value-type="float">
            <text:p>2,375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965.1" calcext:value-type="float">
            <text:p>92,9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PEB-Non – OMERS Pension Plans</text:p>
          </table:table-cell>
          <table:table-cell table:style-name="ce10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66.56" calcext:value-type="float">
            <text:p>2,2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5.54" calcext:value-type="float">
            <text:p>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45.08" calcext:value-type="float">
            <text:p>6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87.48" calcext:value-type="float">
            <text:p>2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80.08" calcext:value-type="float">
            <text:p>5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036.19" calcext:value-type="float">
            <text:p>252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615.82" calcext:value-type="float">
            <text:p>99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0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2.2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16.4" calcext:value-type="float">
            <text:p>3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80.04" calcext:value-type="float">
            <text:p>4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488.28" calcext:value-type="float">
            <text:p>185,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746.07" calcext:value-type="float">
            <text:p>95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0" office:value-type="string" calcext:value-type="string">
            <text:p>PPEB-Pension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7" calcext:value-type="float">
            <text:p>1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1.84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22.4" calcext:value-type="float">
            <text:p>6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41" calcext:value-type="float">
            <text:p>2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9.76" calcext:value-type="float">
            <text:p>1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007.6" calcext:value-type="float">
            <text:p>157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64.18" calcext:value-type="float">
            <text:p>6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PEB-Payroll</text:p>
          </table:table-cell>
          <table:table-cell table:style-name="ce10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5084.96" calcext:value-type="float">
            <text:p>(105,0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75.44" calcext:value-type="float">
            <text:p>2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16.4" calcext:value-type="float">
            <text:p>14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074.6" calcext:value-type="float">
            <text:p>(13,0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16.05" calcext:value-type="float">
            <text:p>2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9.96" calcext:value-type="float">
            <text:p>1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16549.34" calcext:value-type="float">
            <text:p>2,116,5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490.28" calcext:value-type="float">
            <text:p>91,4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0" office:value-type="string" calcext:value-type="string">
            <text:p>PPEB-Payroll Administr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3051.88" calcext:value-type="float">
            <text:p>(683,0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0.92" calcext:value-type="float">
            <text:p>2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38.67" calcext:value-type="float">
            <text:p>9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98.44" calcext:value-type="float">
            <text:p>27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2398.6" calcext:value-type="float">
            <text:p>(272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976.04" calcext:value-type="float">
            <text:p>(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00.04" calcext:value-type="float">
            <text:p>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11762.67" calcext:value-type="float">
            <text:p>8,611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9087.96" calcext:value-type="float">
            <text:p>359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98297.84" calcext:value-type="float">
            <text:p>(4,498,2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0" office:value-type="string" calcext:value-type="string">
            <text:p>PPEB-Payroll Management Report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0169.8" calcext:value-type="float">
            <text:p>(210,1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87.07" calcext:value-type="float">
            <text:p>3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53" calcext:value-type="float">
            <text:p>17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4600.3" calcext:value-type="float">
            <text:p>(10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56.69" calcext:value-type="float">
            <text:p>3,9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00" calcext:value-type="float">
            <text:p>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7114.78" calcext:value-type="float">
            <text:p>1,797,1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00.8" calcext:value-type="float">
            <text:p>17,1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Parking Ticket</text:p>
          </table:table-cell>
          <table:table-cell table:style-name="ce10" office:value-type="string" calcext:value-type="string">
            <text:p>RS-Parking Ticket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27.07" calcext:value-type="float">
            <text:p>5,3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4094.93" calcext:value-type="float">
            <text:p>314,0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94184.08" calcext:value-type="float">
            <text:p>(3,594,1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15.06" calcext:value-type="float">
            <text:p>5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2600" calcext:value-type="float">
            <text:p>99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9656.55" calcext:value-type="float">
            <text:p>1,169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6878.65" calcext:value-type="float">
            <text:p>1,456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Property Tax Billing</text:p>
          </table:table-cell>
          <table:table-cell table:style-name="ce10" office:value-type="string" calcext:value-type="string">
            <text:p>RS-Appeals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626.58" calcext:value-type="float">
            <text:p>53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06.96" calcext:value-type="float">
            <text:p>4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2765.33" calcext:value-type="float">
            <text:p>1,332,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32.12" calcext:value-type="float">
            <text:p>16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Apportionments of Property Tax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2.72" calcext:value-type="float">
            <text:p>5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76.13" calcext:value-type="float">
            <text:p>10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1.31" calcext:value-type="float">
            <text:p>1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234.07" calcext:value-type="float">
            <text:p>193,2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38.85" calcext:value-type="float">
            <text:p>3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30" calcext:value-type="float">
            <text:p>(15,9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Property Assessment Review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8.16" calcext:value-type="float">
            <text:p>1,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1067.77" calcext:value-type="float">
            <text:p>381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0486.88" calcext:value-type="float">
            <text:p>(870,4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11.1" calcext:value-type="float">
            <text:p>2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0828.98" calcext:value-type="float">
            <text:p>1,020,8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55.3" calcext:value-type="float">
            <text:p>18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9.03" calcext:value-type="float">
            <text:p>3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711.94" calcext:value-type="float">
            <text:p>93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84.81" calcext:value-type="float">
            <text:p>5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0631.4" calcext:value-type="float">
            <text:p>1,110,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2492.47" calcext:value-type="float">
            <text:p>1,462,4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8983.5" calcext:value-type="float">
            <text:p>(908,9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Rebate &amp; Deferral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648.28" calcext:value-type="float">
            <text:p>54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10.81" calcext:value-type="float">
            <text:p>5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0391.4" calcext:value-type="float">
            <text:p>1,400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6801.88" calcext:value-type="float">
            <text:p>316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Arrears Colle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61.69" calcext:value-type="float">
            <text:p>4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482.96" calcext:value-type="float">
            <text:p>142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3781.42" calcext:value-type="float">
            <text:p>(1,593,7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99.03" calcext:value-type="float">
            <text:p>7,4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3112.37" calcext:value-type="float">
            <text:p>1,943,1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9032.99" calcext:value-type="float">
            <text:p>799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17604.3" calcext:value-type="float">
            <text:p>(7,417,6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Municipal Land Transfer Tax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37.95" calcext:value-type="float">
            <text:p>4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454.14" calcext:value-type="float">
            <text:p>159,4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90171" calcext:value-type="float">
            <text:p>(1,490,1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49.11" calcext:value-type="float">
            <text:p>21,7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3200.48" calcext:value-type="float">
            <text:p>64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2700.98" calcext:value-type="float">
            <text:p>492,7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9.03" calcext:value-type="float">
            <text:p>3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039.05" calcext:value-type="float">
            <text:p>58,0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43364.03" calcext:value-type="float">
            <text:p>(1,843,3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83.54" calcext:value-type="float">
            <text:p>11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529.48" calcext:value-type="float">
            <text:p>279,5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0521.67" calcext:value-type="float">
            <text:p>1,620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035.44" calcext:value-type="float">
            <text:p>171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Refund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5.6" calcext:value-type="float">
            <text:p>1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81.84" calcext:value-type="float">
            <text:p>16,3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8983.06" calcext:value-type="float">
            <text:p>(378,9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20.47" calcext:value-type="float">
            <text:p>2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2942.67" calcext:value-type="float">
            <text:p>872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65.19" calcext:value-type="float">
            <text:p>7,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5465" calcext:value-type="float">
            <text:p>(375,4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Revenue Accoun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248.88" calcext:value-type="float">
            <text:p>32,2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66909.7" calcext:value-type="float">
            <text:p>(966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22.46" calcext:value-type="float">
            <text:p>5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1298.56" calcext:value-type="float">
            <text:p>1,701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09.18" calcext:value-type="float">
            <text:p>14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2880" calcext:value-type="float">
            <text:p>(212,8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Tax, Utility &amp; Parking Ticket Client Services</text:p>
          </table:table-cell>
          <table:table-cell table:style-name="ce10" office:value-type="string" calcext:value-type="string">
            <text:p>RS-Revenue Services Contact Cent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92.51" calcext:value-type="float">
            <text:p>6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517.64" calcext:value-type="float">
            <text:p>99,5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15987.46" calcext:value-type="float">
            <text:p>(3,415,9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55.91" calcext:value-type="float">
            <text:p>16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9837.49" calcext:value-type="float">
            <text:p>5,189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413.34" calcext:value-type="float">
            <text:p>65,4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499.35" calcext:value-type="float">
            <text:p>(65,4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0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4.35" calcext:value-type="float">
            <text:p>4,7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12.57" calcext:value-type="float">
            <text:p>128,1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71637.45" calcext:value-type="float">
            <text:p>(2,771,6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48.57" calcext:value-type="float">
            <text:p>14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3871.01" calcext:value-type="float">
            <text:p>3,513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710.15" calcext:value-type="float">
            <text:p>33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242.65" calcext:value-type="float">
            <text:p>(164,2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0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90.88" calcext:value-type="float">
            <text:p>32,6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52773.67" calcext:value-type="float">
            <text:p>(952,7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9.7" calcext:value-type="float">
            <text:p>5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3477.92" calcext:value-type="float">
            <text:p>1,923,4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41.59" calcext:value-type="float">
            <text:p>23,8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7885" calcext:value-type="float">
            <text:p>(1,717,8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1756.5" calcext:value-type="float">
            <text:p>(191,7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16047.55" calcext:value-type="float">
            <text:p>(3,016,0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Utility Billing</text:p>
          </table:table-cell>
          <table:table-cell table:style-name="ce10" office:value-type="string" calcext:value-type="string">
            <text:p>RS-Meter Reading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54.6" calcext:value-type="float">
            <text:p>5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712.41" calcext:value-type="float">
            <text:p>151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7291.29" calcext:value-type="float">
            <text:p>(1,127,2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55.83" calcext:value-type="float">
            <text:p>7,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1505.92" calcext:value-type="float">
            <text:p>941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5468.02" calcext:value-type="float">
            <text:p>295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0" office:value-type="string" calcext:value-type="string">
            <text:p>RS-Solid Waste Bill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5.44" calcext:value-type="float">
            <text:p>1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091.84" calcext:value-type="float">
            <text:p>131,0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3542.73" calcext:value-type="float">
            <text:p>(1,633,5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2.01" calcext:value-type="float">
            <text:p>9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3144.78" calcext:value-type="float">
            <text:p>393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75.02" calcext:value-type="float">
            <text:p>6,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0" office:value-type="string" calcext:value-type="string">
            <text:p>RS-Water Bill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87.88" calcext:value-type="float">
            <text:p>14,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39.04" calcext:value-type="float">
            <text:p>56,0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5911.08" calcext:value-type="float">
            <text:p>(1,245,9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54.57" calcext:value-type="float">
            <text:p>8,3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5416.06" calcext:value-type="float">
            <text:p>1,305,4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0260.45" calcext:value-type="float">
            <text:p>1,260,26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e of the Treasurer</text:p>
          </table:table-cell>
          <table:table-cell table:style-name="ce4" office:value-type="string" calcext:value-type="string">
            <text:p>RS-Utility Billing</text:p>
          </table:table-cell>
          <table:table-cell table:style-name="ce11" office:value-type="string" calcext:value-type="string">
            <text:p>RS-Water Billings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70000" calcext:value-type="float">
            <text:p>(3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-Community Recreation</text:p>
          </table:table-cell>
          <table:table-cell table:style-name="ce10" office:value-type="string" calcext:value-type="string">
            <text:p>Communit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7000" calcext:value-type="float">
            <text:p>(9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130.25" calcext:value-type="float">
            <text:p>253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8130.45" calcext:value-type="float">
            <text:p>268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6029.52" calcext:value-type="float">
            <text:p>436,0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6000" calcext:value-type="float">
            <text:p>(1,41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8164.47" calcext:value-type="float">
            <text:p>(348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6037.45" calcext:value-type="float">
            <text:p>1,706,0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88119.63" calcext:value-type="float">
            <text:p>8,888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" calcext:value-type="float">
            <text:p>(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66821.29" calcext:value-type="float">
            <text:p>13,066,8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4047.7" calcext:value-type="float">
            <text:p>2,364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444.7" calcext:value-type="float">
            <text:p>(54,4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76326.65" calcext:value-type="float">
            <text:p>(1,076,3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1924.56" calcext:value-type="float">
            <text:p>741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5679.3" calcext:value-type="float">
            <text:p>475,6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5661.14" calcext:value-type="float">
            <text:p>1,315,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86525" calcext:value-type="float">
            <text:p>(2,486,5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8536.66" calcext:value-type="float">
            <text:p>(748,5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24556.46" calcext:value-type="float">
            <text:p>6,224,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220.83" calcext:value-type="float">
            <text:p>191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3472.1" calcext:value-type="float">
            <text:p>(663,4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169410.81" calcext:value-type="float">
            <text:p>60,169,4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81486.68" calcext:value-type="float">
            <text:p>11,381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2615.38" calcext:value-type="float">
            <text:p>(152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525509.31" calcext:value-type="float">
            <text:p>(36,525,5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775.63" calcext:value-type="float">
            <text:p>499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2457.77" calcext:value-type="float">
            <text:p>312,4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3188.37" calcext:value-type="float">
            <text:p>1,143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1459.14" calcext:value-type="float">
            <text:p>(431,4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07131.37" calcext:value-type="float">
            <text:p>5,907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7586.05" calcext:value-type="float">
            <text:p>127,5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96212.64" calcext:value-type="float">
            <text:p>36,496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5454.93" calcext:value-type="float">
            <text:p>4,485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7569.39" calcext:value-type="float">
            <text:p>(77,5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79595.98" calcext:value-type="float">
            <text:p>(5,879,5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6640.1" calcext:value-type="float">
            <text:p>1,046,6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842.31" calcext:value-type="float">
            <text:p>278,8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49307.77" calcext:value-type="float">
            <text:p>6,049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9471" calcext:value-type="float">
            <text:p>(129,4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29670.07" calcext:value-type="float">
            <text:p>(2,529,6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47440.18" calcext:value-type="float">
            <text:p>8,047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5139.59" calcext:value-type="float">
            <text:p>485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0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530776.62" calcext:value-type="float">
            <text:p>33,530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81894.07" calcext:value-type="float">
            <text:p>7,781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5144.23" calcext:value-type="float">
            <text:p>(245,1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31164.08" calcext:value-type="float">
            <text:p>(14,431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0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0.01" calcext:value-type="float">
            <text:p>(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34.56" calcext:value-type="float">
            <text:p>43,8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118" calcext:value-type="float">
            <text:p>54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3600.04" calcext:value-type="float">
            <text:p>223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69.13" calcext:value-type="float">
            <text:p>96,7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3996.83" calcext:value-type="float">
            <text:p>(53,9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741589.56" calcext:value-type="float">
            <text:p>12,741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7862.47" calcext:value-type="float">
            <text:p>437,8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" calcext:value-type="float">
            <text:p>(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24010.26" calcext:value-type="float">
            <text:p>(4,824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34573.79" calcext:value-type="float">
            <text:p>(1,534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-Parks</text:p>
          </table:table-cell>
          <table:table-cell table:style-name="ce10" office:value-type="string" calcext:value-type="string">
            <text:p>Beach Acces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444.98" calcext:value-type="float">
            <text:p>342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536.3" calcext:value-type="float">
            <text:p>26,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227.37" calcext:value-type="float">
            <text:p>91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" calcext:value-type="float">
            <text:p>(1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894.16" calcext:value-type="float">
            <text:p>143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.75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8577.51" calcext:value-type="float">
            <text:p>2,308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810.68" calcext:value-type="float">
            <text:p>99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19.75" calcext:value-type="float">
            <text:p>(6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7932" calcext:value-type="float">
            <text:p>547,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920.05" calcext:value-type="float">
            <text:p>46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092.75" calcext:value-type="float">
            <text:p>189,0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1893.04" calcext:value-type="float">
            <text:p>371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047.78" calcext:value-type="float">
            <text:p>81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21382" calcext:value-type="float">
            <text:p>11,821,3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9043.68" calcext:value-type="float">
            <text:p>799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70042.81" calcext:value-type="float">
            <text:p>(1,070,0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37682.92" calcext:value-type="float">
            <text:p>(3,537,6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40817.95" calcext:value-type="float">
            <text:p>(4,040,8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4700" calcext:value-type="float">
            <text:p>(524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295.58" calcext:value-type="float">
            <text:p>351,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858.75" calcext:value-type="float">
            <text:p>56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200.23" calcext:value-type="float">
            <text:p>82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" calcext:value-type="float">
            <text:p>(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206.78" calcext:value-type="float">
            <text:p>(179,2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8651.33" calcext:value-type="float">
            <text:p>1,04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013.5" calcext:value-type="float">
            <text:p>240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34565.19" calcext:value-type="float">
            <text:p>3,134,5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3824.75" calcext:value-type="float">
            <text:p>343,8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832.2" calcext:value-type="float">
            <text:p>(37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PR-Parks Acces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81520" calcext:value-type="float">
            <text:p>81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14438.24" calcext:value-type="float">
            <text:p>5,514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1324.02" calcext:value-type="float">
            <text:p>931,3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46558.93" calcext:value-type="float">
            <text:p>9,446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91065" calcext:value-type="float">
            <text:p>(1,291,0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21232.94" calcext:value-type="float">
            <text:p>(3,721,2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26456.14" calcext:value-type="float">
            <text:p>11,826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71.25" calcext:value-type="float">
            <text:p>2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670681.25" calcext:value-type="float">
            <text:p>78,670,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26466.49" calcext:value-type="float">
            <text:p>7,326,4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30160.3" calcext:value-type="float">
            <text:p>(930,1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32216.54" calcext:value-type="float">
            <text:p>(6,132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Ravines &amp; Watercours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12.1" calcext:value-type="float">
            <text:p>7,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695.26" calcext:value-type="float">
            <text:p>69,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2600" calcext:value-type="float">
            <text:p>(232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308.95" calcext:value-type="float">
            <text:p>26,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6813.3" calcext:value-type="float">
            <text:p>866,8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92.45" calcext:value-type="float">
            <text:p>26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87.55" calcext:value-type="float">
            <text:p>(3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Toronto Island Ferry Oper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5077.16" calcext:value-type="float">
            <text:p>1,055,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55.4" calcext:value-type="float">
            <text:p>11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1755.5" calcext:value-type="float">
            <text:p>441,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550" calcext:value-type="float">
            <text:p>(44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3268.02" calcext:value-type="float">
            <text:p>613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700" calcext:value-type="float">
            <text:p>4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10527.27" calcext:value-type="float">
            <text:p>5,710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2971.15" calcext:value-type="float">
            <text:p>382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34020.69" calcext:value-type="float">
            <text:p>(7,434,0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Zoo &amp; Farm Attrac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7.66" calcext:value-type="float">
            <text:p>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71.45" calcext:value-type="float">
            <text:p>2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119.97" calcext:value-type="float">
            <text:p>86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516.83" calcext:value-type="float">
            <text:p>(28,5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346.75" calcext:value-type="float">
            <text:p>218,3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.5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6620.55" calcext:value-type="float">
            <text:p>1,116,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057.63" calcext:value-type="float">
            <text:p>51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832.2" calcext:value-type="float">
            <text:p>(32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-Urban Forestry</text:p>
          </table:table-cell>
          <table:table-cell table:style-name="ce10" office:value-type="string" calcext:value-type="string">
            <text:p>Tree Care &amp; Maintenan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182086.65" calcext:value-type="float">
            <text:p>(13,182,0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4719.86" calcext:value-type="float">
            <text:p>464,7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8521.76" calcext:value-type="float">
            <text:p>288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00000" calcext:value-type="float">
            <text:p>(3,5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6137.86" calcext:value-type="float">
            <text:p>2,046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871.33" calcext:value-type="float">
            <text:p>1,281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.75" calcext:value-type="float">
            <text:p>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65364.69" calcext:value-type="float">
            <text:p>19,865,3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78304.74" calcext:value-type="float">
            <text:p>24,378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53127" calcext:value-type="float">
            <text:p>(1,753,1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0" office:value-type="string" calcext:value-type="string">
            <text:p>Tree Plant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7242.36" calcext:value-type="float">
            <text:p>(797,2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943.97" calcext:value-type="float">
            <text:p>92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83.25" calcext:value-type="float">
            <text:p>12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366.3" calcext:value-type="float">
            <text:p>146,3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62500" calcext:value-type="float">
            <text:p>(1,96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1425.12" calcext:value-type="float">
            <text:p>941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.25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19053.27" calcext:value-type="float">
            <text:p>4,219,0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86923.63" calcext:value-type="float">
            <text:p>8,886,9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11128" calcext:value-type="float">
            <text:p>(4,511,1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000" calcext:value-type="float">
            <text:p>(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0" office:value-type="string" calcext:value-type="string">
            <text:p>Tree Prote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962.65" calcext:value-type="float">
            <text:p>61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423" calcext:value-type="float">
            <text:p>13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829.85" calcext:value-type="float">
            <text:p>94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946.54" calcext:value-type="float">
            <text:p>52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00" calcext:value-type="float">
            <text:p>3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1178.22" calcext:value-type="float">
            <text:p>5,061,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31.36" calcext:value-type="float">
            <text:p>34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09633.71" calcext:value-type="float">
            <text:p>(3,209,6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0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0.01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809.12" calcext:value-type="float">
            <text:p>138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205.95" calcext:value-type="float">
            <text:p>15,2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190.94" calcext:value-type="float">
            <text:p>81,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97.47" calcext:value-type="float">
            <text:p>19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99.05" calcext:value-type="float">
            <text:p>23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0746.92" calcext:value-type="float">
            <text:p>3,510,7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942.47" calcext:value-type="float">
            <text:p>101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7203.29" calcext:value-type="float">
            <text:p>(1,447,203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rks, Forestry &amp; Recreation</text:p>
          </table:table-cell>
          <table:table-cell table:style-name="ce4" office:value-type="string" calcext:value-type="string">
            <text:p>PR-Urban Forestry</text:p>
          </table:table-cell>
          <table:table-cell table:style-name="ce11" office:value-type="string" calcext:value-type="string">
            <text:p>Urban Forestry Planning &amp; Develop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746.84" calcext:value-type="float">
            <text:p>(1,74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licy, Planning, Finance &amp; Administration</text:p>
          </table:table-cell>
          <table:table-cell table:style-name="ce2" office:value-type="string" calcext:value-type="string">
            <text:p>Corporate Leadership</text:p>
          </table:table-cell>
          <table:table-cell table:style-name="ce8" office:value-type="string" calcext:value-type="string">
            <text:p>Corporate Leadership</text:p>
          </table:table-cell>
          <table:table-cell table:style-name="ce2" office:value-type="string" calcext:value-type="string">
            <text:p>Equipment</text:p>
          </table:table-cell>
          <table:table-cell table:style-name="ce8" office:value-type="string" calcext:value-type="string">
            <text:p>3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999.99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9" office:value-type="string" calcext:value-type="string">
            <text:p>Corporate Leadershi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2.95" calcext:value-type="float">
            <text:p>2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9" office:value-type="string" calcext:value-type="string">
            <text:p>Corporate Leadershi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6614.06" calcext:value-type="float">
            <text:p>766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9" office:value-type="string" calcext:value-type="string">
            <text:p>Corporate Leadershi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600" calcext:value-type="float">
            <text:p>2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Organizational Effectiveness</text:p>
          </table:table-cell>
          <table:table-cell table:style-name="ce10" office:value-type="string" calcext:value-type="string">
            <text:p>Organizational Effectiven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577.34" calcext:value-type="float">
            <text:p>234,5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91161.35" calcext:value-type="float">
            <text:p>(1,191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8.5" calcext:value-type="float">
            <text:p>1,0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1231.48" calcext:value-type="float">
            <text:p>1,941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92.04" calcext:value-type="float">
            <text:p>5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2039.99" calcext:value-type="float">
            <text:p>(222,0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A-Emergency Management</text:p>
          </table:table-cell>
          <table:table-cell table:style-name="ce10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5.34" calcext:value-type="float">
            <text:p>(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454.95" calcext:value-type="float">
            <text:p>22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000" calcext:value-type="float">
            <text:p>16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309.39" calcext:value-type="float">
            <text:p>279,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874.25" calcext:value-type="float">
            <text:p>37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5000" calcext:value-type="float">
            <text:p>(2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3134.03" calcext:value-type="float">
            <text:p>2,353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970.26" calcext:value-type="float">
            <text:p>203,9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124.66" calcext:value-type="float">
            <text:p>(9,1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A-Financial Management</text:p>
          </table:table-cell>
          <table:table-cell table:style-name="ce10" office:value-type="string" calcext:value-type="string">
            <text:p>Budget Planning &amp; coordin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00" calcext:value-type="float">
            <text:p>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6687.08" calcext:value-type="float">
            <text:p>(946,6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.51" calcext:value-type="float">
            <text:p>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18254.59" calcext:value-type="float">
            <text:p>2,018,2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58.06" calcext:value-type="float">
            <text:p>16,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0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99.88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87023.09" calcext:value-type="float">
            <text:p>(3,087,0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7.28" calcext:value-type="float">
            <text:p>2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25897.77" calcext:value-type="float">
            <text:p>5,725,8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876.7" calcext:value-type="float">
            <text:p>52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A-Program Support</text:p>
          </table:table-cell>
          <table:table-cell table:style-name="ce10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5.19" calcext:value-type="float">
            <text:p>1,2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5801.54" calcext:value-type="float">
            <text:p>(205,8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.81" calcext:value-type="float">
            <text:p>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4827.15" calcext:value-type="float">
            <text:p>554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63.1" calcext:value-type="float">
            <text:p>2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4615.23" calcext:value-type="float">
            <text:p>(114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0" office:value-type="string" calcext:value-type="string">
            <text:p>General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265.79" calcext:value-type="float">
            <text:p>103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17.94" calcext:value-type="float">
            <text:p>15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1639" calcext:value-type="float">
            <text:p>341,6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9007.7" calcext:value-type="float">
            <text:p>(1,029,0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1377.97" calcext:value-type="float">
            <text:p>821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4565.33" calcext:value-type="float">
            <text:p>1,544,5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732.94" calcext:value-type="float">
            <text:p>196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3076.07" calcext:value-type="float">
            <text:p>(573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0" office:value-type="string" calcext:value-type="string">
            <text:p>Public Consul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5.19" calcext:value-type="float">
            <text:p>6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4809.23" calcext:value-type="float">
            <text:p>(1,234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5.96" calcext:value-type="float">
            <text:p>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4063.88" calcext:value-type="float">
            <text:p>1,204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45.31" calcext:value-type="float">
            <text:p>5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780.98" calcext:value-type="float">
            <text:p>(103,7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7691.21" calcext:value-type="float">
            <text:p>(687,6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0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75.19" calcext:value-type="float">
            <text:p>12,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51" calcext:value-type="float">
            <text:p>13,0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6412.32" calcext:value-type="float">
            <text:p>(1,646,4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918.8" calcext:value-type="float">
            <text:p>102,9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31729.93" calcext:value-type="float">
            <text:p>2,83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292.33" calcext:value-type="float">
            <text:p>161,29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licy, Planning, Finance &amp; Administration</text:p>
          </table:table-cell>
          <table:table-cell table:style-name="ce4" office:value-type="string" calcext:value-type="string">
            <text:p>PA-Program Support</text:p>
          </table:table-cell>
          <table:table-cell table:style-name="ce11" office:value-type="string" calcext:value-type="string">
            <text:p>Time &amp; Attendance Data Entry &amp; Reporting</text:p>
          </table:table-cell>
          <table:table-cell table:style-name="ce7" office:value-type="string" calcext:value-type="string">
            <text:p>Transfers From Capital</text:p>
          </table:table-cell>
          <table:table-cell table:style-name="ce16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916921.67" calcext:value-type="float">
            <text:p>(916,9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48.83" calcext:value-type="float">
            <text:p>10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357.83" calcext:value-type="float">
            <text:p>31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296389" calcext:value-type="float">
            <text:p>(17,296,3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8479.59" calcext:value-type="float">
            <text:p>378,4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818.05" calcext:value-type="float">
            <text:p>79,8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223801.62" calcext:value-type="float">
            <text:p>35,223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688217.33" calcext:value-type="float">
            <text:p>(18,688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18359.61" calcext:value-type="float">
            <text:p>10,818,3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6007.49" calcext:value-type="float">
            <text:p>1,006,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81510.19" calcext:value-type="float">
            <text:p>181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041.52" calcext:value-type="float">
            <text:p>(43,0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0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90" calcext:value-type="float">
            <text:p>(3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57914.95" calcext:value-type="float">
            <text:p>2,157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995.65" calcext:value-type="float">
            <text:p>104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8229.86" calcext:value-type="float">
            <text:p>508,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11081.43" calcext:value-type="float">
            <text:p>4,011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3072.48" calcext:value-type="float">
            <text:p>4,383,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856071.07" calcext:value-type="float">
            <text:p>(73,856,0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639375.66" calcext:value-type="float">
            <text:p>49,639,3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583379.58" calcext:value-type="float">
            <text:p>71,583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482.5" calcext:value-type="float">
            <text:p>(128,4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041.52" calcext:value-type="float">
            <text:p>(43,0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854.9" calcext:value-type="float">
            <text:p>49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966.27" calcext:value-type="float">
            <text:p>100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762.89" calcext:value-type="float">
            <text:p>65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240.12" calcext:value-type="float">
            <text:p>39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000" calcext:value-type="float">
            <text:p>3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30240.19" calcext:value-type="float">
            <text:p>5,430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6610.72" calcext:value-type="float">
            <text:p>1,036,6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51000" calcext:value-type="float">
            <text:p>(9,85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1.51" calcext:value-type="float">
            <text:p>1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239.98" calcext:value-type="float">
            <text:p>79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23.41" calcext:value-type="float">
            <text:p>6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565439" calcext:value-type="float">
            <text:p>46,565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621009.74" calcext:value-type="float">
            <text:p>(36,621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7136.92" calcext:value-type="float">
            <text:p>1,507,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613.31" calcext:value-type="float">
            <text:p>13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24.24" calcext:value-type="float">
            <text:p>(30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33.08" calcext:value-type="float">
            <text:p>(14,1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8484" calcext:value-type="float">
            <text:p>(338,4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1.51" calcext:value-type="float">
            <text:p>1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769181.96" calcext:value-type="float">
            <text:p>(28,769,1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239.98" calcext:value-type="float">
            <text:p>79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23.41" calcext:value-type="float">
            <text:p>6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241374.4" calcext:value-type="float">
            <text:p>110,241,3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Other Subsidies</text:p>
          </table:table-cell>
          <table:table-cell table:style-name="ce10" office:value-type="string" calcext:value-type="string">
            <text:p>8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710554.56" calcext:value-type="float">
            <text:p>(16,710,5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109770.41" calcext:value-type="float">
            <text:p>(21,109,7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7134.42" calcext:value-type="float">
            <text:p>1,507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613.32" calcext:value-type="float">
            <text:p>13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24.23" calcext:value-type="float">
            <text:p>(30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33.07" calcext:value-type="float">
            <text:p>(14,1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59716" calcext:value-type="float">
            <text:p>(859,7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1.51" calcext:value-type="float">
            <text:p>1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309828.04" calcext:value-type="float">
            <text:p>(102,309,8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470.98" calcext:value-type="float">
            <text:p>79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23.41" calcext:value-type="float">
            <text:p>6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9459870.68" calcext:value-type="float">
            <text:p>319,459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Other Subsidies</text:p>
          </table:table-cell>
          <table:table-cell table:style-name="ce10" office:value-type="string" calcext:value-type="string">
            <text:p>8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6710555.23" calcext:value-type="float">
            <text:p>16,710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44656.41" calcext:value-type="float">
            <text:p>(5,644,6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9237.62" calcext:value-type="float">
            <text:p>1,749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613.32" calcext:value-type="float">
            <text:p>13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24.23" calcext:value-type="float">
            <text:p>(30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33.07" calcext:value-type="float">
            <text:p>(14,133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cial Development, Finance &amp; Administration</text:p>
          </table:table-cell>
          <table:table-cell table:style-name="ce2" office:value-type="string" calcext:value-type="string">
            <text:p>CD-Community &amp; Neighbourhood Development</text:p>
          </table:table-cell>
          <table:table-cell table:style-name="ce8" office:value-type="string" calcext:value-type="string">
            <text:p>Community Engagemen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2500" calcext:value-type="float">
            <text:p>(2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2.33" calcext:value-type="float">
            <text:p>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5502.45" calcext:value-type="float">
            <text:p>(185,5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713.72" calcext:value-type="float">
            <text:p>495,7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281.52" calcext:value-type="float">
            <text:p>18,2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0" office:value-type="string" calcext:value-type="string">
            <text:p>Community Funding Delivery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00" calcext:value-type="float">
            <text:p>(4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5000" calcext:value-type="float">
            <text:p>(1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50.68" calcext:value-type="float">
            <text:p>3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0000" calcext:value-type="float">
            <text:p>3,0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71795.6" calcext:value-type="float">
            <text:p>(3,571,7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8487.77" calcext:value-type="float">
            <text:p>2,038,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69.71" calcext:value-type="float">
            <text:p>22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0" office:value-type="string" calcext:value-type="string">
            <text:p>Community Safe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8600" calcext:value-type="float">
            <text:p>(228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37.57" calcext:value-type="float">
            <text:p>8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0965.41" calcext:value-type="float">
            <text:p>(230,9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7662.96" calcext:value-type="float">
            <text:p>887,6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34.74" calcext:value-type="float">
            <text:p>36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0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55000" calcext:value-type="float">
            <text:p>(10,05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3.51" calcext:value-type="float">
            <text:p>1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55.05" calcext:value-type="float">
            <text:p>4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00000" calcext:value-type="float">
            <text:p>10,0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2289.89" calcext:value-type="float">
            <text:p>(292,2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8695.39" calcext:value-type="float">
            <text:p>1,038,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527.8" calcext:value-type="float">
            <text:p>73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0251.5" calcext:value-type="float">
            <text:p>(1,630,2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7250" calcext:value-type="float">
            <text:p>(217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68.72" calcext:value-type="float">
            <text:p>11,5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598.41" calcext:value-type="float">
            <text:p>(40,5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8368.37" calcext:value-type="float">
            <text:p>488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0588.42" calcext:value-type="float">
            <text:p>2,380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D-Community Partnership Investment Program</text:p>
          </table:table-cell>
          <table:table-cell table:style-name="ce10" office:value-type="string" calcext:value-type="string">
            <text:p>Investment Fund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2500" calcext:value-type="float">
            <text:p>(44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9" office:value-type="string" calcext:value-type="string">
            <text:p>Investment Fund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7700" calcext:value-type="float">
            <text:p>3,647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0" office:value-type="string" calcext:value-type="string">
            <text:p>Partnership Fund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05500" calcext:value-type="float">
            <text:p>16,005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008.1" calcext:value-type="float">
            <text:p>21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8.7" calcext:value-type="float">
            <text:p>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83.56" calcext:value-type="float">
            <text:p>14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088.2" calcext:value-type="float">
            <text:p>(238,0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5483.18" calcext:value-type="float">
            <text:p>2,005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150.44" calcext:value-type="float">
            <text:p>48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1.22" calcext:value-type="float">
            <text:p>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33.8" calcext:value-type="float">
            <text:p>(55,8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677.78" calcext:value-type="float">
            <text:p>411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60.07" calcext:value-type="float">
            <text:p>27,9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Program Suppor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791.69" calcext:value-type="float">
            <text:p>40,7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7.78" calcext:value-type="float">
            <text:p>1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8025" calcext:value-type="float">
            <text:p>298,0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91.1" calcext:value-type="float">
            <text:p>7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149.3" calcext:value-type="float">
            <text:p>(88,1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9470.71" calcext:value-type="float">
            <text:p>739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590.09" calcext:value-type="float">
            <text:p>36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Revenue &amp; Cash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1.22" calcext:value-type="float">
            <text:p>3,0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0317.8" calcext:value-type="float">
            <text:p>(940,3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2033.1" calcext:value-type="float">
            <text:p>1,912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860.1" calcext:value-type="float">
            <text:p>30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D-Social Policy &amp; Planning</text:p>
          </table:table-cell>
          <table:table-cell table:style-name="ce10" office:value-type="string" calcext:value-type="string">
            <text:p>Human Services System Plann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7500" calcext:value-type="float">
            <text:p>(57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63.11" calcext:value-type="float">
            <text:p>2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20200" calcext:value-type="float">
            <text:p>(420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69.66" calcext:value-type="float">
            <text:p>19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6969" calcext:value-type="float">
            <text:p>(276,9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8056.64" calcext:value-type="float">
            <text:p>1,548,0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3836.15" calcext:value-type="float">
            <text:p>643,8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0" office:value-type="string" calcext:value-type="string">
            <text:p>Social Policy &amp; Analysi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6.21" calcext:value-type="float">
            <text:p>1,8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73.26" calcext:value-type="float">
            <text:p>4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822.27" calcext:value-type="float">
            <text:p>(164,8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3010.53" calcext:value-type="float">
            <text:p>983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32.13" calcext:value-type="float">
            <text:p>11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0" office:value-type="string" calcext:value-type="string">
            <text:p>Social Research &amp; Evalu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74.96" calcext:value-type="float">
            <text:p>3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09.63" calcext:value-type="float">
            <text:p>10,3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83.33" calcext:value-type="float">
            <text:p>3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9721.12" calcext:value-type="float">
            <text:p>(189,7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6668.18" calcext:value-type="float">
            <text:p>726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39.35" calcext:value-type="float">
            <text:p>17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Corporate Partnership Initiativ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3.9" calcext:value-type="float">
            <text:p>3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Corporate Partnership Initiativ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576.44" calcext:value-type="float">
            <text:p>217,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Corporate Partnership Initiativ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88.71" calcext:value-type="float">
            <text:p>5,5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Partnership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7.15" calcext:value-type="float">
            <text:p>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Partnership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889.56" calcext:value-type="float">
            <text:p>398,8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Partnership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45.99" calcext:value-type="float">
            <text:p>10,2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.95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040.49" calcext:value-type="float">
            <text:p>221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94.34" calcext:value-type="float">
            <text:p>15,1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149.11" calcext:value-type="float">
            <text:p>(108,1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orporate Leadership (DCM)</text:p>
          </table:table-cell>
          <table:table-cell table:style-name="ce10" office:value-type="string" calcext:value-type="string">
            <text:p>Corporate Leadership (DCM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93.23" calcext:value-type="float">
            <text:p>34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4.96" calcext:value-type="float">
            <text:p>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12.53" calcext:value-type="float">
            <text:p>7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018.25" calcext:value-type="float">
            <text:p>(90,0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9712.82" calcext:value-type="float">
            <text:p>1,069,7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cial Development, Finance &amp; Administration</text:p>
          </table:table-cell>
          <table:table-cell table:style-name="ce4" office:value-type="string" calcext:value-type="string">
            <text:p>Corporate Leadership (DCM)</text:p>
          </table:table-cell>
          <table:table-cell table:style-name="ce11" office:value-type="string" calcext:value-type="string">
            <text:p>Corporate Leadership (DCM)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64099.02" calcext:value-type="float">
            <text:p>64,0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lid Waste Management Services</text:p>
          </table:table-cell>
          <table:table-cell table:style-name="ce2" office:value-type="string" calcext:value-type="string">
            <text:p>SW-City Beautification</text:p>
          </table:table-cell>
          <table:table-cell table:style-name="ce8" office:value-type="string" calcext:value-type="string">
            <text:p>Litter Pick-up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137890.44" calcext:value-type="float">
            <text:p>1,137,8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55.2" calcext:value-type="float">
            <text:p>8,7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2749.13" calcext:value-type="float">
            <text:p>1,832,7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623.75" calcext:value-type="float">
            <text:p>173,6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4474.93" calcext:value-type="float">
            <text:p>474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30743.57" calcext:value-type="float">
            <text:p>10,730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48338.64" calcext:value-type="float">
            <text:p>2,948,3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0" office:value-type="string" calcext:value-type="string">
            <text:p>Parks Bi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0890.7" calcext:value-type="float">
            <text:p>1,760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9.49" calcext:value-type="float">
            <text:p>2,0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5462.5" calcext:value-type="float">
            <text:p>1,265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477.38" calcext:value-type="float">
            <text:p>86,4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578.02" calcext:value-type="float">
            <text:p>164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6664.63" calcext:value-type="float">
            <text:p>5,956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10.27" calcext:value-type="float">
            <text:p>128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0" office:value-type="string" calcext:value-type="string">
            <text:p>Special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40.32" calcext:value-type="float">
            <text:p>31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.78" calcext:value-type="float">
            <text:p>4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073.78" calcext:value-type="float">
            <text:p>104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96.39" calcext:value-type="float">
            <text:p>10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511.62" calcext:value-type="float">
            <text:p>24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4770.58" calcext:value-type="float">
            <text:p>594,7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577.66" calcext:value-type="float">
            <text:p>171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0" office:value-type="string" calcext:value-type="string">
            <text:p>Street Litter Bi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379.59" calcext:value-type="float">
            <text:p>101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2.41" calcext:value-type="float">
            <text:p>5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9688.46" calcext:value-type="float">
            <text:p>829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4829.63" calcext:value-type="float">
            <text:p>(1,354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224.72" calcext:value-type="float">
            <text:p>66,2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787.35" calcext:value-type="float">
            <text:p>78,7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9094.14" calcext:value-type="float">
            <text:p>4,959,0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20.7" calcext:value-type="float">
            <text:p>5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Residual Management</text:p>
          </table:table-cell>
          <table:table-cell table:style-name="ce10" office:value-type="string" calcext:value-type="string">
            <text:p>Energy Gene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17.28" calcext:value-type="float">
            <text:p>13,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4.07" calcext:value-type="float">
            <text:p>1,4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38.34" calcext:value-type="float">
            <text:p>11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5.55" calcext:value-type="float">
            <text:p>1,0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04.98" calcext:value-type="float">
            <text:p>10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830.55" calcext:value-type="float">
            <text:p>125,8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59.22" calcext:value-type="float">
            <text:p>80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0000" calcext:value-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0300.57" calcext:value-type="float">
            <text:p>(510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0" office:value-type="string" calcext:value-type="string">
            <text:p>Green Lane Landfill Sit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91023.58" calcext:value-type="float">
            <text:p>6,391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127.11" calcext:value-type="float">
            <text:p>53,1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99038.01" calcext:value-type="float">
            <text:p>3,499,0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9315" calcext:value-type="float">
            <text:p>(989,3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0966.25" calcext:value-type="float">
            <text:p>420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807448.85" calcext:value-type="float">
            <text:p>67,807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3613.01" calcext:value-type="float">
            <text:p>85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10341.29" calcext:value-type="float">
            <text:p>12,110,3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279632.56" calcext:value-type="float">
            <text:p>(43,279,6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41320.74" calcext:value-type="float">
            <text:p>(2,141,3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0" office:value-type="string" calcext:value-type="string">
            <text:p>Perpetual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61302.42" calcext:value-type="float">
            <text:p>9,861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63.27" calcext:value-type="float">
            <text:p>8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3930.19" calcext:value-type="float">
            <text:p>573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51.35" calcext:value-type="float">
            <text:p>12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7940.4" calcext:value-type="float">
            <text:p>757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28299.01" calcext:value-type="float">
            <text:p>2,828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636.51" calcext:value-type="float">
            <text:p>56,6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94633.62" calcext:value-type="float">
            <text:p>(2,294,6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000" calcext:value-type="float">
            <text:p>(10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Durable Goods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0018.74" calcext:value-type="float">
            <text:p>1,070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35.02" calcext:value-type="float">
            <text:p>7,7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82687.2" calcext:value-type="float">
            <text:p>2,482,6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9781.72" calcext:value-type="float">
            <text:p>209,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9893.42" calcext:value-type="float">
            <text:p>829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01739.7" calcext:value-type="float">
            <text:p>6,201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04666.32" calcext:value-type="float">
            <text:p>6,804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Garbage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85110.72" calcext:value-type="float">
            <text:p>5,685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53.96" calcext:value-type="float">
            <text:p>25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46013.75" calcext:value-type="float">
            <text:p>3,446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645.1" calcext:value-type="float">
            <text:p>(50,6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062.91" calcext:value-type="float">
            <text:p>222,0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4633.95" calcext:value-type="float">
            <text:p>1,864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51563.11" calcext:value-type="float">
            <text:p>7,451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19486.39" calcext:value-type="float">
            <text:p>9,719,4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24342.89" calcext:value-type="float">
            <text:p>(4,024,3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3230.05" calcext:value-type="float">
            <text:p>(653,2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0331328.86" calcext:value-type="float">
            <text:p>(270,331,3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Green Bin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0146.33" calcext:value-type="float">
            <text:p>1,250,1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69.56" calcext:value-type="float">
            <text:p>12,9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27065.67" calcext:value-type="float">
            <text:p>4,327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473.35" calcext:value-type="float">
            <text:p>411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8209" calcext:value-type="float">
            <text:p>968,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86975.34" calcext:value-type="float">
            <text:p>12,286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09372.96" calcext:value-type="float">
            <text:p>5,509,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Leaf &amp; Yard Waste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0252.34" calcext:value-type="float">
            <text:p>860,2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72.32" calcext:value-type="float">
            <text:p>9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3832.6" calcext:value-type="float">
            <text:p>2,133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065.07" calcext:value-type="float">
            <text:p>185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7066.23" calcext:value-type="float">
            <text:p>667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80044.31" calcext:value-type="float">
            <text:p>5,680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27136.46" calcext:value-type="float">
            <text:p>4,127,1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786" calcext:value-type="float">
            <text:p>(51,7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124.9" calcext:value-type="float">
            <text:p>(33,1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5144.7" calcext:value-type="float">
            <text:p>(615,1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208.15" calcext:value-type="float">
            <text:p>52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4.54" calcext:value-type="float">
            <text:p>2,0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946.48" calcext:value-type="float">
            <text:p>346,9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32.48" calcext:value-type="float">
            <text:p>37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269.09" calcext:value-type="float">
            <text:p>40,2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2767.98" calcext:value-type="float">
            <text:p>1,162,7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740.09" calcext:value-type="float">
            <text:p>51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Recyclables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1905.46" calcext:value-type="float">
            <text:p>4,951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62.31" calcext:value-type="float">
            <text:p>19,3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1073.02" calcext:value-type="float">
            <text:p>3,261,0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003.68" calcext:value-type="float">
            <text:p>(38,0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620.15" calcext:value-type="float">
            <text:p>218,6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9045.97" calcext:value-type="float">
            <text:p>1,679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56800" calcext:value-type="float">
            <text:p>(10,856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31520.35" calcext:value-type="float">
            <text:p>6,831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62386.97" calcext:value-type="float">
            <text:p>11,462,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Solid Waste Education &amp; Enforcement</text:p>
          </table:table-cell>
          <table:table-cell table:style-name="ce10" office:value-type="string" calcext:value-type="string">
            <text:p>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829.79" calcext:value-type="float">
            <text:p>198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0.28" calcext:value-type="float">
            <text:p>1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758.8" calcext:value-type="float">
            <text:p>192,7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6062.35" calcext:value-type="float">
            <text:p>356,0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571.38" calcext:value-type="float">
            <text:p>15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721.2" calcext:value-type="float">
            <text:p>51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0" office:value-type="string" calcext:value-type="string">
            <text:p>Environment Day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34.55" calcext:value-type="float">
            <text:p>27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68.47" calcext:value-type="float">
            <text:p>6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107.72" calcext:value-type="float">
            <text:p>33,1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562.87" calcext:value-type="float">
            <text:p>25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68.56" calcext:value-type="float">
            <text:p>23,0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4380" calcext:value-type="float">
            <text:p>594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125.57" calcext:value-type="float">
            <text:p>73,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98.59" calcext:value-type="float">
            <text:p>(9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0" office:value-type="string" calcext:value-type="string">
            <text:p>Promotion &amp;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9748.22" calcext:value-type="float">
            <text:p>389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1.52" calcext:value-type="float">
            <text:p>1,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5823.05" calcext:value-type="float">
            <text:p>465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10.77" calcext:value-type="float">
            <text:p>3,9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893.59" calcext:value-type="float">
            <text:p>302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287.11" calcext:value-type="float">
            <text:p>130,2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97669.43" calcext:value-type="float">
            <text:p>3,397,6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Durable Goods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965.99" calcext:value-type="float">
            <text:p>168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16.6" calcext:value-type="float">
            <text:p>2,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034.73" calcext:value-type="float">
            <text:p>200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054.07" calcext:value-type="float">
            <text:p>42,0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312.25" calcext:value-type="float">
            <text:p>131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1874.47" calcext:value-type="float">
            <text:p>1,091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1131.08" calcext:value-type="float">
            <text:p>2,391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1435.5" calcext:value-type="float">
            <text:p>(1,121,4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Garbage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56974.57" calcext:value-type="float">
            <text:p>1,656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913.5" calcext:value-type="float">
            <text:p>57,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1639.7" calcext:value-type="float">
            <text:p>2,431,6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98278.13" calcext:value-type="float">
            <text:p>(2,698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6541.22" calcext:value-type="float">
            <text:p>1,846,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85060.49" calcext:value-type="float">
            <text:p>2,585,0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646.4" calcext:value-type="float">
            <text:p>(4,6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58755.22" calcext:value-type="float">
            <text:p>9,658,7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90134.06" calcext:value-type="float">
            <text:p>12,590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2011.91" calcext:value-type="float">
            <text:p>(572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4860.59" calcext:value-type="float">
            <text:p>(454,8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199348.38" calcext:value-type="float">
            <text:p>(9,199,3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Green Bin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11351.98" calcext:value-type="float">
            <text:p>2,311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526.38" calcext:value-type="float">
            <text:p>22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93975.46" calcext:value-type="float">
            <text:p>1,993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5677.94" calcext:value-type="float">
            <text:p>395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9506.59" calcext:value-type="float">
            <text:p>2,009,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7544.93" calcext:value-type="float">
            <text:p>3,157,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43176.02" calcext:value-type="float">
            <text:p>19,043,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677.3" calcext:value-type="float">
            <text:p>(120,6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Leaf &amp; Yard Waste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4350.33" calcext:value-type="float">
            <text:p>854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91.52" calcext:value-type="float">
            <text:p>18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1251.18" calcext:value-type="float">
            <text:p>1,331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283" calcext:value-type="float">
            <text:p>(135,2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859.3" calcext:value-type="float">
            <text:p>434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9097.13" calcext:value-type="float">
            <text:p>919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72" calcext:value-type="float">
            <text:p>(3,8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90573.38" calcext:value-type="float">
            <text:p>3,390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40942.64" calcext:value-type="float">
            <text:p>4,940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57.54" calcext:value-type="float">
            <text:p>(18,8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545.82" calcext:value-type="float">
            <text:p>(83,5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1617.2" calcext:value-type="float">
            <text:p>(391,6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345.58" calcext:value-type="float">
            <text:p>270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49.37" calcext:value-type="float">
            <text:p>5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799.33" calcext:value-type="float">
            <text:p>186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60.85" calcext:value-type="float">
            <text:p>26,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0099.6" calcext:value-type="float">
            <text:p>210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5413.71" calcext:value-type="float">
            <text:p>(1,155,4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1153.57" calcext:value-type="float">
            <text:p>1,351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9731.88" calcext:value-type="float">
            <text:p>1,989,7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0636.98" calcext:value-type="float">
            <text:p>(310,6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0300.57" calcext:value-type="float">
            <text:p>(510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Resales of Recyclables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4303.2" calcext:value-type="float">
            <text:p>2,394,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292.87" calcext:value-type="float">
            <text:p>27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09569.66" calcext:value-type="float">
            <text:p>3,709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9851.94" calcext:value-type="float">
            <text:p>(129,8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8161.62" calcext:value-type="float">
            <text:p>868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67952.18" calcext:value-type="float">
            <text:p>2,467,9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644361.6" calcext:value-type="float">
            <text:p>(9,644,3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94279.71" calcext:value-type="float">
            <text:p>7,594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108218.36" calcext:value-type="float">
            <text:p>32,108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36623.69" calcext:value-type="float">
            <text:p>(23,836,6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4940.25" calcext:value-type="float">
            <text:p>(194,94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lid Waste Management Services</text:p>
          </table:table-cell>
          <table:table-cell table:style-name="ce4" office:value-type="string" calcext:value-type="string">
            <text:p>SW-Solid Waste Processing &amp; Transport</text:p>
          </table:table-cell>
          <table:table-cell table:style-name="ce11" office:value-type="string" calcext:value-type="string">
            <text:p>Resales of Recyclables (P&amp;T)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44447.32" calcext:value-type="float">
            <text:p>(344,447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heatres</text:p>
          </table:table-cell>
          <table:table-cell table:style-name="ce2" office:value-type="string" calcext:value-type="string">
            <text:p>Theatrical &amp; Other Cultural Events</text:p>
          </table:table-cell>
          <table:table-cell table:style-name="ce8" office:value-type="string" calcext:value-type="string">
            <text:p>Theatrical &amp; Other Cultural Eve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370893.04" calcext:value-type="float">
            <text:p>(2,370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4368" calcext:value-type="float">
            <text:p>1,074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6657.31" calcext:value-type="float">
            <text:p>1,766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141" calcext:value-type="float">
            <text:p>826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8982" calcext:value-type="float">
            <text:p>2,188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5149.5" calcext:value-type="float">
            <text:p>735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25491" calcext:value-type="float">
            <text:p>11,725,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47552" calcext:value-type="float">
            <text:p>4,847,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73679.2" calcext:value-type="float">
            <text:p>(3,073,679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heatres</text:p>
          </table:table-cell>
          <table:table-cell table:style-name="ce4" office:value-type="string" calcext:value-type="string">
            <text:p>Theatrical &amp; Other Cultural Events</text:p>
          </table:table-cell>
          <table:table-cell table:style-name="ce11" office:value-type="string" calcext:value-type="string">
            <text:p>Theatrical &amp; Other Cultural Eve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2182214" calcext:value-type="float">
            <text:p>(12,182,214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&amp; Region Conservation Authority</text:p>
          </table:table-cell>
          <table:table-cell table:style-name="ce8" office:value-type="string" calcext:value-type="string">
            <text:p>Toronto &amp; Region Conservation Authorit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4713000" calcext:value-type="float">
            <text:p>(4,713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2000" calcext:value-type="float">
            <text:p>1,25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11000" calcext:value-type="float">
            <text:p>4,211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35000" calcext:value-type="float">
            <text:p>(1,835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120000" calcext:value-type="float">
            <text:p>33,1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6000" calcext:value-type="float">
            <text:p>1,936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62000" calcext:value-type="float">
            <text:p>(5,362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&amp; Region Conservation Authority</text:p>
          </table:table-cell>
          <table:table-cell table:style-name="ce11" office:value-type="string" calcext:value-type="string">
            <text:p>Toronto &amp; Region Conservation Authorit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4702000" calcext:value-type="float">
            <text:p>(24,702,0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Atmospheric Fund</text:p>
          </table:table-cell>
          <table:table-cell table:style-name="ce8" office:value-type="string" calcext:value-type="string">
            <text:p>Toronto Atmospheric Fund</text:p>
          </table:table-cell>
          <table:table-cell table:style-name="ce2" office:value-type="string" calcext:value-type="string">
            <text:p>Materials &amp; Supplies</text:p>
          </table:table-cell>
          <table:table-cell table:style-name="ce8" office:value-type="string" calcext:value-type="string">
            <text:p>2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0000" calcext:value-type="float">
            <text:p>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9" office:value-type="string" calcext:value-type="string">
            <text:p>Toronto Atmospheric Fund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9" office:value-type="string" calcext:value-type="string">
            <text:p>Toronto Atmospheric Fund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2000" calcext:value-type="float">
            <text:p>1,10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9" office:value-type="string" calcext:value-type="string">
            <text:p>Toronto Atmospheric Fund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25000" calcext:value-type="float">
            <text:p>(1,925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Atmospheric Fund</text:p>
          </table:table-cell>
          <table:table-cell table:style-name="ce11" office:value-type="string" calcext:value-type="string">
            <text:p>Toronto Atmospheric Fund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650000" calcext:value-type="float">
            <text:p>(650,0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Building</text:p>
          </table:table-cell>
          <table:table-cell table:style-name="ce2" office:value-type="string" calcext:value-type="string">
            <text:p>BL-Building Compliance</text:p>
          </table:table-cell>
          <table:table-cell table:style-name="ce8" office:value-type="string" calcext:value-type="string">
            <text:p>Building Inspection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89994.15" calcext:value-type="float">
            <text:p>(189,9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4667.9" calcext:value-type="float">
            <text:p>1,614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5074.39" calcext:value-type="float">
            <text:p>32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6294.33" calcext:value-type="float">
            <text:p>336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359.26" calcext:value-type="float">
            <text:p>(407,3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587638.77" calcext:value-type="float">
            <text:p>(22,587,6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799.57" calcext:value-type="float">
            <text:p>55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448.1" calcext:value-type="float">
            <text:p>145,4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877131.9" calcext:value-type="float">
            <text:p>17,877,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600.7" calcext:value-type="float">
            <text:p>455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600.06" calcext:value-type="float">
            <text:p>(1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2721.17" calcext:value-type="float">
            <text:p>(162,7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94566" calcext:value-type="float">
            <text:p>(594,5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0" office:value-type="string" calcext:value-type="string">
            <text:p>Building Investig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108.4" calcext:value-type="float">
            <text:p>(8,1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7357.34" calcext:value-type="float">
            <text:p>327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791.14" calcext:value-type="float">
            <text:p>27,7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180.21" calcext:value-type="float">
            <text:p>68,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2587.9" calcext:value-type="float">
            <text:p>(82,5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88177.4" calcext:value-type="float">
            <text:p>(4,488,1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12.92" calcext:value-type="float">
            <text:p>11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488.12" calcext:value-type="float">
            <text:p>29,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22374.76" calcext:value-type="float">
            <text:p>3,322,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170.41" calcext:value-type="float">
            <text:p>84,1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60" calcext:value-type="float">
            <text:p>(2,9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921.48" calcext:value-type="float">
            <text:p>(27,9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542" calcext:value-type="float">
            <text:p>(120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0" office:value-type="string" calcext:value-type="string">
            <text:p>Sign Tax Billing &amp; Collec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6.58" calcext:value-type="float">
            <text:p>(8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89.97" calcext:value-type="float">
            <text:p>35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4.02" calcext:value-type="float">
            <text:p>3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70.83" calcext:value-type="float">
            <text:p>7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28.42" calcext:value-type="float">
            <text:p>(8,9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5208.87" calcext:value-type="float">
            <text:p>(485,2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3.12" calcext:value-type="float">
            <text:p>1,2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87.9" calcext:value-type="float">
            <text:p>3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901.05" calcext:value-type="float">
            <text:p>287,9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99.38" calcext:value-type="float">
            <text:p>9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9" calcext:value-type="float">
            <text:p>(3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3.75" calcext:value-type="float">
            <text:p>(2,3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032" calcext:value-type="float">
            <text:p>(13,0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BL-Building Permission &amp; Information</text:p>
          </table:table-cell>
          <table:table-cell table:style-name="ce10" office:value-type="string" calcext:value-type="string">
            <text:p>Building Inform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53.03" calcext:value-type="float">
            <text:p>(12,0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6612.26" calcext:value-type="float">
            <text:p>486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310.27" calcext:value-type="float">
            <text:p>41,3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348.97" calcext:value-type="float">
            <text:p>101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2765.8" calcext:value-type="float">
            <text:p>(122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71618.84" calcext:value-type="float">
            <text:p>(6,671,6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16.24" calcext:value-type="float">
            <text:p>16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33.66" calcext:value-type="float">
            <text:p>43,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8312.66" calcext:value-type="float">
            <text:p>1,798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119.55" calcext:value-type="float">
            <text:p>125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00" calcext:value-type="float">
            <text:p>(4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452.87" calcext:value-type="float">
            <text:p>(49,4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185" calcext:value-type="float">
            <text:p>(179,1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0" office:value-type="string" calcext:value-type="string">
            <text:p>Building Permi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227.13" calcext:value-type="float">
            <text:p>(39,2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3701.66" calcext:value-type="float">
            <text:p>1,583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4445.65" calcext:value-type="float">
            <text:p>134,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9845.84" calcext:value-type="float">
            <text:p>329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9546.89" calcext:value-type="float">
            <text:p>(399,5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713079.13" calcext:value-type="float">
            <text:p>(21,713,0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728.81" calcext:value-type="float">
            <text:p>54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658.68" calcext:value-type="float">
            <text:p>142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55007.73" calcext:value-type="float">
            <text:p>18,855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7203.9" calcext:value-type="float">
            <text:p>407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320" calcext:value-type="float">
            <text:p>(14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3682.26" calcext:value-type="float">
            <text:p>(153,6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3164" calcext:value-type="float">
            <text:p>(583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0" office:value-type="string" calcext:value-type="string">
            <text:p>Preliminary Review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313.71" calcext:value-type="float">
            <text:p>(9,3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6018.53" calcext:value-type="float">
            <text:p>376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921.91" calcext:value-type="float">
            <text:p>31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315.13" calcext:value-type="float">
            <text:p>78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864.49" calcext:value-type="float">
            <text:p>(94,8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55338.98" calcext:value-type="float">
            <text:p>(5,155,3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95.21" calcext:value-type="float">
            <text:p>12,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871.5" calcext:value-type="float">
            <text:p>33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46739.72" calcext:value-type="float">
            <text:p>4,046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685.72" calcext:value-type="float">
            <text:p>96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00.06" calcext:value-type="float">
            <text:p>(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102.76" calcext:value-type="float">
            <text:p>(38,1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8461" calcext:value-type="float">
            <text:p>(138,46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Employment &amp; Social Services</text:p>
          </table:table-cell>
          <table:table-cell table:style-name="ce2" office:value-type="string" calcext:value-type="string">
            <text:p>SS-Employment Services</text:p>
          </table:table-cell>
          <table:table-cell table:style-name="ce8" office:value-type="string" calcext:value-type="string">
            <text:p>Develop and implement integrated employment strategie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126.97" calcext:value-type="float">
            <text:p>(7,1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010.45" calcext:value-type="float">
            <text:p>47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.91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026.89" calcext:value-type="float">
            <text:p>45,0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66.06" calcext:value-type="float">
            <text:p>(4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86.3" calcext:value-type="float">
            <text:p>80,5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3604.2" calcext:value-type="float">
            <text:p>(1,283,6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34584.53" calcext:value-type="float">
            <text:p>3,034,5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094958.1" calcext:value-type="float">
            <text:p>(1,094,9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0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61596.53" calcext:value-type="float">
            <text:p>(1,661,5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648.87" calcext:value-type="float">
            <text:p>130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098.31" calcext:value-type="float">
            <text:p>41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4753.82" calcext:value-type="float">
            <text:p>454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099.55" calcext:value-type="float">
            <text:p>(62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0182.9" calcext:value-type="float">
            <text:p>250,1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00000" calcext:value-type="float">
            <text:p>10,2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148635.86" calcext:value-type="float">
            <text:p>(49,148,6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704184.61" calcext:value-type="float">
            <text:p>31,704,1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634087.85" calcext:value-type="float">
            <text:p>25,634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S-Financial Supports</text:p>
          </table:table-cell>
          <table:table-cell table:style-name="ce10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62092.21" calcext:value-type="float">
            <text:p>(12,862,0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73573.71" calcext:value-type="float">
            <text:p>4,773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107.5" calcext:value-type="float">
            <text:p>20,1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70577.34" calcext:value-type="float">
            <text:p>15,870,5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792.07" calcext:value-type="float">
            <text:p>(39,7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92582.08" calcext:value-type="float">
            <text:p>13,192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2613295.38" calcext:value-type="float">
            <text:p>772,613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4945126.79" calcext:value-type="float">
            <text:p>(794,945,1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931908.29" calcext:value-type="float">
            <text:p>26,931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921501.7" calcext:value-type="float">
            <text:p>60,921,5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800000" calcext:value-type="float">
            <text:p>(17,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S-Integrated Case Management and Service Planning</text:p>
          </table:table-cell>
          <table:table-cell table:style-name="ce10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42696.93" calcext:value-type="float">
            <text:p>(1,542,6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8659.24" calcext:value-type="float">
            <text:p>378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982.26" calcext:value-type="float">
            <text:p>103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4132.88" calcext:value-type="float">
            <text:p>854,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6906.12" calcext:value-type="float">
            <text:p>(126,9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618.38" calcext:value-type="float">
            <text:p>479,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044000.36" calcext:value-type="float">
            <text:p>(24,04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70828.16" calcext:value-type="float">
            <text:p>59,570,8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23195515.15" calcext:value-type="float">
            <text:p>(23,195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0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69805.92" calcext:value-type="float">
            <text:p>(3,069,8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305.18" calcext:value-type="float">
            <text:p>305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041.03" calcext:value-type="float">
            <text:p>116,0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7232.32" calcext:value-type="float">
            <text:p>1,007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2822.29" calcext:value-type="float">
            <text:p>(162,8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4356.54" calcext:value-type="float">
            <text:p>294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375487.08" calcext:value-type="float">
            <text:p>(56,375,4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856635.35" calcext:value-type="float">
            <text:p>70,856,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89949.76" calcext:value-type="float">
            <text:p>27,989,9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amedic Services</text:p>
          </table:table-cell>
          <table:table-cell table:style-name="ce2" office:value-type="string" calcext:value-type="string">
            <text:p>AM-Community Paramedicine &amp; Emergency Call Mitigation</text:p>
          </table:table-cell>
          <table:table-cell table:style-name="ce8" office:value-type="string" calcext:value-type="string">
            <text:p>Citizen First Response Education</text:p>
          </table:table-cell>
          <table:table-cell table:style-name="ce2" office:value-type="string" calcext:value-type="string">
            <text:p>Contribution To Capital</text:p>
          </table:table-cell>
          <table:table-cell table:style-name="ce8" office:value-type="string" calcext:value-type="string">
            <text:p>505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536" calcext:value-type="float">
            <text:p>4,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653.89" calcext:value-type="float">
            <text:p>25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76.57" calcext:value-type="float">
            <text:p>12,5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765.69" calcext:value-type="float">
            <text:p>95,7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2876.07" calcext:value-type="float">
            <text:p>(402,8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925.5" calcext:value-type="float">
            <text:p>243,9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3975.12" calcext:value-type="float">
            <text:p>(573,9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2448.9" calcext:value-type="float">
            <text:p>1,062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943.21" calcext:value-type="float">
            <text:p>411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45.01" calcext:value-type="float">
            <text:p>(15,0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0" calcext:value-type="float">
            <text:p>(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7431.3" calcext:value-type="float">
            <text:p>(507,4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0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104.98" calcext:value-type="float">
            <text:p>70,1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86.17" calcext:value-type="float">
            <text:p>4,5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413.74" calcext:value-type="float">
            <text:p>41,4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2.77" calcext:value-type="float">
            <text:p>(5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132.37" calcext:value-type="float">
            <text:p>25,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2712.08" calcext:value-type="float">
            <text:p>(322,7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2868.37" calcext:value-type="float">
            <text:p>512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35.83" calcext:value-type="float">
            <text:p>20,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97.06" calcext:value-type="float">
            <text:p>(3,3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5" calcext:value-type="float">
            <text:p>(2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6.26" calcext:value-type="float">
            <text:p>(1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4" calcext:value-type="float">
            <text:p>3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3601.36" calcext:value-type="float">
            <text:p>393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68.08" calcext:value-type="float">
            <text:p>13,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961.2" calcext:value-type="float">
            <text:p>213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48.3" calcext:value-type="float">
            <text:p>(1,7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834.37" calcext:value-type="float">
            <text:p>133,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9.37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16258.34" calcext:value-type="float">
            <text:p>(1,016,2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8767.74" calcext:value-type="float">
            <text:p>1,018,7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072.48" calcext:value-type="float">
            <text:p>125,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981.61" calcext:value-type="float">
            <text:p>(48,9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75" calcext:value-type="float">
            <text:p>(6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5477.2" calcext:value-type="float">
            <text:p>(615,4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0" office:value-type="string" calcext:value-type="string">
            <text:p>Critical Care Transport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08" calcext:value-type="float">
            <text:p>13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327.77" calcext:value-type="float">
            <text:p>100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20.45" calcext:value-type="float">
            <text:p>15,7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530.96" calcext:value-type="float">
            <text:p>202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273.63" calcext:value-type="float">
            <text:p>(4,2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724.62" calcext:value-type="float">
            <text:p>204,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.62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40188.22" calcext:value-type="float">
            <text:p>(3,340,1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2291.21" calcext:value-type="float">
            <text:p>1,042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681.91" calcext:value-type="float">
            <text:p>78,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72.8" calcext:value-type="float">
            <text:p>(4,4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50" calcext:value-type="float">
            <text:p>(1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29.1" calcext:value-type="float">
            <text:p>(6,3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0" office:value-type="string" calcext:value-type="string">
            <text:p>Pre-Hospital Emergency Car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4228" calcext:value-type="float">
            <text:p>534,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93652.57" calcext:value-type="float">
            <text:p>6,193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0629.8" calcext:value-type="float">
            <text:p>810,6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11734.34" calcext:value-type="float">
            <text:p>7,111,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5320.23" calcext:value-type="float">
            <text:p>(185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05741.56" calcext:value-type="float">
            <text:p>5,305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51.01" calcext:value-type="float">
            <text:p>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1609455.46" calcext:value-type="float">
            <text:p>(91,609,4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043614.91" calcext:value-type="float">
            <text:p>142,043,6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28122.24" calcext:value-type="float">
            <text:p>6,428,1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4783.27" calcext:value-type="float">
            <text:p>(484,7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1550" calcext:value-type="float">
            <text:p>(71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9011.34" calcext:value-type="float">
            <text:p>(279,0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Emergency Medical Dispatch &amp; Preliminary Care</text:p>
          </table:table-cell>
          <table:table-cell table:style-name="ce10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48" calcext:value-type="float">
            <text:p>43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891.92" calcext:value-type="float">
            <text:p>137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741.19" calcext:value-type="float">
            <text:p>279,7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4009.94" calcext:value-type="float">
            <text:p>1,914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868.12" calcext:value-type="float">
            <text:p>(115,8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425.14" calcext:value-type="float">
            <text:p>342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823271.06" calcext:value-type="float">
            <text:p>(25,823,2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416646.21" calcext:value-type="float">
            <text:p>21,416,6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02687.75" calcext:value-type="float">
            <text:p>2,502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2.07" calcext:value-type="float">
            <text:p>(2,3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500.8" calcext:value-type="float">
            <text:p>(8,50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king Authority</text:p>
          </table:table-cell>
          <table:table-cell table:style-name="ce2" office:value-type="string" calcext:value-type="string">
            <text:p>Bike Share</text:p>
          </table:table-cell>
          <table:table-cell table:style-name="ce8" office:value-type="string" calcext:value-type="string">
            <text:p>Bike Shar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8000.04" calcext:value-type="float">
            <text:p>(7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9" office:value-type="string" calcext:value-type="string">
            <text:p>Bike Sh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3100.04" calcext:value-type="float">
            <text:p>913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9" office:value-type="string" calcext:value-type="string">
            <text:p>Bike Sh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5100.04" calcext:value-type="float">
            <text:p>(835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Off-Street Parking</text:p>
          </table:table-cell>
          <table:table-cell table:style-name="ce10" office:value-type="string" calcext:value-type="string">
            <text:p>Off-Street Par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02088" calcext:value-type="float">
            <text:p>4,902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70987.04" calcext:value-type="float">
            <text:p>4,070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42263" calcext:value-type="float">
            <text:p>18,842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507046" calcext:value-type="float">
            <text:p>21,507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857523" calcext:value-type="float">
            <text:p>20,857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90020" calcext:value-type="float">
            <text:p>(3,990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826861" calcext:value-type="float">
            <text:p>(83,826,8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On-Street Parking</text:p>
          </table:table-cell>
          <table:table-cell table:style-name="ce10" office:value-type="string" calcext:value-type="string">
            <text:p>On-Street Par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6897.04" calcext:value-type="float">
            <text:p>2,396,8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68187.04" calcext:value-type="float">
            <text:p>5,368,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" calcext:value-type="float">
            <text:p>(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71619" calcext:value-type="float">
            <text:p>2,671,6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12940.04" calcext:value-type="float">
            <text:p>3,212,94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arking Authority</text:p>
          </table:table-cell>
          <table:table-cell table:style-name="ce4" office:value-type="string" calcext:value-type="string">
            <text:p>On-Street Parking</text:p>
          </table:table-cell>
          <table:table-cell table:style-name="ce11" office:value-type="string" calcext:value-type="string">
            <text:p>On-Street Parking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48258375" calcext:value-type="float">
            <text:p>(48,258,375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ronto Police Service</text:p>
          </table:table-cell>
          <table:table-cell table:style-name="ce2" office:value-type="string" calcext:value-type="string">
            <text:p>Toronto Police Service</text:p>
          </table:table-cell>
          <table:table-cell table:style-name="ce8" office:value-type="string" calcext:value-type="string">
            <text:p>Toronto Police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3652700" calcext:value-type="float">
            <text:p>(23,652,7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21888.53" calcext:value-type="float">
            <text:p>38,421,8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57799.96" calcext:value-type="float">
            <text:p>2,157,8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40399.53" calcext:value-type="float">
            <text:p>20,240,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336500" calcext:value-type="float">
            <text:p>(9,336,5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18399.96" calcext:value-type="float">
            <text:p>18,518,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6664000.04" calcext:value-type="float">
            <text:p>(46,664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1506700" calcext:value-type="float">
            <text:p>1,011,506,7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303787.6" calcext:value-type="float">
            <text:p>43,303,788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Police Service</text:p>
          </table:table-cell>
          <table:table-cell table:style-name="ce11" office:value-type="string" calcext:value-type="string">
            <text:p>Toronto Police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47810700" calcext:value-type="float">
            <text:p>(47,810,7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olice Services Board</text:p>
          </table:table-cell>
          <table:table-cell table:style-name="ce2" office:value-type="string" calcext:value-type="string">
            <text:p>Toronto Police Service Governance &amp; Oversight</text:p>
          </table:table-cell>
          <table:table-cell table:style-name="ce8" office:value-type="string" calcext:value-type="string">
            <text:p>Toronto Police Service Governance &amp; Oversigh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50000" calcext:value-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0599.96" calcext:value-type="float">
            <text:p>61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5400" calcext:value-type="float">
            <text:p>645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99.96" calcext:value-type="float">
            <text:p>7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3200" calcext:value-type="float">
            <text:p>963,2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olice Services Board</text:p>
          </table:table-cell>
          <table:table-cell table:style-name="ce4" office:value-type="string" calcext:value-type="string">
            <text:p>Toronto Police Service Governance &amp; Oversight</text:p>
          </table:table-cell>
          <table:table-cell table:style-name="ce11" office:value-type="string" calcext:value-type="string">
            <text:p>Toronto Police Service Governance &amp; Oversight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821700.04" calcext:value-type="float">
            <text:p>82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9201.17" calcext:value-type="float">
            <text:p>219,2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498.48" calcext:value-type="float">
            <text:p>95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2161.4" calcext:value-type="float">
            <text:p>(192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5981.27" calcext:value-type="float">
            <text:p>2,525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817.38" calcext:value-type="float">
            <text:p>438,8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6304.94" calcext:value-type="float">
            <text:p>2,876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080427.99" calcext:value-type="float">
            <text:p>(27,080,4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1306.19" calcext:value-type="float">
            <text:p>28,541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1484.34" calcext:value-type="float">
            <text:p>3,261,4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0.87" calcext:value-type="float">
            <text:p>(1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5353" calcext:value-type="float">
            <text:p>(195,3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788.37" calcext:value-type="float">
            <text:p>25,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20.96" calcext:value-type="float">
            <text:p>15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962.92" calcext:value-type="float">
            <text:p>292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97.78" calcext:value-type="float">
            <text:p>17,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24554.62" calcext:value-type="float">
            <text:p>(2,324,5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14865.17" calcext:value-type="float">
            <text:p>2,614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952.89" calcext:value-type="float">
            <text:p>171,9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1.92" calcext:value-type="float">
            <text:p>(1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370.5" calcext:value-type="float">
            <text:p>(28,3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235.74" calcext:value-type="float">
            <text:p>(14,2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624.43" calcext:value-type="float">
            <text:p>167,6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5711.61" calcext:value-type="float">
            <text:p>195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036.41" calcext:value-type="float">
            <text:p>(88,0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0567.1" calcext:value-type="float">
            <text:p>1,980,5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630" calcext:value-type="float">
            <text:p>(10,6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531.46" calcext:value-type="float">
            <text:p>166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27577" calcext:value-type="float">
            <text:p>(17,127,5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21248.47" calcext:value-type="float">
            <text:p>19,621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4779.78" calcext:value-type="float">
            <text:p>1,844,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2.82" calcext:value-type="float">
            <text:p>(5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5962" calcext:value-type="float">
            <text:p>(365,9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50918.05" calcext:value-type="float">
            <text:p>(950,9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1037.21" calcext:value-type="float">
            <text:p>361,0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6465.69" calcext:value-type="float">
            <text:p>276,4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30470.01" calcext:value-type="float">
            <text:p>4,430,4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56153.2" calcext:value-type="float">
            <text:p>(2,856,1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4980.45" calcext:value-type="float">
            <text:p>1,124,9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68276.94" calcext:value-type="float">
            <text:p>2,768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467315.74" calcext:value-type="float">
            <text:p>(66,467,3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996496.44" calcext:value-type="float">
            <text:p>60,996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29901.08" calcext:value-type="float">
            <text:p>15,929,9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97601.08" calcext:value-type="float">
            <text:p>(597,6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7715" calcext:value-type="float">
            <text:p>(167,7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6825.59" calcext:value-type="float">
            <text:p>386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073.39" calcext:value-type="float">
            <text:p>292,0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31.34" calcext:value-type="float">
            <text:p>(3,7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42438.28" calcext:value-type="float">
            <text:p>4,442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9562.05" calcext:value-type="float">
            <text:p>1,519,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217753.36" calcext:value-type="float">
            <text:p>(47,217,7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494156.54" calcext:value-type="float">
            <text:p>48,494,1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56067.82" calcext:value-type="float">
            <text:p>7,956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57367.04" calcext:value-type="float">
            <text:p>(957,3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29599.5" calcext:value-type="float">
            <text:p>(1,429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931" calcext:value-type="float">
            <text:p>(40,9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Public Health Foundations</text:p>
          </table:table-cell>
          <table:table-cell table:style-name="ce10" office:value-type="string" calcext:value-type="string">
            <text:p>Public Health Found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941.87" calcext:value-type="float">
            <text:p>128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305.55" calcext:value-type="float">
            <text:p>123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00" calcext:value-type="float">
            <text:p>(2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1815.37" calcext:value-type="float">
            <text:p>1,481,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941.76" calcext:value-type="float">
            <text:p>499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9171.12" calcext:value-type="float">
            <text:p>2,87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85423.17" calcext:value-type="float">
            <text:p>(15,085,4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17017.33" calcext:value-type="float">
            <text:p>20,017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7139.88" calcext:value-type="float">
            <text:p>1,507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1193.72" calcext:value-type="float">
            <text:p>(301,1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3210" calcext:value-type="float">
            <text:p>(233,21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ublic Library</text:p>
          </table:table-cell>
          <table:table-cell table:style-name="ce2" office:value-type="string" calcext:value-type="string">
            <text:p>Library Collections Access &amp; Borrowing</text:p>
          </table:table-cell>
          <table:table-cell table:style-name="ce8" office:value-type="string" calcext:value-type="string">
            <text:p>Library Collections Access &amp; Borrowing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3660288" calcext:value-type="float">
            <text:p>(3,660,2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259" calcext:value-type="float">
            <text:p>171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970.72" calcext:value-type="float">
            <text:p>110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742" calcext:value-type="float">
            <text:p>6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94600.88" calcext:value-type="float">
            <text:p>13,794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3120" calcext:value-type="float">
            <text:p>(1,033,1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773052" calcext:value-type="float">
            <text:p>55,773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73321" calcext:value-type="float">
            <text:p>2,973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7096" calcext:value-type="float">
            <text:p>(357,0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0499" calcext:value-type="float">
            <text:p>(170,4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8050" calcext:value-type="float">
            <text:p>(888,0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Library In-Branch &amp; Virtual Services</text:p>
          </table:table-cell>
          <table:table-cell table:style-name="ce10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5123" calcext:value-type="float">
            <text:p>(415,1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7698" calcext:value-type="float">
            <text:p>1,167,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6710.68" calcext:value-type="float">
            <text:p>756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0981" calcext:value-type="float">
            <text:p>490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94706.32" calcext:value-type="float">
            <text:p>12,994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57047" calcext:value-type="float">
            <text:p>(4,557,0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514460" calcext:value-type="float">
            <text:p>81,514,4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684708" calcext:value-type="float">
            <text:p>15,684,7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75129" calcext:value-type="float">
            <text:p>(1,575,1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2034" calcext:value-type="float">
            <text:p>(752,0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16406" calcext:value-type="float">
            <text:p>(3,916,4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Library Partnerships, Outreach &amp; Cust. Engagement</text:p>
          </table:table-cell>
          <table:table-cell table:style-name="ce10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89" calcext:value-type="float">
            <text:p>(18,8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043" calcext:value-type="float">
            <text:p>39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99.78" calcext:value-type="float">
            <text:p>25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04" calcext:value-type="float">
            <text:p>14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9467.53" calcext:value-type="float">
            <text:p>709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5233" calcext:value-type="float">
            <text:p>(105,2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20311" calcext:value-type="float">
            <text:p>5,720,3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1861" calcext:value-type="float">
            <text:p>501,8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375" calcext:value-type="float">
            <text:p>(36,3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382" calcext:value-type="float">
            <text:p>(17,382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ublic Library</text:p>
          </table:table-cell>
          <table:table-cell table:style-name="ce4" office:value-type="string" calcext:value-type="string">
            <text:p>Library Partnerships, Outreach &amp; Cust. Engagement</text:p>
          </table:table-cell>
          <table:table-cell table:style-name="ce11" office:value-type="string" calcext:value-type="string">
            <text:p>Library Partnerships, Outreach &amp; Cust. Eng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90244" calcext:value-type="float">
            <text:p>(90,244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Transit Commission - Conventional</text:p>
          </table:table-cell>
          <table:table-cell table:style-name="ce2" office:value-type="string" calcext:value-type="string">
            <text:p>Toronto Transit Commission - Conventional Service</text:p>
          </table:table-cell>
          <table:table-cell table:style-name="ce8" office:value-type="string" calcext:value-type="string">
            <text:p>Toronto Transit Commission - Conventional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001200" calcext:value-type="float">
            <text:p>(1,001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449400.41" calcext:value-type="float">
            <text:p>33,449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0800" calcext:value-type="float">
            <text:p>3,680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6969099.39" calcext:value-type="float">
            <text:p>306,969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45100" calcext:value-type="float">
            <text:p>34,645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61900" calcext:value-type="float">
            <text:p>1,268,661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898799.8" calcext:value-type="float">
            <text:p>88,898,8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Conventional</text:p>
          </table:table-cell>
          <table:table-cell table:style-name="ce4" office:value-type="string" calcext:value-type="string">
            <text:p>Toronto Transit Commission - Conventional Service</text:p>
          </table:table-cell>
          <table:table-cell table:style-name="ce11" office:value-type="string" calcext:value-type="string">
            <text:p>Toronto Transit Commission - Conventional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240128500" calcext:value-type="float">
            <text:p>(1,240,128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60999.99" calcext:value-type="float">
            <text:p>13,86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9700.03" calcext:value-type="float">
            <text:p>90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658500" calcext:value-type="float">
            <text:p>57,65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236699.97" calcext:value-type="float">
            <text:p>51,236,7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Wheel Trans</text:p>
          </table:table-cell>
          <table:table-cell table:style-name="ce4" office:value-type="string" calcext:value-type="string">
            <text:p>Toronto Transit Commission - Wheel-Trans Service</text:p>
          </table:table-cell>
          <table:table-cell table:style-name="ce11" office:value-type="string" calcext:value-type="string">
            <text:p>Toronto Transit Commission - Wheel-Trans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6953500" calcext:value-type="float">
            <text:p>(6,953,5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Water</text:p>
          </table:table-cell>
          <table:table-cell table:style-name="ce2" office:value-type="string" calcext:value-type="string">
            <text:p>TW-Stormwater Management</text:p>
          </table:table-cell>
          <table:table-cell table:style-name="ce8" office:value-type="string" calcext:value-type="string">
            <text:p>TW-Stormwater Collect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76636.48" calcext:value-type="float">
            <text:p>476,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614.42" calcext:value-type="float">
            <text:p>109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5609.33" calcext:value-type="float">
            <text:p>3,845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7586.52" calcext:value-type="float">
            <text:p>447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08948.62" calcext:value-type="float">
            <text:p>10,008,9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9803.31" calcext:value-type="float">
            <text:p>1,709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8945.88" calcext:value-type="float">
            <text:p>(1,028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205.64" calcext:value-type="float">
            <text:p>(163,2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32356.47" calcext:value-type="float">
            <text:p>(1,432,3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0" office:value-type="string" calcext:value-type="string">
            <text:p>TW-Stormwater Treat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5000" calcext:value-type="float">
            <text:p>(19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0.01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329.89" calcext:value-type="float">
            <text:p>52,3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4532.43" calcext:value-type="float">
            <text:p>2,224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2749.92" calcext:value-type="float">
            <text:p>442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14314.16" calcext:value-type="float">
            <text:p>4,714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053053.26" calcext:value-type="float">
            <text:p>(1,053,0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2556.93" calcext:value-type="float">
            <text:p>352,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415.38" calcext:value-type="float">
            <text:p>(558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006.77" calcext:value-type="float">
            <text:p>(73,0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444.72" calcext:value-type="float">
            <text:p>(103,4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TW-Wastewater Collection &amp; Treatment</text:p>
          </table:table-cell>
          <table:table-cell table:style-name="ce10" office:value-type="string" calcext:value-type="string">
            <text:p>TW-Wastewater Colle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6545.86" calcext:value-type="float">
            <text:p>1,906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459.07" calcext:value-type="float">
            <text:p>252,4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31561.59" calcext:value-type="float">
            <text:p>15,531,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23244.1" calcext:value-type="float">
            <text:p>2,323,2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200" calcext:value-type="float">
            <text:p>68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736498.12" calcext:value-type="float">
            <text:p>29,736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22855.84" calcext:value-type="float">
            <text:p>8,322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286731.78" calcext:value-type="float">
            <text:p>(150,286,7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0621.72" calcext:value-type="float">
            <text:p>(630,6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134921.92" calcext:value-type="float">
            <text:p>(7,134,9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0" office:value-type="string" calcext:value-type="string">
            <text:p>TW-Wastewater Treat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3182.38" calcext:value-type="float">
            <text:p>2,383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4336.75" calcext:value-type="float">
            <text:p>1,674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67918.97" calcext:value-type="float">
            <text:p>14,267,9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000" calcext:value-type="float">
            <text:p>(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058495.37" calcext:value-type="float">
            <text:p>54,058,4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18363.32" calcext:value-type="float">
            <text:p>8,018,3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56006.63" calcext:value-type="float">
            <text:p>56,056,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36092.17" calcext:value-type="float">
            <text:p>27,336,0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68689413.64" calcext:value-type="float">
            <text:p>(468,689,4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9975.84" calcext:value-type="float">
            <text:p>(669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294333.28" calcext:value-type="float">
            <text:p>(15,294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TW-Water Treatment &amp; Supply</text:p>
          </table:table-cell>
          <table:table-cell table:style-name="ce10" office:value-type="string" calcext:value-type="string">
            <text:p>TW-Water Distrib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96190.8" calcext:value-type="float">
            <text:p>2,496,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8947.1" calcext:value-type="float">
            <text:p>578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06087.85" calcext:value-type="float">
            <text:p>23,506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54888.26" calcext:value-type="float">
            <text:p>3,554,8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600" calcext:value-type="float">
            <text:p>128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977256.07" calcext:value-type="float">
            <text:p>44,977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60578.22" calcext:value-type="float">
            <text:p>14,560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7721582.61" calcext:value-type="float">
            <text:p>(227,721,5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5789.8" calcext:value-type="float">
            <text:p>(525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797545.29" calcext:value-type="float">
            <text:p>(12,797,5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0" office:value-type="string" calcext:value-type="string">
            <text:p>Water Treat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3182.41" calcext:value-type="float">
            <text:p>2,383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472.67" calcext:value-type="float">
            <text:p>489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80418.79" calcext:value-type="float">
            <text:p>12,980,4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913527.79" calcext:value-type="float">
            <text:p>46,913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29140.51" calcext:value-type="float">
            <text:p>7,129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20659.05" calcext:value-type="float">
            <text:p>30,020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8505.99" calcext:value-type="float">
            <text:p>4,488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7230259.56" calcext:value-type="float">
            <text:p>(267,230,2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8347.99" calcext:value-type="float">
            <text:p>(378,34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Water</text:p>
          </table:table-cell>
          <table:table-cell table:style-name="ce4" office:value-type="string" calcext:value-type="string">
            <text:p>TW-Water Treatment &amp; Supply</text:p>
          </table:table-cell>
          <table:table-cell table:style-name="ce11" office:value-type="string" calcext:value-type="string">
            <text:p>Water Treat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539702.22" calcext:value-type="float">
            <text:p>(3,539,70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Zoo</text:p>
          </table:table-cell>
          <table:table-cell table:style-name="ce2" office:value-type="string" calcext:value-type="string">
            <text:p>Zoo Conservation &amp; Science</text:p>
          </table:table-cell>
          <table:table-cell table:style-name="ce8" office:value-type="string" calcext:value-type="string">
            <text:p>Zoo Conservation &amp; Scien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0930.34" calcext:value-type="float">
            <text:p>10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449.2" calcext:value-type="float">
            <text:p>131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7564.09" calcext:value-type="float">
            <text:p>2,027,5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11499.96" calcext:value-type="float">
            <text:p>(1,01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37520.86" calcext:value-type="float">
            <text:p>13,537,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60999.49" calcext:value-type="float">
            <text:p>2,260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062.91" calcext:value-type="float">
            <text:p>(74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21173" calcext:value-type="float">
            <text:p>(921,1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Zoo Fundraising &amp; Strategic Partnerships</text:p>
          </table:table-cell>
          <table:table-cell table:style-name="ce10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3.77" calcext:value-type="float">
            <text:p>1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27.13" calcext:value-type="float">
            <text:p>10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527.43" calcext:value-type="float">
            <text:p>518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4653.91" calcext:value-type="float">
            <text:p>1,144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9799.69" calcext:value-type="float">
            <text:p>1,239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9.99" calcext:value-type="float">
            <text:p>(4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67099.61" calcext:value-type="float">
            <text:p>(2,467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Zoo Visitor Services</text:p>
          </table:table-cell>
          <table:table-cell table:style-name="ce10" office:value-type="string" calcext:value-type="string">
            <text:p>Zoo Visitor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6000" calcext:value-type="float">
            <text:p>(38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9438.07" calcext:value-type="float">
            <text:p>959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522.96" calcext:value-type="float">
            <text:p>193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72604.84" calcext:value-type="float">
            <text:p>5,27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84402.46" calcext:value-type="float">
            <text:p>14,584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78853.96" calcext:value-type="float">
            <text:p>9,278,8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46687.12" calcext:value-type="float">
            <text:p>(646,6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000" calcext:value-type="float">
            <text:p>(171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Zoo</text:p>
          </table:table-cell>
          <table:table-cell table:style-name="ce4" office:value-type="string" calcext:value-type="string">
            <text:p>Zoo Visitor Services</text:p>
          </table:table-cell>
          <table:table-cell table:style-name="ce11" office:value-type="string" calcext:value-type="string">
            <text:p>Zoo Visitor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3502006" calcext:value-type="float">
            <text:p>(33,502,00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nsportation Services</text:p>
          </table:table-cell>
          <table:table-cell table:style-name="ce2" office:value-type="string" calcext:value-type="string">
            <text:p>TP-Permits &amp; Applications</text:p>
          </table:table-cell>
          <table:table-cell table:style-name="ce8" office:value-type="string" calcext:value-type="string">
            <text:p>Construction Permi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23191.19" calcext:value-type="float">
            <text:p>(1,623,1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872.72" calcext:value-type="float">
            <text:p>32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51.16" calcext:value-type="float">
            <text:p>5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346.05" calcext:value-type="float">
            <text:p>189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29020.24" calcext:value-type="float">
            <text:p>(8,629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960.91" calcext:value-type="float">
            <text:p>96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949.57" calcext:value-type="float">
            <text:p>43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6438.9" calcext:value-type="float">
            <text:p>4,486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854.98" calcext:value-type="float">
            <text:p>78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148.32" calcext:value-type="float">
            <text:p>(58,1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329.3" calcext:value-type="float">
            <text:p>(20,3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88908.84" calcext:value-type="float">
            <text:p>(2,888,9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0" office:value-type="string" calcext:value-type="string">
            <text:p>Development Review Appl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8539.04" calcext:value-type="float">
            <text:p>(298,5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6.64" calcext:value-type="float">
            <text:p>1,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54.84" calcext:value-type="float">
            <text:p>7,9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647.47" calcext:value-type="float">
            <text:p>9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328.04" calcext:value-type="float">
            <text:p>104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6590.82" calcext:value-type="float">
            <text:p>2,926,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193" calcext:value-type="float">
            <text:p>60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651.86" calcext:value-type="float">
            <text:p>(54,6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359.64" calcext:value-type="float">
            <text:p>(13,3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10207.19" calcext:value-type="float">
            <text:p>(2,610,2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0" office:value-type="string" calcext:value-type="string">
            <text:p>Parking Permi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2976.19" calcext:value-type="float">
            <text:p>(892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89.8" calcext:value-type="float">
            <text:p>28,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99.25" calcext:value-type="float">
            <text:p>6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893.46" calcext:value-type="float">
            <text:p>489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6783.96" calcext:value-type="float">
            <text:p>(536,7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178.53" calcext:value-type="float">
            <text:p>107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439.52" calcext:value-type="float">
            <text:p>236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97426.88" calcext:value-type="float">
            <text:p>3,897,4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471.15" calcext:value-type="float">
            <text:p>305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213941.13" calcext:value-type="float">
            <text:p>1,213,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359.64" calcext:value-type="float">
            <text:p>(13,3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160593.06" calcext:value-type="float">
            <text:p>(20,160,5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0" office:value-type="string" calcext:value-type="string">
            <text:p>Street Eve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35194.69" calcext:value-type="float">
            <text:p>(1,135,1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748.28" calcext:value-type="float">
            <text:p>14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39.12" calcext:value-type="float">
            <text:p>6,3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2345.42" calcext:value-type="float">
            <text:p>182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8493" calcext:value-type="float">
            <text:p>(458,4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30.42" calcext:value-type="float">
            <text:p>96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966.25" calcext:value-type="float">
            <text:p>29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57790.46" calcext:value-type="float">
            <text:p>1,957,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753.88" calcext:value-type="float">
            <text:p>171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34851.66" calcext:value-type="float">
            <text:p>134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682.86" calcext:value-type="float">
            <text:p>(15,6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770.06" calcext:value-type="float">
            <text:p>(558,7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92.84" calcext:value-type="float">
            <text:p>7,7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48.1" calcext:value-type="float">
            <text:p>56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484.2" calcext:value-type="float">
            <text:p>197,4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36.17" calcext:value-type="float">
            <text:p>11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2114.01" calcext:value-type="float">
            <text:p>5,062,1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358.17" calcext:value-type="float">
            <text:p>197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93459.53" calcext:value-type="float">
            <text:p>(693,4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38349.71" calcext:value-type="float">
            <text:p>(2,438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484.89" calcext:value-type="float">
            <text:p>(47,4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Patrols &amp; Investig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8539.04" calcext:value-type="float">
            <text:p>(298,5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773.12" calcext:value-type="float">
            <text:p>51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41.08" calcext:value-type="float">
            <text:p>4,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717.83" calcext:value-type="float">
            <text:p>368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583.56" calcext:value-type="float">
            <text:p>94,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3334.66" calcext:value-type="float">
            <text:p>4,343,3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366.17" calcext:value-type="float">
            <text:p>92,3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651.86" calcext:value-type="float">
            <text:p>(54,6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0001.93" calcext:value-type="float">
            <text:p>(470,0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83120.01" calcext:value-type="float">
            <text:p>(1,683,1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80.11" calcext:value-type="float">
            <text:p>67,0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907.67" calcext:value-type="float">
            <text:p>114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92.67" calcext:value-type="float">
            <text:p>24,0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496.45" calcext:value-type="float">
            <text:p>105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17233.49" calcext:value-type="float">
            <text:p>3,017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2246.43" calcext:value-type="float">
            <text:p>362,2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265.36" calcext:value-type="float">
            <text:p>(86,2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04018.85" calcext:value-type="float">
            <text:p>(1,304,0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337.5" calcext:value-type="float">
            <text:p>(15,3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46201.93" calcext:value-type="float">
            <text:p>(8,646,2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712.28" calcext:value-type="float">
            <text:p>25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439.01" calcext:value-type="float">
            <text:p>239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6886.92" calcext:value-type="float">
            <text:p>1,676,8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124.5" calcext:value-type="float">
            <text:p>212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906.59" calcext:value-type="float">
            <text:p>37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04045.95" calcext:value-type="float">
            <text:p>4,304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57619.21" calcext:value-type="float">
            <text:p>2,757,6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.02" calcext:value-type="float">
            <text:p>(1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5978.18" calcext:value-type="float">
            <text:p>(495,9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7078.09" calcext:value-type="float">
            <text:p>(797,0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08714.9" calcext:value-type="float">
            <text:p>10,708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920.03" calcext:value-type="float">
            <text:p>128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98919.83" calcext:value-type="float">
            <text:p>6,698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975000" calcext:value-type="float">
            <text:p>(13,9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016.26" calcext:value-type="float">
            <text:p>2,854,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.7" calcext:value-type="float">
            <text:p>2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71505.74" calcext:value-type="float">
            <text:p>24,371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810807.91" calcext:value-type="float">
            <text:p>91,810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332776.7" calcext:value-type="float">
            <text:p>(55,332,7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023922.45" calcext:value-type="float">
            <text:p>(22,023,9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34068.32" calcext:value-type="float">
            <text:p>(18,834,0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Winter Oper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7078.08" calcext:value-type="float">
            <text:p>(4,597,0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42322.46" calcext:value-type="float">
            <text:p>9,442,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248.49" calcext:value-type="float">
            <text:p>46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5574.74" calcext:value-type="float">
            <text:p>3,985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10327.39" calcext:value-type="float">
            <text:p>12,210,3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670993.03" calcext:value-type="float">
            <text:p>20,670,9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899171.01" calcext:value-type="float">
            <text:p>70,89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0544.92" calcext:value-type="float">
            <text:p>(540,5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2166.76" calcext:value-type="float">
            <text:p>(172,1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326.69" calcext:value-type="float">
            <text:p>(68,3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92.84" calcext:value-type="float">
            <text:p>1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1.23" calcext:value-type="float">
            <text:p>5,5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5235.02" calcext:value-type="float">
            <text:p>245,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28947.74" calcext:value-type="float">
            <text:p>27,828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05225.65" calcext:value-type="float">
            <text:p>1,805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696375.95" calcext:value-type="float">
            <text:p>28,696,3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68719.68" calcext:value-type="float">
            <text:p>(2,768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7381.82" calcext:value-type="float">
            <text:p>(1,087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348.32" calcext:value-type="float">
            <text:p>104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20.58" calcext:value-type="float">
            <text:p>21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776.73" calcext:value-type="float">
            <text:p>560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5321.74" calcext:value-type="float">
            <text:p>875,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62429.91" calcext:value-type="float">
            <text:p>5,462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21067.59" calcext:value-type="float">
            <text:p>3,321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9567.8" calcext:value-type="float">
            <text:p>(579,5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454.19" calcext:value-type="float">
            <text:p>(6,4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7.84" calcext:value-type="float">
            <text:p>1,7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663.97" calcext:value-type="float">
            <text:p>107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6319.41" calcext:value-type="float">
            <text:p>276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5370.84" calcext:value-type="float">
            <text:p>405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1258.59" calcext:value-type="float">
            <text:p>5,561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71968.11" calcext:value-type="float">
            <text:p>8,071,9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4844.7" calcext:value-type="float">
            <text:p>(734,8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68094.54" calcext:value-type="float">
            <text:p>(1,268,0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359.17" calcext:value-type="float">
            <text:p>(80,3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0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8539.04" calcext:value-type="float">
            <text:p>(298,5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88.68" calcext:value-type="float">
            <text:p>20,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17.8" calcext:value-type="float">
            <text:p>63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141.13" calcext:value-type="float">
            <text:p>350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450.04" calcext:value-type="float">
            <text:p>124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70199.5" calcext:value-type="float">
            <text:p>9,77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2454.06" calcext:value-type="float">
            <text:p>902,4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2901.82" calcext:value-type="float">
            <text:p>(1,152,9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99202.87" calcext:value-type="float">
            <text:p>(999,2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411.08" calcext:value-type="float">
            <text:p>(84,41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nge-Dundas Square</text:p>
          </table:table-cell>
          <table:table-cell table:style-name="ce2" office:value-type="string" calcext:value-type="string">
            <text:p>Yd-Public Square And Event Venue</text:p>
          </table:table-cell>
          <table:table-cell table:style-name="ce8" office:value-type="string" calcext:value-type="string">
            <text:p>Yd-Public Square And Event Venu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773.48" calcext:value-type="float">
            <text:p>2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5000" calcext:value-type="float">
            <text:p>(3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925.45" calcext:value-type="float">
            <text:p>192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2305" calcext:value-type="float">
            <text:p>582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6512.04" calcext:value-type="float">
            <text:p>1,516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0149.99" calcext:value-type="float">
            <text:p>(540,15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Yonge-Dundas Square</text:p>
          </table:table-cell>
          <table:table-cell table:style-name="ce4" office:value-type="string" calcext:value-type="string">
            <text:p>Yd-Public Square And Event Venue</text:p>
          </table:table-cell>
          <table:table-cell table:style-name="ce11" office:value-type="string" calcext:value-type="string">
            <text:p>Yd-Public Square And Event Venu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060000" calcext:value-type="float">
            <text:p>(1,060,000)</text:p>
          </table:table-cell>
          <table:table-cell table:number-columns-repeated="1017"/>
        </table:table-row>
        <table:table-row table:style-name="ro1" table:number-rows-repeated="10459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/>
    </number:number-style>
    <number:text-style style:name="N125"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1" loext:min-decimal-places="1" number:min-integer-digits="1" number:grouping="true"/>
    </number:number-style>
    <number:number-style style:name="N126P1" style:volatile="true">
      <style:text-properties fo:color="#ff0000"/>
      <number:text>(</number:text>
      <number:number number:decimal-places="1" loext:min-decimal-places="1" number:min-integer-digits="1" number:grouping="true"/>
      <number:text>)</number:text>
    </number:number-style>
    <number:number-style style:name="N126P2" style:volatile="true">
      <number:text/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dc:creator>efranc</dc:creator>
    <meta:creation-date>2015-12-17T20:18:21</meta:creation-date>
    <dc:date>2015-12-17T21:31:10</dc:date>
    <meta:generator>LibreOffice/5.1.1.3$MacOSX_X86_64 LibreOffice_project/89f508ef3ecebd2cfb8e1def0f0ba9a803b88a6d</meta:generator>
    <meta:document-statistic meta:table-count="1" meta:cell-count="18347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